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ce_file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ed Jul 24 11:41:42 2024</text:p>
          </table:table-cell>
          <table:table-cell office:value-type="string" calcext:value-type="string">
            <text:p>SWT(ms)</text:p>
          </table:table-cell>
          <table:table-cell office:value-type="string" calcext:value-type="string">
            <text:p><text:s/>in 1st row</text:p>
          </table:table-cell>
          <table:table-cell office:value-type="string" calcext:value-type="string">
            <text:p><text:s/>Iters</text:p>
          </table:table-cell>
          <table:table-cell office:value-type="string" calcext:value-type="string">
            <text:p><text:s/>in 1st col</text:p>
          </table:table-cell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9.0696862945557" calcext:value-type="float">
            <text:p>-69.0696862945557</text:p>
          </table:table-cell>
          <table:table-cell office:value-type="float" office:value="-69.3075292282105" calcext:value-type="float">
            <text:p>-69.3075292282105</text:p>
          </table:table-cell>
          <table:table-cell office:value-type="float" office:value="-69.0822194213867" calcext:value-type="float">
            <text:p>-69.0822194213867</text:p>
          </table:table-cell>
          <table:table-cell office:value-type="float" office:value="-69.3156384429932" calcext:value-type="float">
            <text:p>-69.3156384429932</text:p>
          </table:table-cell>
          <table:table-cell office:value-type="float" office:value="-69.0749891662598" calcext:value-type="float">
            <text:p>-69.0749891662598</text:p>
          </table:table-cell>
          <table:table-cell office:value-type="float" office:value="-69.3292508087158" calcext:value-type="float">
            <text:p>-69.3292508087158</text:p>
          </table:table-cell>
          <table:table-cell office:value-type="float" office:value="-69.0669454421997" calcext:value-type="float">
            <text:p>-69.0669454421997</text:p>
          </table:table-cell>
          <table:table-cell office:value-type="float" office:value="-69.3153902740479" calcext:value-type="float">
            <text:p>-69.3153902740479</text:p>
          </table:table-cell>
          <table:table-cell office:value-type="float" office:value="-69.060955154419" calcext:value-type="float">
            <text:p>-69.060955154419</text:p>
          </table:table-cell>
          <table:table-cell office:value-type="float" office:value="-69.3234524765015" calcext:value-type="float">
            <text:p>-69.3234524765015</text:p>
          </table:table-cell>
          <table:table-cell office:value-type="float" office:value="-69.0996254272461" calcext:value-type="float">
            <text:p>-69.0996254272461</text:p>
          </table:table-cell>
          <table:table-cell office:value-type="float" office:value="-69.3532868347168" calcext:value-type="float">
            <text:p>-69.3532868347168</text:p>
          </table:table-cell>
          <table:table-cell office:value-type="float" office:value="-69.0711415557861" calcext:value-type="float">
            <text:p>-69.0711415557861</text:p>
          </table:table-cell>
          <table:table-cell office:value-type="float" office:value="-69.3138321685791" calcext:value-type="float">
            <text:p>-69.3138321685791</text:p>
          </table:table-cell>
          <table:table-cell office:value-type="float" office:value="-69.0780270996094" calcext:value-type="float">
            <text:p>-69.0780270996094</text:p>
          </table:table-cell>
          <table:table-cell office:value-type="float" office:value="-69.3312050247192" calcext:value-type="float">
            <text:p>-69.3312050247192</text:p>
          </table:table-cell>
          <table:table-cell office:value-type="float" office:value="-69.059986404419" calcext:value-type="float">
            <text:p>-69.059986404419</text:p>
          </table:table-cell>
          <table:table-cell office:value-type="float" office:value="-69.3163713073731" calcext:value-type="float">
            <text:p>-69.3163713073731</text:p>
          </table:table-cell>
          <table:table-cell office:value-type="float" office:value="-69.0865100784302" calcext:value-type="float">
            <text:p>-69.0865100784302</text:p>
          </table:table-cell>
          <table:table-cell office:value-type="float" office:value="-69.3369468231201" calcext:value-type="float">
            <text:p>-69.33694682312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.068042930603" calcext:value-type="float">
            <text:p>-69.068042930603</text:p>
          </table:table-cell>
          <table:table-cell office:value-type="float" office:value="-69.3143891143799" calcext:value-type="float">
            <text:p>-69.3143891143799</text:p>
          </table:table-cell>
          <table:table-cell office:value-type="float" office:value="-69.0691970062256" calcext:value-type="float">
            <text:p>-69.0691970062256</text:p>
          </table:table-cell>
          <table:table-cell office:value-type="float" office:value="-69.3275547561646" calcext:value-type="float">
            <text:p>-69.3275547561646</text:p>
          </table:table-cell>
          <table:table-cell office:value-type="float" office:value="-69.0815228729248" calcext:value-type="float">
            <text:p>-69.0815228729248</text:p>
          </table:table-cell>
          <table:table-cell office:value-type="float" office:value="-69.3336319885254" calcext:value-type="float">
            <text:p>-69.3336319885254</text:p>
          </table:table-cell>
          <table:table-cell office:value-type="float" office:value="-69.0652300949097" calcext:value-type="float">
            <text:p>-69.0652300949097</text:p>
          </table:table-cell>
          <table:table-cell office:value-type="float" office:value="-69.3129573669434" calcext:value-type="float">
            <text:p>-69.3129573669434</text:p>
          </table:table-cell>
          <table:table-cell office:value-type="float" office:value="-69.0692733535767" calcext:value-type="float">
            <text:p>-69.0692733535767</text:p>
          </table:table-cell>
          <table:table-cell office:value-type="float" office:value="-69.3321207885742" calcext:value-type="float">
            <text:p>-69.3321207885742</text:p>
          </table:table-cell>
          <table:table-cell office:value-type="float" office:value="-69.0787828598023" calcext:value-type="float">
            <text:p>-69.0787828598023</text:p>
          </table:table-cell>
          <table:table-cell office:value-type="float" office:value="-69.32826512146" calcext:value-type="float">
            <text:p>-69.32826512146</text:p>
          </table:table-cell>
          <table:table-cell office:value-type="float" office:value="-69.0675523223877" calcext:value-type="float">
            <text:p>-69.0675523223877</text:p>
          </table:table-cell>
          <table:table-cell office:value-type="float" office:value="-69.3197880706787" calcext:value-type="float">
            <text:p>-69.3197880706787</text:p>
          </table:table-cell>
          <table:table-cell office:value-type="float" office:value="-69.0609958114624" calcext:value-type="float">
            <text:p>-69.0609958114624</text:p>
          </table:table-cell>
          <table:table-cell office:value-type="float" office:value="-69.3080169372559" calcext:value-type="float">
            <text:p>-69.3080169372559</text:p>
          </table:table-cell>
          <table:table-cell office:value-type="float" office:value="-69.0660377197266" calcext:value-type="float">
            <text:p>-69.0660377197266</text:p>
          </table:table-cell>
          <table:table-cell office:value-type="float" office:value="-69.3109087295532" calcext:value-type="float">
            <text:p>-69.3109087295532</text:p>
          </table:table-cell>
          <table:table-cell office:value-type="float" office:value="-69.0615692214966" calcext:value-type="float">
            <text:p>-69.0615692214966</text:p>
          </table:table-cell>
          <table:table-cell office:value-type="float" office:value="-69.3175590286255" calcext:value-type="float">
            <text:p>-69.31755902862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.0544899291992" calcext:value-type="float">
            <text:p>-69.0544899291992</text:p>
          </table:table-cell>
          <table:table-cell office:value-type="float" office:value="-69.2974845581055" calcext:value-type="float">
            <text:p>-69.2974845581055</text:p>
          </table:table-cell>
          <table:table-cell office:value-type="float" office:value="-69.0535556335449" calcext:value-type="float">
            <text:p>-69.0535556335449</text:p>
          </table:table-cell>
          <table:table-cell office:value-type="float" office:value="-69.3058572387695" calcext:value-type="float">
            <text:p>-69.3058572387695</text:p>
          </table:table-cell>
          <table:table-cell office:value-type="float" office:value="-69.0741409683228" calcext:value-type="float">
            <text:p>-69.0741409683228</text:p>
          </table:table-cell>
          <table:table-cell office:value-type="float" office:value="-69.3219344024658" calcext:value-type="float">
            <text:p>-69.3219344024658</text:p>
          </table:table-cell>
          <table:table-cell office:value-type="float" office:value="-69.0592055740356" calcext:value-type="float">
            <text:p>-69.0592055740356</text:p>
          </table:table-cell>
          <table:table-cell office:value-type="float" office:value="-69.3083671112061" calcext:value-type="float">
            <text:p>-69.3083671112061</text:p>
          </table:table-cell>
          <table:table-cell office:value-type="float" office:value="-69.0521986083984" calcext:value-type="float">
            <text:p>-69.0521986083984</text:p>
          </table:table-cell>
          <table:table-cell office:value-type="float" office:value="-69.3101381988525" calcext:value-type="float">
            <text:p>-69.3101381988525</text:p>
          </table:table-cell>
          <table:table-cell office:value-type="float" office:value="-69.0608910903931" calcext:value-type="float">
            <text:p>-69.0608910903931</text:p>
          </table:table-cell>
          <table:table-cell office:value-type="float" office:value="-69.3162378845215" calcext:value-type="float">
            <text:p>-69.3162378845215</text:p>
          </table:table-cell>
          <table:table-cell office:value-type="float" office:value="-69.0577625579834" calcext:value-type="float">
            <text:p>-69.0577625579834</text:p>
          </table:table-cell>
          <table:table-cell office:value-type="float" office:value="-69.3106969223022" calcext:value-type="float">
            <text:p>-69.3106969223022</text:p>
          </table:table-cell>
          <table:table-cell office:value-type="float" office:value="-69.0507854919434" calcext:value-type="float">
            <text:p>-69.0507854919434</text:p>
          </table:table-cell>
          <table:table-cell office:value-type="float" office:value="-69.3004987716675" calcext:value-type="float">
            <text:p>-69.3004987716675</text:p>
          </table:table-cell>
          <table:table-cell office:value-type="float" office:value="-69.0546842956543" calcext:value-type="float">
            <text:p>-69.0546842956543</text:p>
          </table:table-cell>
          <table:table-cell office:value-type="float" office:value="-69.3036080780029" calcext:value-type="float">
            <text:p>-69.3036080780029</text:p>
          </table:table-cell>
          <table:table-cell office:value-type="float" office:value="-69.0529626464844" calcext:value-type="float">
            <text:p>-69.0529626464844</text:p>
          </table:table-cell>
          <table:table-cell office:value-type="float" office:value="-69.304286491394" calcext:value-type="float">
            <text:p>-69.3042864913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9.0523769760132" calcext:value-type="float">
            <text:p>-69.0523769760132</text:p>
          </table:table-cell>
          <table:table-cell office:value-type="float" office:value="-69.3265416564941" calcext:value-type="float">
            <text:p>-69.3265416564941</text:p>
          </table:table-cell>
          <table:table-cell office:value-type="float" office:value="-69.0596631546021" calcext:value-type="float">
            <text:p>-69.0596631546021</text:p>
          </table:table-cell>
          <table:table-cell office:value-type="float" office:value="-69.2922775039673" calcext:value-type="float">
            <text:p>-69.2922775039673</text:p>
          </table:table-cell>
          <table:table-cell office:value-type="float" office:value="-69.0708762435913" calcext:value-type="float">
            <text:p>-69.0708762435913</text:p>
          </table:table-cell>
          <table:table-cell office:value-type="float" office:value="-69.3089025268555" calcext:value-type="float">
            <text:p>-69.3089025268555</text:p>
          </table:table-cell>
          <table:table-cell office:value-type="float" office:value="-69.0519360427856" calcext:value-type="float">
            <text:p>-69.0519360427856</text:p>
          </table:table-cell>
          <table:table-cell office:value-type="float" office:value="-69.3167315368652" calcext:value-type="float">
            <text:p>-69.3167315368652</text:p>
          </table:table-cell>
          <table:table-cell office:value-type="float" office:value="-69.0630417175293" calcext:value-type="float">
            <text:p>-69.0630417175293</text:p>
          </table:table-cell>
          <table:table-cell office:value-type="float" office:value="-69.309192855835" calcext:value-type="float">
            <text:p>-69.309192855835</text:p>
          </table:table-cell>
          <table:table-cell office:value-type="float" office:value="-69.0523146438599" calcext:value-type="float">
            <text:p>-69.0523146438599</text:p>
          </table:table-cell>
          <table:table-cell office:value-type="float" office:value="-69.3053559494019" calcext:value-type="float">
            <text:p>-69.3053559494019</text:p>
          </table:table-cell>
          <table:table-cell office:value-type="float" office:value="-69.0542820053101" calcext:value-type="float">
            <text:p>-69.0542820053101</text:p>
          </table:table-cell>
          <table:table-cell office:value-type="float" office:value="-69.3003820953369" calcext:value-type="float">
            <text:p>-69.3003820953369</text:p>
          </table:table-cell>
          <table:table-cell office:value-type="float" office:value="-69.0526485366821" calcext:value-type="float">
            <text:p>-69.0526485366821</text:p>
          </table:table-cell>
          <table:table-cell office:value-type="float" office:value="-69.3026742248535" calcext:value-type="float">
            <text:p>-69.3026742248535</text:p>
          </table:table-cell>
          <table:table-cell office:value-type="float" office:value="-69.0561497268677" calcext:value-type="float">
            <text:p>-69.0561497268677</text:p>
          </table:table-cell>
          <table:table-cell office:value-type="float" office:value="-69.3059075393677" calcext:value-type="float">
            <text:p>-69.3059075393677</text:p>
          </table:table-cell>
          <table:table-cell office:value-type="float" office:value="-69.0517860794067" calcext:value-type="float">
            <text:p>-69.0517860794067</text:p>
          </table:table-cell>
          <table:table-cell office:value-type="float" office:value="-69.3056984939575" calcext:value-type="float">
            <text:p>-69.30569849395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9.0605267028809" calcext:value-type="float">
            <text:p>-69.0605267028809</text:p>
          </table:table-cell>
          <table:table-cell office:value-type="float" office:value="-69.2982995758057" calcext:value-type="float">
            <text:p>-69.2982995758057</text:p>
          </table:table-cell>
          <table:table-cell office:value-type="float" office:value="-69.0410149002075" calcext:value-type="float">
            <text:p>-69.0410149002075</text:p>
          </table:table-cell>
          <table:table-cell office:value-type="float" office:value="-69.2841542053223" calcext:value-type="float">
            <text:p>-69.2841542053223</text:p>
          </table:table-cell>
          <table:table-cell office:value-type="float" office:value="-69.0610855636597" calcext:value-type="float">
            <text:p>-69.0610855636597</text:p>
          </table:table-cell>
          <table:table-cell office:value-type="float" office:value="-69.2958043212891" calcext:value-type="float">
            <text:p>-69.2958043212891</text:p>
          </table:table-cell>
          <table:table-cell office:value-type="float" office:value="-69.043214553833" calcext:value-type="float">
            <text:p>-69.043214553833</text:p>
          </table:table-cell>
          <table:table-cell office:value-type="float" office:value="-69.2825049667358" calcext:value-type="float">
            <text:p>-69.2825049667358</text:p>
          </table:table-cell>
          <table:table-cell office:value-type="float" office:value="-69.0551052703857" calcext:value-type="float">
            <text:p>-69.0551052703857</text:p>
          </table:table-cell>
          <table:table-cell office:value-type="float" office:value="-69.3032520217896" calcext:value-type="float">
            <text:p>-69.3032520217896</text:p>
          </table:table-cell>
          <table:table-cell office:value-type="float" office:value="-69.0580527191162" calcext:value-type="float">
            <text:p>-69.0580527191162</text:p>
          </table:table-cell>
          <table:table-cell office:value-type="float" office:value="-69.3018803024292" calcext:value-type="float">
            <text:p>-69.3018803024292</text:p>
          </table:table-cell>
          <table:table-cell office:value-type="float" office:value="-69.0419690322876" calcext:value-type="float">
            <text:p>-69.0419690322876</text:p>
          </table:table-cell>
          <table:table-cell office:value-type="float" office:value="-69.295176902771" calcext:value-type="float">
            <text:p>-69.295176902771</text:p>
          </table:table-cell>
          <table:table-cell office:value-type="float" office:value="-69.0571040496826" calcext:value-type="float">
            <text:p>-69.0571040496826</text:p>
          </table:table-cell>
          <table:table-cell office:value-type="float" office:value="-69.3073833618164" calcext:value-type="float">
            <text:p>-69.3073833618164</text:p>
          </table:table-cell>
          <table:table-cell office:value-type="float" office:value="-69.0495102462769" calcext:value-type="float">
            <text:p>-69.0495102462769</text:p>
          </table:table-cell>
          <table:table-cell office:value-type="float" office:value="-69.3015379104614" calcext:value-type="float">
            <text:p>-69.3015379104614</text:p>
          </table:table-cell>
          <table:table-cell office:value-type="float" office:value="-69.0466022872925" calcext:value-type="float">
            <text:p>-69.0466022872925</text:p>
          </table:table-cell>
          <table:table-cell office:value-type="float" office:value="-69.2964074630737" calcext:value-type="float">
            <text:p>-69.29640746307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9.0384434661865" calcext:value-type="float">
            <text:p>-69.0384434661865</text:p>
          </table:table-cell>
          <table:table-cell office:value-type="float" office:value="-69.2956875076294" calcext:value-type="float">
            <text:p>-69.2956875076294</text:p>
          </table:table-cell>
          <table:table-cell office:value-type="float" office:value="-69.0511245727539" calcext:value-type="float">
            <text:p>-69.0511245727539</text:p>
          </table:table-cell>
          <table:table-cell office:value-type="float" office:value="-69.2913161010742" calcext:value-type="float">
            <text:p>-69.2913161010742</text:p>
          </table:table-cell>
          <table:table-cell office:value-type="float" office:value="-69.0483339233398" calcext:value-type="float">
            <text:p>-69.0483339233398</text:p>
          </table:table-cell>
          <table:table-cell office:value-type="float" office:value="-69.3217617721558" calcext:value-type="float">
            <text:p>-69.3217617721558</text:p>
          </table:table-cell>
          <table:table-cell office:value-type="float" office:value="-69.0463167495728" calcext:value-type="float">
            <text:p>-69.0463167495728</text:p>
          </table:table-cell>
          <table:table-cell office:value-type="float" office:value="-69.2998198394775" calcext:value-type="float">
            <text:p>-69.2998198394775</text:p>
          </table:table-cell>
          <table:table-cell office:value-type="float" office:value="-69.0460859222412" calcext:value-type="float">
            <text:p>-69.0460859222412</text:p>
          </table:table-cell>
          <table:table-cell office:value-type="float" office:value="-69.289998550415" calcext:value-type="float">
            <text:p>-69.289998550415</text:p>
          </table:table-cell>
          <table:table-cell office:value-type="float" office:value="-69.0434642410278" calcext:value-type="float">
            <text:p>-69.0434642410278</text:p>
          </table:table-cell>
          <table:table-cell office:value-type="float" office:value="-69.29671849823" calcext:value-type="float">
            <text:p>-69.29671849823</text:p>
          </table:table-cell>
          <table:table-cell office:value-type="float" office:value="-69.0443879776001" calcext:value-type="float">
            <text:p>-69.0443879776001</text:p>
          </table:table-cell>
          <table:table-cell office:value-type="float" office:value="-69.303168762207" calcext:value-type="float">
            <text:p>-69.303168762207</text:p>
          </table:table-cell>
          <table:table-cell office:value-type="float" office:value="-69.0504094161987" calcext:value-type="float">
            <text:p>-69.0504094161987</text:p>
          </table:table-cell>
          <table:table-cell office:value-type="float" office:value="-69.2925500183106" calcext:value-type="float">
            <text:p>-69.2925500183106</text:p>
          </table:table-cell>
          <table:table-cell office:value-type="float" office:value="-69.054494392395" calcext:value-type="float">
            <text:p>-69.054494392395</text:p>
          </table:table-cell>
          <table:table-cell office:value-type="float" office:value="-69.304688949585" calcext:value-type="float">
            <text:p>-69.304688949585</text:p>
          </table:table-cell>
          <table:table-cell office:value-type="float" office:value="-69.0506967163086" calcext:value-type="float">
            <text:p>-69.0506967163086</text:p>
          </table:table-cell>
          <table:table-cell office:value-type="float" office:value="-69.3078246917725" calcext:value-type="float">
            <text:p>-69.30782469177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9.0474134750366" calcext:value-type="float">
            <text:p>-69.0474134750366</text:p>
          </table:table-cell>
          <table:table-cell office:value-type="float" office:value="-69.2968619003296" calcext:value-type="float">
            <text:p>-69.2968619003296</text:p>
          </table:table-cell>
          <table:table-cell office:value-type="float" office:value="-69.0499230270386" calcext:value-type="float">
            <text:p>-69.0499230270386</text:p>
          </table:table-cell>
          <table:table-cell office:value-type="float" office:value="-69.3090317306519" calcext:value-type="float">
            <text:p>-69.3090317306519</text:p>
          </table:table-cell>
          <table:table-cell office:value-type="float" office:value="-69.0443809890747" calcext:value-type="float">
            <text:p>-69.0443809890747</text:p>
          </table:table-cell>
          <table:table-cell office:value-type="float" office:value="-69.2907641906738" calcext:value-type="float">
            <text:p>-69.2907641906738</text:p>
          </table:table-cell>
          <table:table-cell office:value-type="float" office:value="-69.0439948196411" calcext:value-type="float">
            <text:p>-69.0439948196411</text:p>
          </table:table-cell>
          <table:table-cell office:value-type="float" office:value="-69.3147830123901" calcext:value-type="float">
            <text:p>-69.3147830123901</text:p>
          </table:table-cell>
          <table:table-cell office:value-type="float" office:value="-69.0533505020142" calcext:value-type="float">
            <text:p>-69.0533505020142</text:p>
          </table:table-cell>
          <table:table-cell office:value-type="float" office:value="-69.2954471359253" calcext:value-type="float">
            <text:p>-69.2954471359253</text:p>
          </table:table-cell>
          <table:table-cell office:value-type="float" office:value="-69.0536397628784" calcext:value-type="float">
            <text:p>-69.0536397628784</text:p>
          </table:table-cell>
          <table:table-cell office:value-type="float" office:value="-69.3041772384644" calcext:value-type="float">
            <text:p>-69.3041772384644</text:p>
          </table:table-cell>
          <table:table-cell office:value-type="float" office:value="-69.0454320831299" calcext:value-type="float">
            <text:p>-69.0454320831299</text:p>
          </table:table-cell>
          <table:table-cell office:value-type="float" office:value="-69.2997206954956" calcext:value-type="float">
            <text:p>-69.2997206954956</text:p>
          </table:table-cell>
          <table:table-cell office:value-type="float" office:value="-69.0481564407349" calcext:value-type="float">
            <text:p>-69.0481564407349</text:p>
          </table:table-cell>
          <table:table-cell office:value-type="float" office:value="-69.3003171615601" calcext:value-type="float">
            <text:p>-69.3003171615601</text:p>
          </table:table-cell>
          <table:table-cell office:value-type="float" office:value="-69.0481967468262" calcext:value-type="float">
            <text:p>-69.0481967468262</text:p>
          </table:table-cell>
          <table:table-cell office:value-type="float" office:value="-69.3056250991821" calcext:value-type="float">
            <text:p>-69.3056250991821</text:p>
          </table:table-cell>
          <table:table-cell office:value-type="float" office:value="-69.0471335067749" calcext:value-type="float">
            <text:p>-69.0471335067749</text:p>
          </table:table-cell>
          <table:table-cell office:value-type="float" office:value="-69.3062247695923" calcext:value-type="float">
            <text:p>-69.30622476959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9.0439728393555" calcext:value-type="float">
            <text:p>-69.0439728393555</text:p>
          </table:table-cell>
          <table:table-cell office:value-type="float" office:value="-69.309587638855" calcext:value-type="float">
            <text:p>-69.309587638855</text:p>
          </table:table-cell>
          <table:table-cell office:value-type="float" office:value="-69.0453169555664" calcext:value-type="float">
            <text:p>-69.0453169555664</text:p>
          </table:table-cell>
          <table:table-cell office:value-type="float" office:value="-69.3144267959595" calcext:value-type="float">
            <text:p>-69.3144267959595</text:p>
          </table:table-cell>
          <table:table-cell office:value-type="float" office:value="-69.0460316543579" calcext:value-type="float">
            <text:p>-69.0460316543579</text:p>
          </table:table-cell>
          <table:table-cell office:value-type="float" office:value="-69.3157872390747" calcext:value-type="float">
            <text:p>-69.3157872390747</text:p>
          </table:table-cell>
          <table:table-cell office:value-type="float" office:value="-69.034200378418" calcext:value-type="float">
            <text:p>-69.034200378418</text:p>
          </table:table-cell>
          <table:table-cell office:value-type="float" office:value="-69.3058564376831" calcext:value-type="float">
            <text:p>-69.3058564376831</text:p>
          </table:table-cell>
          <table:table-cell office:value-type="float" office:value="-69.0436353912354" calcext:value-type="float">
            <text:p>-69.0436353912354</text:p>
          </table:table-cell>
          <table:table-cell office:value-type="float" office:value="-69.2882730178833" calcext:value-type="float">
            <text:p>-69.2882730178833</text:p>
          </table:table-cell>
          <table:table-cell office:value-type="float" office:value="-69.0487166671753" calcext:value-type="float">
            <text:p>-69.0487166671753</text:p>
          </table:table-cell>
          <table:table-cell office:value-type="float" office:value="-69.3027380752563" calcext:value-type="float">
            <text:p>-69.3027380752563</text:p>
          </table:table-cell>
          <table:table-cell office:value-type="float" office:value="-69.0498311386108" calcext:value-type="float">
            <text:p>-69.0498311386108</text:p>
          </table:table-cell>
          <table:table-cell office:value-type="float" office:value="-69.3006932525635" calcext:value-type="float">
            <text:p>-69.3006932525635</text:p>
          </table:table-cell>
          <table:table-cell office:value-type="float" office:value="-69.0545528259277" calcext:value-type="float">
            <text:p>-69.0545528259277</text:p>
          </table:table-cell>
          <table:table-cell office:value-type="float" office:value="-69.3048098526001" calcext:value-type="float">
            <text:p>-69.3048098526001</text:p>
          </table:table-cell>
          <table:table-cell office:value-type="float" office:value="-69.0517191772461" calcext:value-type="float">
            <text:p>-69.0517191772461</text:p>
          </table:table-cell>
          <table:table-cell office:value-type="float" office:value="-69.3030169525147" calcext:value-type="float">
            <text:p>-69.3030169525147</text:p>
          </table:table-cell>
          <table:table-cell office:value-type="float" office:value="-69.0484294128418" calcext:value-type="float">
            <text:p>-69.0484294128418</text:p>
          </table:table-cell>
          <table:table-cell office:value-type="float" office:value="-69.3063335342407" calcext:value-type="float">
            <text:p>-69.30633353424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9.0520900344849" calcext:value-type="float">
            <text:p>-69.0520900344849</text:p>
          </table:table-cell>
          <table:table-cell office:value-type="float" office:value="-69.2957701950073" calcext:value-type="float">
            <text:p>-69.2957701950073</text:p>
          </table:table-cell>
          <table:table-cell office:value-type="float" office:value="-69.0456458282471" calcext:value-type="float">
            <text:p>-69.0456458282471</text:p>
          </table:table-cell>
          <table:table-cell office:value-type="float" office:value="-69.2969177627564" calcext:value-type="float">
            <text:p>-69.2969177627564</text:p>
          </table:table-cell>
          <table:table-cell office:value-type="float" office:value="-69.0530827331543" calcext:value-type="float">
            <text:p>-69.0530827331543</text:p>
          </table:table-cell>
          <table:table-cell office:value-type="float" office:value="-69.3039240951538" calcext:value-type="float">
            <text:p>-69.3039240951538</text:p>
          </table:table-cell>
          <table:table-cell office:value-type="float" office:value="-69.0441148147583" calcext:value-type="float">
            <text:p>-69.0441148147583</text:p>
          </table:table-cell>
          <table:table-cell office:value-type="float" office:value="-69.2982752456665" calcext:value-type="float">
            <text:p>-69.2982752456665</text:p>
          </table:table-cell>
          <table:table-cell office:value-type="float" office:value="-69.0475411605835" calcext:value-type="float">
            <text:p>-69.0475411605835</text:p>
          </table:table-cell>
          <table:table-cell office:value-type="float" office:value="-69.2925215988159" calcext:value-type="float">
            <text:p>-69.2925215988159</text:p>
          </table:table-cell>
          <table:table-cell office:value-type="float" office:value="-69.0470584945679" calcext:value-type="float">
            <text:p>-69.0470584945679</text:p>
          </table:table-cell>
          <table:table-cell office:value-type="float" office:value="-69.2941079101563" calcext:value-type="float">
            <text:p>-69.2941079101563</text:p>
          </table:table-cell>
          <table:table-cell office:value-type="float" office:value="-69.0502196273804" calcext:value-type="float">
            <text:p>-69.0502196273804</text:p>
          </table:table-cell>
          <table:table-cell office:value-type="float" office:value="-69.3032073822022" calcext:value-type="float">
            <text:p>-69.3032073822022</text:p>
          </table:table-cell>
          <table:table-cell office:value-type="float" office:value="-69.0439574356079" calcext:value-type="float">
            <text:p>-69.0439574356079</text:p>
          </table:table-cell>
          <table:table-cell office:value-type="float" office:value="-69.2976756896973" calcext:value-type="float">
            <text:p>-69.2976756896973</text:p>
          </table:table-cell>
          <table:table-cell office:value-type="float" office:value="-69.0443483581543" calcext:value-type="float">
            <text:p>-69.0443483581543</text:p>
          </table:table-cell>
          <table:table-cell office:value-type="float" office:value="-69.2963251571655" calcext:value-type="float">
            <text:p>-69.2963251571655</text:p>
          </table:table-cell>
          <table:table-cell office:value-type="float" office:value="-69.0452904052734" calcext:value-type="float">
            <text:p>-69.0452904052734</text:p>
          </table:table-cell>
          <table:table-cell office:value-type="float" office:value="-69.2956006240845" calcext:value-type="float">
            <text:p>-69.295600624084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9.0610340118408" calcext:value-type="float">
            <text:p>-69.0610340118408</text:p>
          </table:table-cell>
          <table:table-cell office:value-type="float" office:value="-69.3017315216064" calcext:value-type="float">
            <text:p>-69.3017315216064</text:p>
          </table:table-cell>
          <table:table-cell office:value-type="float" office:value="-69.0641085128784" calcext:value-type="float">
            <text:p>-69.0641085128784</text:p>
          </table:table-cell>
          <table:table-cell office:value-type="float" office:value="-69.3264573974609" calcext:value-type="float">
            <text:p>-69.3264573974609</text:p>
          </table:table-cell>
          <table:table-cell office:value-type="float" office:value="-69.0548523025513" calcext:value-type="float">
            <text:p>-69.0548523025513</text:p>
          </table:table-cell>
          <table:table-cell office:value-type="float" office:value="-69.3171213226318" calcext:value-type="float">
            <text:p>-69.3171213226318</text:p>
          </table:table-cell>
          <table:table-cell office:value-type="float" office:value="-69.0545438995361" calcext:value-type="float">
            <text:p>-69.0545438995361</text:p>
          </table:table-cell>
          <table:table-cell office:value-type="float" office:value="-69.2986380996704" calcext:value-type="float">
            <text:p>-69.2986380996704</text:p>
          </table:table-cell>
          <table:table-cell office:value-type="float" office:value="-69.0615886535645" calcext:value-type="float">
            <text:p>-69.0615886535645</text:p>
          </table:table-cell>
          <table:table-cell office:value-type="float" office:value="-69.2982633514404" calcext:value-type="float">
            <text:p>-69.2982633514404</text:p>
          </table:table-cell>
          <table:table-cell office:value-type="float" office:value="-69.0398704299927" calcext:value-type="float">
            <text:p>-69.0398704299927</text:p>
          </table:table-cell>
          <table:table-cell office:value-type="float" office:value="-69.2990576477051" calcext:value-type="float">
            <text:p>-69.2990576477051</text:p>
          </table:table-cell>
          <table:table-cell office:value-type="float" office:value="-69.0533351745605" calcext:value-type="float">
            <text:p>-69.0533351745605</text:p>
          </table:table-cell>
          <table:table-cell office:value-type="float" office:value="-69.2978175430298" calcext:value-type="float">
            <text:p>-69.2978175430298</text:p>
          </table:table-cell>
          <table:table-cell office:value-type="float" office:value="-69.0408228683472" calcext:value-type="float">
            <text:p>-69.0408228683472</text:p>
          </table:table-cell>
          <table:table-cell office:value-type="float" office:value="-69.2951137695313" calcext:value-type="float">
            <text:p>-69.2951137695313</text:p>
          </table:table-cell>
          <table:table-cell office:value-type="float" office:value="-69.0525944290161" calcext:value-type="float">
            <text:p>-69.0525944290161</text:p>
          </table:table-cell>
          <table:table-cell office:value-type="float" office:value="-69.3040083084106" calcext:value-type="float">
            <text:p>-69.3040083084106</text:p>
          </table:table-cell>
          <table:table-cell office:value-type="float" office:value="-69.0478862915039" calcext:value-type="float">
            <text:p>-69.0478862915039</text:p>
          </table:table-cell>
          <table:table-cell office:value-type="float" office:value="-69.2857537765503" calcext:value-type="float">
            <text:p>-69.28575377655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9.0512814254761" calcext:value-type="float">
            <text:p>-69.0512814254761</text:p>
          </table:table-cell>
          <table:table-cell office:value-type="float" office:value="-69.2990604324341" calcext:value-type="float">
            <text:p>-69.2990604324341</text:p>
          </table:table-cell>
          <table:table-cell office:value-type="float" office:value="-69.0458693771362" calcext:value-type="float">
            <text:p>-69.0458693771362</text:p>
          </table:table-cell>
          <table:table-cell office:value-type="float" office:value="-69.2772742996216" calcext:value-type="float">
            <text:p>-69.2772742996216</text:p>
          </table:table-cell>
          <table:table-cell office:value-type="float" office:value="-69.0517933807373" calcext:value-type="float">
            <text:p>-69.0517933807373</text:p>
          </table:table-cell>
          <table:table-cell office:value-type="float" office:value="-69.3087679977417" calcext:value-type="float">
            <text:p>-69.3087679977417</text:p>
          </table:table-cell>
          <table:table-cell office:value-type="float" office:value="-69.0522622756958" calcext:value-type="float">
            <text:p>-69.0522622756958</text:p>
          </table:table-cell>
          <table:table-cell office:value-type="float" office:value="-69.3026236953735" calcext:value-type="float">
            <text:p>-69.3026236953735</text:p>
          </table:table-cell>
          <table:table-cell office:value-type="float" office:value="-69.0391080932617" calcext:value-type="float">
            <text:p>-69.0391080932617</text:p>
          </table:table-cell>
          <table:table-cell office:value-type="float" office:value="-69.2942625808716" calcext:value-type="float">
            <text:p>-69.2942625808716</text:p>
          </table:table-cell>
          <table:table-cell office:value-type="float" office:value="-69.0472822341919" calcext:value-type="float">
            <text:p>-69.0472822341919</text:p>
          </table:table-cell>
          <table:table-cell office:value-type="float" office:value="-69.2917280578613" calcext:value-type="float">
            <text:p>-69.2917280578613</text:p>
          </table:table-cell>
          <table:table-cell office:value-type="float" office:value="-69.0523820037842" calcext:value-type="float">
            <text:p>-69.0523820037842</text:p>
          </table:table-cell>
          <table:table-cell office:value-type="float" office:value="-69.3015268096924" calcext:value-type="float">
            <text:p>-69.3015268096924</text:p>
          </table:table-cell>
          <table:table-cell office:value-type="float" office:value="-69.0474295578003" calcext:value-type="float">
            <text:p>-69.0474295578003</text:p>
          </table:table-cell>
          <table:table-cell office:value-type="float" office:value="-69.2975639877319" calcext:value-type="float">
            <text:p>-69.2975639877319</text:p>
          </table:table-cell>
          <table:table-cell office:value-type="float" office:value="-69.0475804672241" calcext:value-type="float">
            <text:p>-69.0475804672241</text:p>
          </table:table-cell>
          <table:table-cell office:value-type="float" office:value="-69.2980468292236" calcext:value-type="float">
            <text:p>-69.2980468292236</text:p>
          </table:table-cell>
          <table:table-cell office:value-type="float" office:value="-69.0398749313355" calcext:value-type="float">
            <text:p>-69.0398749313355</text:p>
          </table:table-cell>
          <table:table-cell office:value-type="float" office:value="-69.2884669189453" calcext:value-type="float">
            <text:p>-69.28846691894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9.049987487793" calcext:value-type="float">
            <text:p>-69.049987487793</text:p>
          </table:table-cell>
          <table:table-cell office:value-type="float" office:value="-69.2881511917114" calcext:value-type="float">
            <text:p>-69.2881511917114</text:p>
          </table:table-cell>
          <table:table-cell office:value-type="float" office:value="-69.0460408935547" calcext:value-type="float">
            <text:p>-69.0460408935547</text:p>
          </table:table-cell>
          <table:table-cell office:value-type="float" office:value="-69.296181678772" calcext:value-type="float">
            <text:p>-69.296181678772</text:p>
          </table:table-cell>
          <table:table-cell office:value-type="float" office:value="-69.0580636520386" calcext:value-type="float">
            <text:p>-69.0580636520386</text:p>
          </table:table-cell>
          <table:table-cell office:value-type="float" office:value="-69.3152863235474" calcext:value-type="float">
            <text:p>-69.3152863235474</text:p>
          </table:table-cell>
          <table:table-cell office:value-type="float" office:value="-69.0582116012573" calcext:value-type="float">
            <text:p>-69.0582116012573</text:p>
          </table:table-cell>
          <table:table-cell office:value-type="float" office:value="-69.2979140090942" calcext:value-type="float">
            <text:p>-69.2979140090942</text:p>
          </table:table-cell>
          <table:table-cell office:value-type="float" office:value="-69.051510559082" calcext:value-type="float">
            <text:p>-69.051510559082</text:p>
          </table:table-cell>
          <table:table-cell office:value-type="float" office:value="-69.2965775909424" calcext:value-type="float">
            <text:p>-69.2965775909424</text:p>
          </table:table-cell>
          <table:table-cell office:value-type="float" office:value="-69.0580614013672" calcext:value-type="float">
            <text:p>-69.0580614013672</text:p>
          </table:table-cell>
          <table:table-cell office:value-type="float" office:value="-69.3039382324219" calcext:value-type="float">
            <text:p>-69.3039382324219</text:p>
          </table:table-cell>
          <table:table-cell office:value-type="float" office:value="-69.0456985702515" calcext:value-type="float">
            <text:p>-69.0456985702515</text:p>
          </table:table-cell>
          <table:table-cell office:value-type="float" office:value="-69.3034301757812" calcext:value-type="float">
            <text:p>-69.3034301757812</text:p>
          </table:table-cell>
          <table:table-cell office:value-type="float" office:value="-69.0489748764038" calcext:value-type="float">
            <text:p>-69.0489748764038</text:p>
          </table:table-cell>
          <table:table-cell office:value-type="float" office:value="-69.3010303268433" calcext:value-type="float">
            <text:p>-69.3010303268433</text:p>
          </table:table-cell>
          <table:table-cell office:value-type="float" office:value="-69.0555005035401" calcext:value-type="float">
            <text:p>-69.0555005035401</text:p>
          </table:table-cell>
          <table:table-cell office:value-type="float" office:value="-69.3067901000977" calcext:value-type="float">
            <text:p>-69.3067901000977</text:p>
          </table:table-cell>
          <table:table-cell office:value-type="float" office:value="-69.0534996032715" calcext:value-type="float">
            <text:p>-69.0534996032715</text:p>
          </table:table-cell>
          <table:table-cell office:value-type="float" office:value="-69.3023520736694" calcext:value-type="float">
            <text:p>-69.30235207366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9.0309748535156" calcext:value-type="float">
            <text:p>-69.0309748535156</text:p>
          </table:table-cell>
          <table:table-cell office:value-type="float" office:value="-69.3090751800537" calcext:value-type="float">
            <text:p>-69.3090751800537</text:p>
          </table:table-cell>
          <table:table-cell office:value-type="float" office:value="-69.0446594161987" calcext:value-type="float">
            <text:p>-69.0446594161987</text:p>
          </table:table-cell>
          <table:table-cell office:value-type="float" office:value="-69.298972984314" calcext:value-type="float">
            <text:p>-69.298972984314</text:p>
          </table:table-cell>
          <table:table-cell office:value-type="float" office:value="-69.0647263870239" calcext:value-type="float">
            <text:p>-69.0647263870239</text:p>
          </table:table-cell>
          <table:table-cell office:value-type="float" office:value="-69.297253982544" calcext:value-type="float">
            <text:p>-69.297253982544</text:p>
          </table:table-cell>
          <table:table-cell office:value-type="float" office:value="-69.0473804321289" calcext:value-type="float">
            <text:p>-69.0473804321289</text:p>
          </table:table-cell>
          <table:table-cell office:value-type="float" office:value="-69.289991973877" calcext:value-type="float">
            <text:p>-69.289991973877</text:p>
          </table:table-cell>
          <table:table-cell office:value-type="float" office:value="-69.0494928894043" calcext:value-type="float">
            <text:p>-69.0494928894043</text:p>
          </table:table-cell>
          <table:table-cell office:value-type="float" office:value="-69.2955380401611" calcext:value-type="float">
            <text:p>-69.2955380401611</text:p>
          </table:table-cell>
          <table:table-cell office:value-type="float" office:value="-69.0513331375122" calcext:value-type="float">
            <text:p>-69.0513331375122</text:p>
          </table:table-cell>
          <table:table-cell office:value-type="float" office:value="-69.3015972747803" calcext:value-type="float">
            <text:p>-69.3015972747803</text:p>
          </table:table-cell>
          <table:table-cell office:value-type="float" office:value="-69.0490816268921" calcext:value-type="float">
            <text:p>-69.0490816268921</text:p>
          </table:table-cell>
          <table:table-cell office:value-type="float" office:value="-69.3022616271973" calcext:value-type="float">
            <text:p>-69.3022616271973</text:p>
          </table:table-cell>
          <table:table-cell office:value-type="float" office:value="-69.0529585266113" calcext:value-type="float">
            <text:p>-69.0529585266113</text:p>
          </table:table-cell>
          <table:table-cell office:value-type="float" office:value="-69.3026894607544" calcext:value-type="float">
            <text:p>-69.3026894607544</text:p>
          </table:table-cell>
          <table:table-cell office:value-type="float" office:value="-69.0426289138794" calcext:value-type="float">
            <text:p>-69.0426289138794</text:p>
          </table:table-cell>
          <table:table-cell office:value-type="float" office:value="-69.288632598877" calcext:value-type="float">
            <text:p>-69.288632598877</text:p>
          </table:table-cell>
          <table:table-cell office:value-type="float" office:value="-69.0479153366089" calcext:value-type="float">
            <text:p>-69.0479153366089</text:p>
          </table:table-cell>
          <table:table-cell office:value-type="float" office:value="-69.2924466629028" calcext:value-type="float">
            <text:p>-69.29244666290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9.0544455261231" calcext:value-type="float">
            <text:p>-69.0544455261231</text:p>
          </table:table-cell>
          <table:table-cell office:value-type="float" office:value="-69.2956235198975" calcext:value-type="float">
            <text:p>-69.2956235198975</text:p>
          </table:table-cell>
          <table:table-cell office:value-type="float" office:value="-69.0341732559204" calcext:value-type="float">
            <text:p>-69.0341732559204</text:p>
          </table:table-cell>
          <table:table-cell office:value-type="float" office:value="-69.2944376907349" calcext:value-type="float">
            <text:p>-69.2944376907349</text:p>
          </table:table-cell>
          <table:table-cell office:value-type="float" office:value="-69.0339906768799" calcext:value-type="float">
            <text:p>-69.0339906768799</text:p>
          </table:table-cell>
          <table:table-cell office:value-type="float" office:value="-69.2962051086426" calcext:value-type="float">
            <text:p>-69.2962051086426</text:p>
          </table:table-cell>
          <table:table-cell office:value-type="float" office:value="-69.0684340820313" calcext:value-type="float">
            <text:p>-69.0684340820313</text:p>
          </table:table-cell>
          <table:table-cell office:value-type="float" office:value="-69.2939767456055" calcext:value-type="float">
            <text:p>-69.2939767456055</text:p>
          </table:table-cell>
          <table:table-cell office:value-type="float" office:value="-69.0458725891113" calcext:value-type="float">
            <text:p>-69.0458725891113</text:p>
          </table:table-cell>
          <table:table-cell office:value-type="float" office:value="-69.2920059432983" calcext:value-type="float">
            <text:p>-69.2920059432983</text:p>
          </table:table-cell>
          <table:table-cell office:value-type="float" office:value="-69.0506184616089" calcext:value-type="float">
            <text:p>-69.0506184616089</text:p>
          </table:table-cell>
          <table:table-cell office:value-type="float" office:value="-69.2949988937378" calcext:value-type="float">
            <text:p>-69.2949988937378</text:p>
          </table:table-cell>
          <table:table-cell office:value-type="float" office:value="-69.0431669616699" calcext:value-type="float">
            <text:p>-69.0431669616699</text:p>
          </table:table-cell>
          <table:table-cell office:value-type="float" office:value="-69.2976094894409" calcext:value-type="float">
            <text:p>-69.2976094894409</text:p>
          </table:table-cell>
          <table:table-cell office:value-type="float" office:value="-69.04138722229" calcext:value-type="float">
            <text:p>-69.04138722229</text:p>
          </table:table-cell>
          <table:table-cell office:value-type="float" office:value="-69.291090927124" calcext:value-type="float">
            <text:p>-69.291090927124</text:p>
          </table:table-cell>
          <table:table-cell office:value-type="float" office:value="-69.0429007797241" calcext:value-type="float">
            <text:p>-69.0429007797241</text:p>
          </table:table-cell>
          <table:table-cell office:value-type="float" office:value="-69.3016625137329" calcext:value-type="float">
            <text:p>-69.3016625137329</text:p>
          </table:table-cell>
          <table:table-cell office:value-type="float" office:value="-69.0386223907471" calcext:value-type="float">
            <text:p>-69.0386223907471</text:p>
          </table:table-cell>
          <table:table-cell office:value-type="float" office:value="-69.2978480911255" calcext:value-type="float">
            <text:p>-69.29784809112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9.0415602493286" calcext:value-type="float">
            <text:p>-69.0415602493286</text:p>
          </table:table-cell>
          <table:table-cell office:value-type="float" office:value="-69.2682044906616" calcext:value-type="float">
            <text:p>-69.2682044906616</text:p>
          </table:table-cell>
          <table:table-cell office:value-type="float" office:value="-69.0374695663452" calcext:value-type="float">
            <text:p>-69.0374695663452</text:p>
          </table:table-cell>
          <table:table-cell office:value-type="float" office:value="-69.3012089538574" calcext:value-type="float">
            <text:p>-69.3012089538574</text:p>
          </table:table-cell>
          <table:table-cell office:value-type="float" office:value="-69.0414645843506" calcext:value-type="float">
            <text:p>-69.0414645843506</text:p>
          </table:table-cell>
          <table:table-cell office:value-type="float" office:value="-69.3139085769653" calcext:value-type="float">
            <text:p>-69.3139085769653</text:p>
          </table:table-cell>
          <table:table-cell office:value-type="float" office:value="-69.0395404205322" calcext:value-type="float">
            <text:p>-69.0395404205322</text:p>
          </table:table-cell>
          <table:table-cell office:value-type="float" office:value="-69.2836463088989" calcext:value-type="float">
            <text:p>-69.2836463088989</text:p>
          </table:table-cell>
          <table:table-cell office:value-type="float" office:value="-69.0545117340088" calcext:value-type="float">
            <text:p>-69.0545117340088</text:p>
          </table:table-cell>
          <table:table-cell office:value-type="float" office:value="-69.3015422897339" calcext:value-type="float">
            <text:p>-69.3015422897339</text:p>
          </table:table-cell>
          <table:table-cell office:value-type="float" office:value="-69.0463743515015" calcext:value-type="float">
            <text:p>-69.0463743515015</text:p>
          </table:table-cell>
          <table:table-cell office:value-type="float" office:value="-69.2998097991943" calcext:value-type="float">
            <text:p>-69.2998097991943</text:p>
          </table:table-cell>
          <table:table-cell office:value-type="float" office:value="-69.0433257827759" calcext:value-type="float">
            <text:p>-69.0433257827759</text:p>
          </table:table-cell>
          <table:table-cell office:value-type="float" office:value="-69.2935951385498" calcext:value-type="float">
            <text:p>-69.2935951385498</text:p>
          </table:table-cell>
          <table:table-cell office:value-type="float" office:value="-69.0478388366699" calcext:value-type="float">
            <text:p>-69.0478388366699</text:p>
          </table:table-cell>
          <table:table-cell office:value-type="float" office:value="-69.2957544708252" calcext:value-type="float">
            <text:p>-69.2957544708252</text:p>
          </table:table-cell>
          <table:table-cell office:value-type="float" office:value="-69.0396214981079" calcext:value-type="float">
            <text:p>-69.0396214981079</text:p>
          </table:table-cell>
          <table:table-cell office:value-type="float" office:value="-69.2949224700928" calcext:value-type="float">
            <text:p>-69.2949224700928</text:p>
          </table:table-cell>
          <table:table-cell office:value-type="float" office:value="-69.0425576553345" calcext:value-type="float">
            <text:p>-69.0425576553345</text:p>
          </table:table-cell>
          <table:table-cell office:value-type="float" office:value="-69.2961175918579" calcext:value-type="float">
            <text:p>-69.296117591857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9.0341938705444" calcext:value-type="float">
            <text:p>-69.0341938705444</text:p>
          </table:table-cell>
          <table:table-cell office:value-type="float" office:value="-69.2885520172119" calcext:value-type="float">
            <text:p>-69.2885520172119</text:p>
          </table:table-cell>
          <table:table-cell office:value-type="float" office:value="-69.0368854217529" calcext:value-type="float">
            <text:p>-69.0368854217529</text:p>
          </table:table-cell>
          <table:table-cell office:value-type="float" office:value="-69.2921327590942" calcext:value-type="float">
            <text:p>-69.2921327590942</text:p>
          </table:table-cell>
          <table:table-cell office:value-type="float" office:value="-69.0486064300537" calcext:value-type="float">
            <text:p>-69.0486064300537</text:p>
          </table:table-cell>
          <table:table-cell office:value-type="float" office:value="-69.2807684402466" calcext:value-type="float">
            <text:p>-69.2807684402466</text:p>
          </table:table-cell>
          <table:table-cell office:value-type="float" office:value="-69.0509273529053" calcext:value-type="float">
            <text:p>-69.0509273529053</text:p>
          </table:table-cell>
          <table:table-cell office:value-type="float" office:value="-69.2918541107178" calcext:value-type="float">
            <text:p>-69.2918541107178</text:p>
          </table:table-cell>
          <table:table-cell office:value-type="float" office:value="-69.0484250488281" calcext:value-type="float">
            <text:p>-69.0484250488281</text:p>
          </table:table-cell>
          <table:table-cell office:value-type="float" office:value="-69.3016379165649" calcext:value-type="float">
            <text:p>-69.3016379165649</text:p>
          </table:table-cell>
          <table:table-cell office:value-type="float" office:value="-69.0505920791626" calcext:value-type="float">
            <text:p>-69.0505920791626</text:p>
          </table:table-cell>
          <table:table-cell office:value-type="float" office:value="-69.2939034805298" calcext:value-type="float">
            <text:p>-69.2939034805298</text:p>
          </table:table-cell>
          <table:table-cell office:value-type="float" office:value="-69.0457080535889" calcext:value-type="float">
            <text:p>-69.0457080535889</text:p>
          </table:table-cell>
          <table:table-cell office:value-type="float" office:value="-69.2951593475342" calcext:value-type="float">
            <text:p>-69.2951593475342</text:p>
          </table:table-cell>
          <table:table-cell office:value-type="float" office:value="-69.0505468902588" calcext:value-type="float">
            <text:p>-69.0505468902588</text:p>
          </table:table-cell>
          <table:table-cell office:value-type="float" office:value="-69.2944121704102" calcext:value-type="float">
            <text:p>-69.2944121704102</text:p>
          </table:table-cell>
          <table:table-cell office:value-type="float" office:value="-69.0458488769531" calcext:value-type="float">
            <text:p>-69.0458488769531</text:p>
          </table:table-cell>
          <table:table-cell office:value-type="float" office:value="-69.3022368927002" calcext:value-type="float">
            <text:p>-69.3022368927002</text:p>
          </table:table-cell>
          <table:table-cell office:value-type="float" office:value="-69.0452019500733" calcext:value-type="float">
            <text:p>-69.0452019500733</text:p>
          </table:table-cell>
          <table:table-cell office:value-type="float" office:value="-69.2968324203491" calcext:value-type="float">
            <text:p>-69.296832420349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9.057484375" calcext:value-type="float">
            <text:p>-69.057484375</text:p>
          </table:table-cell>
          <table:table-cell office:value-type="float" office:value="-69.3186556854248" calcext:value-type="float">
            <text:p>-69.3186556854248</text:p>
          </table:table-cell>
          <table:table-cell office:value-type="float" office:value="-69.055219657898" calcext:value-type="float">
            <text:p>-69.055219657898</text:p>
          </table:table-cell>
          <table:table-cell office:value-type="float" office:value="-69.3160418930054" calcext:value-type="float">
            <text:p>-69.3160418930054</text:p>
          </table:table-cell>
          <table:table-cell office:value-type="float" office:value="-69.035998954773" calcext:value-type="float">
            <text:p>-69.035998954773</text:p>
          </table:table-cell>
          <table:table-cell office:value-type="float" office:value="-69.2971777954102" calcext:value-type="float">
            <text:p>-69.2971777954102</text:p>
          </table:table-cell>
          <table:table-cell office:value-type="float" office:value="-69.0600537490845" calcext:value-type="float">
            <text:p>-69.0600537490845</text:p>
          </table:table-cell>
          <table:table-cell office:value-type="float" office:value="-69.2939494400024" calcext:value-type="float">
            <text:p>-69.2939494400024</text:p>
          </table:table-cell>
          <table:table-cell office:value-type="float" office:value="-69.0489197845459" calcext:value-type="float">
            <text:p>-69.0489197845459</text:p>
          </table:table-cell>
          <table:table-cell office:value-type="float" office:value="-69.3051873550415" calcext:value-type="float">
            <text:p>-69.3051873550415</text:p>
          </table:table-cell>
          <table:table-cell office:value-type="float" office:value="-69.0488279953003" calcext:value-type="float">
            <text:p>-69.0488279953003</text:p>
          </table:table-cell>
          <table:table-cell office:value-type="float" office:value="-69.2951582717896" calcext:value-type="float">
            <text:p>-69.2951582717896</text:p>
          </table:table-cell>
          <table:table-cell office:value-type="float" office:value="-69.052318862915" calcext:value-type="float">
            <text:p>-69.052318862915</text:p>
          </table:table-cell>
          <table:table-cell office:value-type="float" office:value="-69.3037093887329" calcext:value-type="float">
            <text:p>-69.3037093887329</text:p>
          </table:table-cell>
          <table:table-cell office:value-type="float" office:value="-69.0529838943482" calcext:value-type="float">
            <text:p>-69.0529838943482</text:p>
          </table:table-cell>
          <table:table-cell office:value-type="float" office:value="-69.3047417755127" calcext:value-type="float">
            <text:p>-69.3047417755127</text:p>
          </table:table-cell>
          <table:table-cell office:value-type="float" office:value="-69.0567985076904" calcext:value-type="float">
            <text:p>-69.0567985076904</text:p>
          </table:table-cell>
          <table:table-cell office:value-type="float" office:value="-69.3030387268067" calcext:value-type="float">
            <text:p>-69.3030387268067</text:p>
          </table:table-cell>
          <table:table-cell office:value-type="float" office:value="-69.0520821228027" calcext:value-type="float">
            <text:p>-69.0520821228027</text:p>
          </table:table-cell>
          <table:table-cell office:value-type="float" office:value="-69.3015895385742" calcext:value-type="float">
            <text:p>-69.30158953857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9.0329244842529" calcext:value-type="float">
            <text:p>-69.0329244842529</text:p>
          </table:table-cell>
          <table:table-cell office:value-type="float" office:value="-69.2928976287842" calcext:value-type="float">
            <text:p>-69.2928976287842</text:p>
          </table:table-cell>
          <table:table-cell office:value-type="float" office:value="-69.051052154541" calcext:value-type="float">
            <text:p>-69.051052154541</text:p>
          </table:table-cell>
          <table:table-cell office:value-type="float" office:value="-69.3037038040161" calcext:value-type="float">
            <text:p>-69.3037038040161</text:p>
          </table:table-cell>
          <table:table-cell office:value-type="float" office:value="-69.0549334106445" calcext:value-type="float">
            <text:p>-69.0549334106445</text:p>
          </table:table-cell>
          <table:table-cell office:value-type="float" office:value="-69.2848125534058" calcext:value-type="float">
            <text:p>-69.2848125534058</text:p>
          </table:table-cell>
          <table:table-cell office:value-type="float" office:value="-69.0531094436646" calcext:value-type="float">
            <text:p>-69.0531094436646</text:p>
          </table:table-cell>
          <table:table-cell office:value-type="float" office:value="-69.3005254898071" calcext:value-type="float">
            <text:p>-69.3005254898071</text:p>
          </table:table-cell>
          <table:table-cell office:value-type="float" office:value="-69.0529516372681" calcext:value-type="float">
            <text:p>-69.0529516372681</text:p>
          </table:table-cell>
          <table:table-cell office:value-type="float" office:value="-69.3034046859741" calcext:value-type="float">
            <text:p>-69.3034046859741</text:p>
          </table:table-cell>
          <table:table-cell office:value-type="float" office:value="-69.0460445251465" calcext:value-type="float">
            <text:p>-69.0460445251465</text:p>
          </table:table-cell>
          <table:table-cell office:value-type="float" office:value="-69.2985259628296" calcext:value-type="float">
            <text:p>-69.2985259628296</text:p>
          </table:table-cell>
          <table:table-cell office:value-type="float" office:value="-69.0503584976196" calcext:value-type="float">
            <text:p>-69.0503584976196</text:p>
          </table:table-cell>
          <table:table-cell office:value-type="float" office:value="-69.2939796142578" calcext:value-type="float">
            <text:p>-69.2939796142578</text:p>
          </table:table-cell>
          <table:table-cell office:value-type="float" office:value="-69.0504231567383" calcext:value-type="float">
            <text:p>-69.0504231567383</text:p>
          </table:table-cell>
          <table:table-cell office:value-type="float" office:value="-69.3002525634766" calcext:value-type="float">
            <text:p>-69.3002525634766</text:p>
          </table:table-cell>
          <table:table-cell office:value-type="float" office:value="-69.0539712142944" calcext:value-type="float">
            <text:p>-69.0539712142944</text:p>
          </table:table-cell>
          <table:table-cell office:value-type="float" office:value="-69.3000962600708" calcext:value-type="float">
            <text:p>-69.3000962600708</text:p>
          </table:table-cell>
          <table:table-cell office:value-type="float" office:value="-69.0573614501953" calcext:value-type="float">
            <text:p>-69.0573614501953</text:p>
          </table:table-cell>
          <table:table-cell office:value-type="float" office:value="-69.3029405670166" calcext:value-type="float">
            <text:p>-69.302940567016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9.0389721603394" calcext:value-type="float">
            <text:p>-69.0389721603394</text:p>
          </table:table-cell>
          <table:table-cell office:value-type="float" office:value="-69.3018620605469" calcext:value-type="float">
            <text:p>-69.3018620605469</text:p>
          </table:table-cell>
          <table:table-cell office:value-type="float" office:value="-69.0496167755127" calcext:value-type="float">
            <text:p>-69.0496167755127</text:p>
          </table:table-cell>
          <table:table-cell office:value-type="float" office:value="-69.2973155441284" calcext:value-type="float">
            <text:p>-69.2973155441284</text:p>
          </table:table-cell>
          <table:table-cell office:value-type="float" office:value="-69.0505081634522" calcext:value-type="float">
            <text:p>-69.0505081634522</text:p>
          </table:table-cell>
          <table:table-cell office:value-type="float" office:value="-69.3062476806641" calcext:value-type="float">
            <text:p>-69.3062476806641</text:p>
          </table:table-cell>
          <table:table-cell office:value-type="float" office:value="-69.0278589706421" calcext:value-type="float">
            <text:p>-69.0278589706421</text:p>
          </table:table-cell>
          <table:table-cell office:value-type="float" office:value="-69.2785923233032" calcext:value-type="float">
            <text:p>-69.2785923233032</text:p>
          </table:table-cell>
          <table:table-cell office:value-type="float" office:value="-69.0391446762085" calcext:value-type="float">
            <text:p>-69.0391446762085</text:p>
          </table:table-cell>
          <table:table-cell office:value-type="float" office:value="-69.2786947402954" calcext:value-type="float">
            <text:p>-69.2786947402954</text:p>
          </table:table-cell>
          <table:table-cell office:value-type="float" office:value="-69.0318346862793" calcext:value-type="float">
            <text:p>-69.0318346862793</text:p>
          </table:table-cell>
          <table:table-cell office:value-type="float" office:value="-69.2702604446411" calcext:value-type="float">
            <text:p>-69.2702604446411</text:p>
          </table:table-cell>
          <table:table-cell office:value-type="float" office:value="-69.0258120117188" calcext:value-type="float">
            <text:p>-69.0258120117188</text:p>
          </table:table-cell>
          <table:table-cell office:value-type="float" office:value="-69.2699819641113" calcext:value-type="float">
            <text:p>-69.2699819641113</text:p>
          </table:table-cell>
          <table:table-cell office:value-type="float" office:value="-69.0232888793945" calcext:value-type="float">
            <text:p>-69.0232888793945</text:p>
          </table:table-cell>
          <table:table-cell office:value-type="float" office:value="-69.266483833313" calcext:value-type="float">
            <text:p>-69.266483833313</text:p>
          </table:table-cell>
          <table:table-cell office:value-type="float" office:value="-69.0136902770996" calcext:value-type="float">
            <text:p>-69.0136902770996</text:p>
          </table:table-cell>
          <table:table-cell office:value-type="float" office:value="-69.2678216552734" calcext:value-type="float">
            <text:p>-69.2678216552734</text:p>
          </table:table-cell>
          <table:table-cell office:value-type="float" office:value="-69.0102260131836" calcext:value-type="float">
            <text:p>-69.0102260131836</text:p>
          </table:table-cell>
          <table:table-cell office:value-type="float" office:value="-69.2621142730713" calcext:value-type="float">
            <text:p>-69.262114273071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9.0142466430664" calcext:value-type="float">
            <text:p>-69.0142466430664</text:p>
          </table:table-cell>
          <table:table-cell office:value-type="float" office:value="-69.2830922851562" calcext:value-type="float">
            <text:p>-69.2830922851562</text:p>
          </table:table-cell>
          <table:table-cell office:value-type="float" office:value="-68.9827097091675" calcext:value-type="float">
            <text:p>-68.9827097091675</text:p>
          </table:table-cell>
          <table:table-cell office:value-type="float" office:value="-69.2701752548218" calcext:value-type="float">
            <text:p>-69.2701752548218</text:p>
          </table:table-cell>
          <table:table-cell office:value-type="float" office:value="-69.0107842559815" calcext:value-type="float">
            <text:p>-69.0107842559815</text:p>
          </table:table-cell>
          <table:table-cell office:value-type="float" office:value="-69.2636959686279" calcext:value-type="float">
            <text:p>-69.2636959686279</text:p>
          </table:table-cell>
          <table:table-cell office:value-type="float" office:value="-69.0174311218262" calcext:value-type="float">
            <text:p>-69.0174311218262</text:p>
          </table:table-cell>
          <table:table-cell office:value-type="float" office:value="-69.2651120758057" calcext:value-type="float">
            <text:p>-69.2651120758057</text:p>
          </table:table-cell>
          <table:table-cell office:value-type="float" office:value="-69.0074418106079" calcext:value-type="float">
            <text:p>-69.0074418106079</text:p>
          </table:table-cell>
          <table:table-cell office:value-type="float" office:value="-69.2602239456177" calcext:value-type="float">
            <text:p>-69.2602239456177</text:p>
          </table:table-cell>
          <table:table-cell office:value-type="float" office:value="-69.0050119476318" calcext:value-type="float">
            <text:p>-69.0050119476318</text:p>
          </table:table-cell>
          <table:table-cell office:value-type="float" office:value="-69.2593203277588" calcext:value-type="float">
            <text:p>-69.2593203277588</text:p>
          </table:table-cell>
          <table:table-cell office:value-type="float" office:value="-69.013992149353" calcext:value-type="float">
            <text:p>-69.013992149353</text:p>
          </table:table-cell>
          <table:table-cell office:value-type="float" office:value="-69.2617023544312" calcext:value-type="float">
            <text:p>-69.2617023544312</text:p>
          </table:table-cell>
          <table:table-cell office:value-type="float" office:value="-68.9984757919312" calcext:value-type="float">
            <text:p>-68.9984757919312</text:p>
          </table:table-cell>
          <table:table-cell office:value-type="float" office:value="-69.2465878982544" calcext:value-type="float">
            <text:p>-69.2465878982544</text:p>
          </table:table-cell>
          <table:table-cell office:value-type="float" office:value="-68.9977131729126" calcext:value-type="float">
            <text:p>-68.9977131729126</text:p>
          </table:table-cell>
          <table:table-cell office:value-type="float" office:value="-69.2464941864014" calcext:value-type="float">
            <text:p>-69.2464941864014</text:p>
          </table:table-cell>
          <table:table-cell office:value-type="float" office:value="-68.9984610061646" calcext:value-type="float">
            <text:p>-68.9984610061646</text:p>
          </table:table-cell>
          <table:table-cell office:value-type="float" office:value="-69.245076713562" calcext:value-type="float">
            <text:p>-69.2450767135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.9737872467041" calcext:value-type="float">
            <text:p>-68.9737872467041</text:p>
          </table:table-cell>
          <table:table-cell office:value-type="float" office:value="-69.2703433532715" calcext:value-type="float">
            <text:p>-69.2703433532715</text:p>
          </table:table-cell>
          <table:table-cell office:value-type="float" office:value="-68.9791341018677" calcext:value-type="float">
            <text:p>-68.9791341018677</text:p>
          </table:table-cell>
          <table:table-cell office:value-type="float" office:value="-69.2336426773071" calcext:value-type="float">
            <text:p>-69.2336426773071</text:p>
          </table:table-cell>
          <table:table-cell office:value-type="float" office:value="-68.9745919342041" calcext:value-type="float">
            <text:p>-68.9745919342041</text:p>
          </table:table-cell>
          <table:table-cell office:value-type="float" office:value="-69.2234807891846" calcext:value-type="float">
            <text:p>-69.2234807891846</text:p>
          </table:table-cell>
          <table:table-cell office:value-type="float" office:value="-68.9686946411133" calcext:value-type="float">
            <text:p>-68.9686946411133</text:p>
          </table:table-cell>
          <table:table-cell office:value-type="float" office:value="-69.2333660430908" calcext:value-type="float">
            <text:p>-69.2333660430908</text:p>
          </table:table-cell>
          <table:table-cell office:value-type="float" office:value="-68.9816262359619" calcext:value-type="float">
            <text:p>-68.9816262359619</text:p>
          </table:table-cell>
          <table:table-cell office:value-type="float" office:value="-69.241482711792" calcext:value-type="float">
            <text:p>-69.241482711792</text:p>
          </table:table-cell>
          <table:table-cell office:value-type="float" office:value="-68.9769135894775" calcext:value-type="float">
            <text:p>-68.9769135894775</text:p>
          </table:table-cell>
          <table:table-cell office:value-type="float" office:value="-69.2381396560669" calcext:value-type="float">
            <text:p>-69.2381396560669</text:p>
          </table:table-cell>
          <table:table-cell office:value-type="float" office:value="-68.9778082809448" calcext:value-type="float">
            <text:p>-68.9778082809448</text:p>
          </table:table-cell>
          <table:table-cell office:value-type="float" office:value="-69.2304367294312" calcext:value-type="float">
            <text:p>-69.2304367294312</text:p>
          </table:table-cell>
          <table:table-cell office:value-type="float" office:value="-68.9801626205444" calcext:value-type="float">
            <text:p>-68.9801626205444</text:p>
          </table:table-cell>
          <table:table-cell office:value-type="float" office:value="-69.2325196533203" calcext:value-type="float">
            <text:p>-69.2325196533203</text:p>
          </table:table-cell>
          <table:table-cell office:value-type="float" office:value="-68.9831627120972" calcext:value-type="float">
            <text:p>-68.9831627120972</text:p>
          </table:table-cell>
          <table:table-cell office:value-type="float" office:value="-69.2367589416504" calcext:value-type="float">
            <text:p>-69.2367589416504</text:p>
          </table:table-cell>
          <table:table-cell office:value-type="float" office:value="-68.980005607605" calcext:value-type="float">
            <text:p>-68.980005607605</text:p>
          </table:table-cell>
          <table:table-cell office:value-type="float" office:value="-69.2307116165161" calcext:value-type="float">
            <text:p>-69.230711616516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.9814036102295" calcext:value-type="float">
            <text:p>-68.9814036102295</text:p>
          </table:table-cell>
          <table:table-cell office:value-type="float" office:value="-69.2268622589111" calcext:value-type="float">
            <text:p>-69.2268622589111</text:p>
          </table:table-cell>
          <table:table-cell office:value-type="float" office:value="-68.9796545639038" calcext:value-type="float">
            <text:p>-68.9796545639038</text:p>
          </table:table-cell>
          <table:table-cell office:value-type="float" office:value="-69.2481086578369" calcext:value-type="float">
            <text:p>-69.2481086578369</text:p>
          </table:table-cell>
          <table:table-cell office:value-type="float" office:value="-68.9853459396362" calcext:value-type="float">
            <text:p>-68.9853459396362</text:p>
          </table:table-cell>
          <table:table-cell office:value-type="float" office:value="-69.2382650756836" calcext:value-type="float">
            <text:p>-69.2382650756836</text:p>
          </table:table-cell>
          <table:table-cell office:value-type="float" office:value="-68.9997914047241" calcext:value-type="float">
            <text:p>-68.9997914047241</text:p>
          </table:table-cell>
          <table:table-cell office:value-type="float" office:value="-69.2294530258179" calcext:value-type="float">
            <text:p>-69.2294530258179</text:p>
          </table:table-cell>
          <table:table-cell office:value-type="float" office:value="-68.9808745956421" calcext:value-type="float">
            <text:p>-68.9808745956421</text:p>
          </table:table-cell>
          <table:table-cell office:value-type="float" office:value="-69.2306385726929" calcext:value-type="float">
            <text:p>-69.2306385726929</text:p>
          </table:table-cell>
          <table:table-cell office:value-type="float" office:value="-68.9947176818848" calcext:value-type="float">
            <text:p>-68.9947176818848</text:p>
          </table:table-cell>
          <table:table-cell office:value-type="float" office:value="-69.2516504974365" calcext:value-type="float">
            <text:p>-69.2516504974365</text:p>
          </table:table-cell>
          <table:table-cell office:value-type="float" office:value="-68.9928406219483" calcext:value-type="float">
            <text:p>-68.9928406219483</text:p>
          </table:table-cell>
          <table:table-cell office:value-type="float" office:value="-69.2452289581299" calcext:value-type="float">
            <text:p>-69.2452289581299</text:p>
          </table:table-cell>
          <table:table-cell office:value-type="float" office:value="-68.9936398544312" calcext:value-type="float">
            <text:p>-68.9936398544312</text:p>
          </table:table-cell>
          <table:table-cell office:value-type="float" office:value="-69.2516064987183" calcext:value-type="float">
            <text:p>-69.2516064987183</text:p>
          </table:table-cell>
          <table:table-cell office:value-type="float" office:value="-69.0066040344238" calcext:value-type="float">
            <text:p>-69.0066040344238</text:p>
          </table:table-cell>
          <table:table-cell office:value-type="float" office:value="-69.257244934082" calcext:value-type="float">
            <text:p>-69.257244934082</text:p>
          </table:table-cell>
          <table:table-cell office:value-type="float" office:value="-69.0088548278809" calcext:value-type="float">
            <text:p>-69.0088548278809</text:p>
          </table:table-cell>
          <table:table-cell office:value-type="float" office:value="-69.2613884658814" calcext:value-type="float">
            <text:p>-69.261388465881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9.0198983764648" calcext:value-type="float">
            <text:p>-69.0198983764648</text:p>
          </table:table-cell>
          <table:table-cell office:value-type="float" office:value="-69.2726807403565" calcext:value-type="float">
            <text:p>-69.2726807403565</text:p>
          </table:table-cell>
          <table:table-cell office:value-type="float" office:value="-69.0181742706299" calcext:value-type="float">
            <text:p>-69.0181742706299</text:p>
          </table:table-cell>
          <table:table-cell office:value-type="float" office:value="-69.2736992111206" calcext:value-type="float">
            <text:p>-69.2736992111206</text:p>
          </table:table-cell>
          <table:table-cell office:value-type="float" office:value="-69.0040604553223" calcext:value-type="float">
            <text:p>-69.0040604553223</text:p>
          </table:table-cell>
          <table:table-cell office:value-type="float" office:value="-69.2823067626953" calcext:value-type="float">
            <text:p>-69.2823067626953</text:p>
          </table:table-cell>
          <table:table-cell office:value-type="float" office:value="-69.014028793335" calcext:value-type="float">
            <text:p>-69.014028793335</text:p>
          </table:table-cell>
          <table:table-cell office:value-type="float" office:value="-69.2617635803223" calcext:value-type="float">
            <text:p>-69.2617635803223</text:p>
          </table:table-cell>
          <table:table-cell office:value-type="float" office:value="-68.9982597961426" calcext:value-type="float">
            <text:p>-68.9982597961426</text:p>
          </table:table-cell>
          <table:table-cell office:value-type="float" office:value="-69.2536654281616" calcext:value-type="float">
            <text:p>-69.2536654281616</text:p>
          </table:table-cell>
          <table:table-cell office:value-type="float" office:value="-68.9949566574097" calcext:value-type="float">
            <text:p>-68.9949566574097</text:p>
          </table:table-cell>
          <table:table-cell office:value-type="float" office:value="-69.2468602294922" calcext:value-type="float">
            <text:p>-69.2468602294922</text:p>
          </table:table-cell>
          <table:table-cell office:value-type="float" office:value="-69.0075661773682" calcext:value-type="float">
            <text:p>-69.0075661773682</text:p>
          </table:table-cell>
          <table:table-cell office:value-type="float" office:value="-69.2592048950195" calcext:value-type="float">
            <text:p>-69.2592048950195</text:p>
          </table:table-cell>
          <table:table-cell office:value-type="float" office:value="-68.9990020141602" calcext:value-type="float">
            <text:p>-68.9990020141602</text:p>
          </table:table-cell>
          <table:table-cell office:value-type="float" office:value="-69.2541215591431" calcext:value-type="float">
            <text:p>-69.2541215591431</text:p>
          </table:table-cell>
          <table:table-cell office:value-type="float" office:value="-68.9924988021851" calcext:value-type="float">
            <text:p>-68.9924988021851</text:p>
          </table:table-cell>
          <table:table-cell office:value-type="float" office:value="-69.2444617843628" calcext:value-type="float">
            <text:p>-69.2444617843628</text:p>
          </table:table-cell>
          <table:table-cell office:value-type="float" office:value="-68.9921406021118" calcext:value-type="float">
            <text:p>-68.9921406021118</text:p>
          </table:table-cell>
          <table:table-cell office:value-type="float" office:value="-69.2399822463989" calcext:value-type="float">
            <text:p>-69.239982246398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8.9955809402466" calcext:value-type="float">
            <text:p>-68.9955809402466</text:p>
          </table:table-cell>
          <table:table-cell office:value-type="float" office:value="-69.2568854827881" calcext:value-type="float">
            <text:p>-69.2568854827881</text:p>
          </table:table-cell>
          <table:table-cell office:value-type="float" office:value="-69.0016506347656" calcext:value-type="float">
            <text:p>-69.0016506347656</text:p>
          </table:table-cell>
          <table:table-cell office:value-type="float" office:value="-69.2481926879883" calcext:value-type="float">
            <text:p>-69.2481926879883</text:p>
          </table:table-cell>
          <table:table-cell office:value-type="float" office:value="-68.978034866333" calcext:value-type="float">
            <text:p>-68.978034866333</text:p>
          </table:table-cell>
          <table:table-cell office:value-type="float" office:value="-69.2334275512695" calcext:value-type="float">
            <text:p>-69.2334275512695</text:p>
          </table:table-cell>
          <table:table-cell office:value-type="float" office:value="-68.9771764602661" calcext:value-type="float">
            <text:p>-68.9771764602661</text:p>
          </table:table-cell>
          <table:table-cell office:value-type="float" office:value="-69.2318704147339" calcext:value-type="float">
            <text:p>-69.2318704147339</text:p>
          </table:table-cell>
          <table:table-cell office:value-type="float" office:value="-68.9691618423462" calcext:value-type="float">
            <text:p>-68.9691618423462</text:p>
          </table:table-cell>
          <table:table-cell office:value-type="float" office:value="-69.2197620162964" calcext:value-type="float">
            <text:p>-69.2197620162964</text:p>
          </table:table-cell>
          <table:table-cell office:value-type="float" office:value="-68.9516844329834" calcext:value-type="float">
            <text:p>-68.9516844329834</text:p>
          </table:table-cell>
          <table:table-cell office:value-type="float" office:value="-69.2036789932251" calcext:value-type="float">
            <text:p>-69.2036789932251</text:p>
          </table:table-cell>
          <table:table-cell office:value-type="float" office:value="-68.9468941726685" calcext:value-type="float">
            <text:p>-68.9468941726685</text:p>
          </table:table-cell>
          <table:table-cell office:value-type="float" office:value="-69.2021752548218" calcext:value-type="float">
            <text:p>-69.2021752548218</text:p>
          </table:table-cell>
          <table:table-cell office:value-type="float" office:value="-68.9356374740601" calcext:value-type="float">
            <text:p>-68.9356374740601</text:p>
          </table:table-cell>
          <table:table-cell office:value-type="float" office:value="-69.1860568847656" calcext:value-type="float">
            <text:p>-69.1860568847656</text:p>
          </table:table-cell>
          <table:table-cell office:value-type="float" office:value="-68.9273697128296" calcext:value-type="float">
            <text:p>-68.9273697128296</text:p>
          </table:table-cell>
          <table:table-cell office:value-type="float" office:value="-69.1701164474487" calcext:value-type="float">
            <text:p>-69.1701164474487</text:p>
          </table:table-cell>
          <table:table-cell office:value-type="float" office:value="-68.9198779067993" calcext:value-type="float">
            <text:p>-68.9198779067993</text:p>
          </table:table-cell>
          <table:table-cell office:value-type="float" office:value="-69.1686988983154" calcext:value-type="float">
            <text:p>-69.168698898315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.9301908721924" calcext:value-type="float">
            <text:p>-68.9301908721924</text:p>
          </table:table-cell>
          <table:table-cell office:value-type="float" office:value="-69.1963124313354" calcext:value-type="float">
            <text:p>-69.1963124313354</text:p>
          </table:table-cell>
          <table:table-cell office:value-type="float" office:value="-68.9129006729126" calcext:value-type="float">
            <text:p>-68.9129006729126</text:p>
          </table:table-cell>
          <table:table-cell office:value-type="float" office:value="-69.1682693252564" calcext:value-type="float">
            <text:p>-69.1682693252564</text:p>
          </table:table-cell>
          <table:table-cell office:value-type="float" office:value="-68.9433736190796" calcext:value-type="float">
            <text:p>-68.9433736190796</text:p>
          </table:table-cell>
          <table:table-cell office:value-type="float" office:value="-69.193329788208" calcext:value-type="float">
            <text:p>-69.193329788208</text:p>
          </table:table-cell>
          <table:table-cell office:value-type="float" office:value="-68.9584223403931" calcext:value-type="float">
            <text:p>-68.9584223403931</text:p>
          </table:table-cell>
          <table:table-cell office:value-type="float" office:value="-69.2001603546143" calcext:value-type="float">
            <text:p>-69.2001603546143</text:p>
          </table:table-cell>
          <table:table-cell office:value-type="float" office:value="-68.9657278289795" calcext:value-type="float">
            <text:p>-68.9657278289795</text:p>
          </table:table-cell>
          <table:table-cell office:value-type="float" office:value="-69.2233520278931" calcext:value-type="float">
            <text:p>-69.2233520278931</text:p>
          </table:table-cell>
          <table:table-cell office:value-type="float" office:value="-68.9776349639893" calcext:value-type="float">
            <text:p>-68.9776349639893</text:p>
          </table:table-cell>
          <table:table-cell office:value-type="float" office:value="-69.2299014892578" calcext:value-type="float">
            <text:p>-69.2299014892578</text:p>
          </table:table-cell>
          <table:table-cell office:value-type="float" office:value="-68.9828050079346" calcext:value-type="float">
            <text:p>-68.9828050079346</text:p>
          </table:table-cell>
          <table:table-cell office:value-type="float" office:value="-69.2243030090332" calcext:value-type="float">
            <text:p>-69.2243030090332</text:p>
          </table:table-cell>
          <table:table-cell office:value-type="float" office:value="-68.9630955886841" calcext:value-type="float">
            <text:p>-68.9630955886841</text:p>
          </table:table-cell>
          <table:table-cell office:value-type="float" office:value="-69.2252103271484" calcext:value-type="float">
            <text:p>-69.2252103271484</text:p>
          </table:table-cell>
          <table:table-cell office:value-type="float" office:value="-68.9535395050049" calcext:value-type="float">
            <text:p>-68.9535395050049</text:p>
          </table:table-cell>
          <table:table-cell office:value-type="float" office:value="-69.2103715515137" calcext:value-type="float">
            <text:p>-69.2103715515137</text:p>
          </table:table-cell>
          <table:table-cell office:value-type="float" office:value="-68.9490706558228" calcext:value-type="float">
            <text:p>-68.9490706558228</text:p>
          </table:table-cell>
          <table:table-cell office:value-type="float" office:value="-69.2008408050537" calcext:value-type="float">
            <text:p>-69.20084080505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8.9243910980225" calcext:value-type="float">
            <text:p>-68.9243910980225</text:p>
          </table:table-cell>
          <table:table-cell office:value-type="float" office:value="-69.1872587890625" calcext:value-type="float">
            <text:p>-69.1872587890625</text:p>
          </table:table-cell>
          <table:table-cell office:value-type="float" office:value="-68.9341981887817" calcext:value-type="float">
            <text:p>-68.9341981887817</text:p>
          </table:table-cell>
          <table:table-cell office:value-type="float" office:value="-69.2065118026733" calcext:value-type="float">
            <text:p>-69.2065118026733</text:p>
          </table:table-cell>
          <table:table-cell office:value-type="float" office:value="-68.934870765686" calcext:value-type="float">
            <text:p>-68.934870765686</text:p>
          </table:table-cell>
          <table:table-cell office:value-type="float" office:value="-69.187024307251" calcext:value-type="float">
            <text:p>-69.187024307251</text:p>
          </table:table-cell>
          <table:table-cell office:value-type="float" office:value="-68.9416021728516" calcext:value-type="float">
            <text:p>-68.9416021728516</text:p>
          </table:table-cell>
          <table:table-cell office:value-type="float" office:value="-69.201248550415" calcext:value-type="float">
            <text:p>-69.201248550415</text:p>
          </table:table-cell>
          <table:table-cell office:value-type="float" office:value="-68.9455846481323" calcext:value-type="float">
            <text:p>-68.9455846481323</text:p>
          </table:table-cell>
          <table:table-cell office:value-type="float" office:value="-69.2049573822022" calcext:value-type="float">
            <text:p>-69.2049573822022</text:p>
          </table:table-cell>
          <table:table-cell office:value-type="float" office:value="-68.9399182815552" calcext:value-type="float">
            <text:p>-68.9399182815552</text:p>
          </table:table-cell>
          <table:table-cell office:value-type="float" office:value="-69.1955599136353" calcext:value-type="float">
            <text:p>-69.1955599136353</text:p>
          </table:table-cell>
          <table:table-cell office:value-type="float" office:value="-68.9481231842041" calcext:value-type="float">
            <text:p>-68.9481231842041</text:p>
          </table:table-cell>
          <table:table-cell office:value-type="float" office:value="-69.1991183700562" calcext:value-type="float">
            <text:p>-69.1991183700562</text:p>
          </table:table-cell>
          <table:table-cell office:value-type="float" office:value="-68.941876335144" calcext:value-type="float">
            <text:p>-68.941876335144</text:p>
          </table:table-cell>
          <table:table-cell office:value-type="float" office:value="-69.199310333252" calcext:value-type="float">
            <text:p>-69.199310333252</text:p>
          </table:table-cell>
          <table:table-cell office:value-type="float" office:value="-68.9508124237061" calcext:value-type="float">
            <text:p>-68.9508124237061</text:p>
          </table:table-cell>
          <table:table-cell office:value-type="float" office:value="-69.2057552185059" calcext:value-type="float">
            <text:p>-69.2057552185059</text:p>
          </table:table-cell>
          <table:table-cell office:value-type="float" office:value="-68.9566720581055" calcext:value-type="float">
            <text:p>-68.9566720581055</text:p>
          </table:table-cell>
          <table:table-cell office:value-type="float" office:value="-69.2045256195068" calcext:value-type="float">
            <text:p>-69.204525619506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8.9746783447266" calcext:value-type="float">
            <text:p>-68.9746783447266</text:p>
          </table:table-cell>
          <table:table-cell office:value-type="float" office:value="-69.2134399490357" calcext:value-type="float">
            <text:p>-69.2134399490357</text:p>
          </table:table-cell>
          <table:table-cell office:value-type="float" office:value="-68.9553211593628" calcext:value-type="float">
            <text:p>-68.9553211593628</text:p>
          </table:table-cell>
          <table:table-cell office:value-type="float" office:value="-69.213212852478" calcext:value-type="float">
            <text:p>-69.213212852478</text:p>
          </table:table-cell>
          <table:table-cell office:value-type="float" office:value="-68.950539932251" calcext:value-type="float">
            <text:p>-68.950539932251</text:p>
          </table:table-cell>
          <table:table-cell office:value-type="float" office:value="-69.2112996444702" calcext:value-type="float">
            <text:p>-69.2112996444702</text:p>
          </table:table-cell>
          <table:table-cell office:value-type="float" office:value="-68.9616922225952" calcext:value-type="float">
            <text:p>-68.9616922225952</text:p>
          </table:table-cell>
          <table:table-cell office:value-type="float" office:value="-69.2146209411621" calcext:value-type="float">
            <text:p>-69.2146209411621</text:p>
          </table:table-cell>
          <table:table-cell office:value-type="float" office:value="-68.9547277450562" calcext:value-type="float">
            <text:p>-68.9547277450562</text:p>
          </table:table-cell>
          <table:table-cell office:value-type="float" office:value="-69.194255607605" calcext:value-type="float">
            <text:p>-69.194255607605</text:p>
          </table:table-cell>
          <table:table-cell office:value-type="float" office:value="-68.9722761764526" calcext:value-type="float">
            <text:p>-68.9722761764526</text:p>
          </table:table-cell>
          <table:table-cell office:value-type="float" office:value="-69.2237726135254" calcext:value-type="float">
            <text:p>-69.2237726135254</text:p>
          </table:table-cell>
          <table:table-cell office:value-type="float" office:value="-68.9780881347656" calcext:value-type="float">
            <text:p>-68.9780881347656</text:p>
          </table:table-cell>
          <table:table-cell office:value-type="float" office:value="-69.2230298080444" calcext:value-type="float">
            <text:p>-69.2230298080444</text:p>
          </table:table-cell>
          <table:table-cell office:value-type="float" office:value="-68.9500093383789" calcext:value-type="float">
            <text:p>-68.9500093383789</text:p>
          </table:table-cell>
          <table:table-cell office:value-type="float" office:value="-69.1982362365723" calcext:value-type="float">
            <text:p>-69.1982362365723</text:p>
          </table:table-cell>
          <table:table-cell office:value-type="float" office:value="-68.9436404190063" calcext:value-type="float">
            <text:p>-68.9436404190063</text:p>
          </table:table-cell>
          <table:table-cell office:value-type="float" office:value="-69.1992449417114" calcext:value-type="float">
            <text:p>-69.1992449417114</text:p>
          </table:table-cell>
          <table:table-cell office:value-type="float" office:value="-68.9390422363281" calcext:value-type="float">
            <text:p>-68.9390422363281</text:p>
          </table:table-cell>
          <table:table-cell office:value-type="float" office:value="-69.1888530960083" calcext:value-type="float">
            <text:p>-69.18885309600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8.9390222854614" calcext:value-type="float">
            <text:p>-68.9390222854614</text:p>
          </table:table-cell>
          <table:table-cell office:value-type="float" office:value="-69.1858551864624" calcext:value-type="float">
            <text:p>-69.1858551864624</text:p>
          </table:table-cell>
          <table:table-cell office:value-type="float" office:value="-68.9412570724487" calcext:value-type="float">
            <text:p>-68.9412570724487</text:p>
          </table:table-cell>
          <table:table-cell office:value-type="float" office:value="-69.1923992843628" calcext:value-type="float">
            <text:p>-69.1923992843628</text:p>
          </table:table-cell>
          <table:table-cell office:value-type="float" office:value="-68.9359287261963" calcext:value-type="float">
            <text:p>-68.9359287261963</text:p>
          </table:table-cell>
          <table:table-cell office:value-type="float" office:value="-69.1752244338989" calcext:value-type="float">
            <text:p>-69.1752244338989</text:p>
          </table:table-cell>
          <table:table-cell office:value-type="float" office:value="-68.9287896575928" calcext:value-type="float">
            <text:p>-68.9287896575928</text:p>
          </table:table-cell>
          <table:table-cell office:value-type="float" office:value="-69.1837440872192" calcext:value-type="float">
            <text:p>-69.1837440872192</text:p>
          </table:table-cell>
          <table:table-cell office:value-type="float" office:value="-68.9305939178467" calcext:value-type="float">
            <text:p>-68.9305939178467</text:p>
          </table:table-cell>
          <table:table-cell office:value-type="float" office:value="-69.1836418075562" calcext:value-type="float">
            <text:p>-69.1836418075562</text:p>
          </table:table-cell>
          <table:table-cell office:value-type="float" office:value="-68.9314069976807" calcext:value-type="float">
            <text:p>-68.9314069976807</text:p>
          </table:table-cell>
          <table:table-cell office:value-type="float" office:value="-69.1855175704956" calcext:value-type="float">
            <text:p>-69.1855175704956</text:p>
          </table:table-cell>
          <table:table-cell office:value-type="float" office:value="-68.9277016906738" calcext:value-type="float">
            <text:p>-68.9277016906738</text:p>
          </table:table-cell>
          <table:table-cell office:value-type="float" office:value="-69.1804128341675" calcext:value-type="float">
            <text:p>-69.1804128341675</text:p>
          </table:table-cell>
          <table:table-cell office:value-type="float" office:value="-68.9332013015747" calcext:value-type="float">
            <text:p>-68.9332013015747</text:p>
          </table:table-cell>
          <table:table-cell office:value-type="float" office:value="-69.183074508667" calcext:value-type="float">
            <text:p>-69.183074508667</text:p>
          </table:table-cell>
          <table:table-cell office:value-type="float" office:value="-68.9303149414063" calcext:value-type="float">
            <text:p>-68.9303149414063</text:p>
          </table:table-cell>
          <table:table-cell office:value-type="float" office:value="-69.1913690338135" calcext:value-type="float">
            <text:p>-69.1913690338135</text:p>
          </table:table-cell>
          <table:table-cell office:value-type="float" office:value="-68.9253044509888" calcext:value-type="float">
            <text:p>-68.9253044509888</text:p>
          </table:table-cell>
          <table:table-cell office:value-type="float" office:value="-69.1798870239258" calcext:value-type="float">
            <text:p>-69.179887023925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8.921324295044" calcext:value-type="float">
            <text:p>-68.921324295044</text:p>
          </table:table-cell>
          <table:table-cell office:value-type="float" office:value="-69.1984860153198" calcext:value-type="float">
            <text:p>-69.1984860153198</text:p>
          </table:table-cell>
          <table:table-cell office:value-type="float" office:value="-68.9259998245239" calcext:value-type="float">
            <text:p>-68.9259998245239</text:p>
          </table:table-cell>
          <table:table-cell office:value-type="float" office:value="-69.1876623535156" calcext:value-type="float">
            <text:p>-69.1876623535156</text:p>
          </table:table-cell>
          <table:table-cell office:value-type="float" office:value="-68.9107244491577" calcext:value-type="float">
            <text:p>-68.9107244491577</text:p>
          </table:table-cell>
          <table:table-cell office:value-type="float" office:value="-69.1583603744507" calcext:value-type="float">
            <text:p>-69.1583603744507</text:p>
          </table:table-cell>
          <table:table-cell office:value-type="float" office:value="-68.9288157882691" calcext:value-type="float">
            <text:p>-68.9288157882691</text:p>
          </table:table-cell>
          <table:table-cell office:value-type="float" office:value="-69.1785721893311" calcext:value-type="float">
            <text:p>-69.1785721893311</text:p>
          </table:table-cell>
          <table:table-cell office:value-type="float" office:value="-68.9159363174439" calcext:value-type="float">
            <text:p>-68.9159363174439</text:p>
          </table:table-cell>
          <table:table-cell office:value-type="float" office:value="-69.1702069244385" calcext:value-type="float">
            <text:p>-69.1702069244385</text:p>
          </table:table-cell>
          <table:table-cell office:value-type="float" office:value="-68.9262822570801" calcext:value-type="float">
            <text:p>-68.9262822570801</text:p>
          </table:table-cell>
          <table:table-cell office:value-type="float" office:value="-69.1761978912354" calcext:value-type="float">
            <text:p>-69.1761978912354</text:p>
          </table:table-cell>
          <table:table-cell office:value-type="float" office:value="-68.9191717071533" calcext:value-type="float">
            <text:p>-68.9191717071533</text:p>
          </table:table-cell>
          <table:table-cell office:value-type="float" office:value="-69.1733831863403" calcext:value-type="float">
            <text:p>-69.1733831863403</text:p>
          </table:table-cell>
          <table:table-cell office:value-type="float" office:value="-68.9161156539917" calcext:value-type="float">
            <text:p>-68.9161156539917</text:p>
          </table:table-cell>
          <table:table-cell office:value-type="float" office:value="-69.1719512939453" calcext:value-type="float">
            <text:p>-69.1719512939453</text:p>
          </table:table-cell>
          <table:table-cell office:value-type="float" office:value="-68.9273699874878" calcext:value-type="float">
            <text:p>-68.9273699874878</text:p>
          </table:table-cell>
          <table:table-cell office:value-type="float" office:value="-69.1754800109863" calcext:value-type="float">
            <text:p>-69.1754800109863</text:p>
          </table:table-cell>
          <table:table-cell office:value-type="float" office:value="-68.9345229415894" calcext:value-type="float">
            <text:p>-68.9345229415894</text:p>
          </table:table-cell>
          <table:table-cell office:value-type="float" office:value="-69.1815879211426" calcext:value-type="float">
            <text:p>-69.181587921142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8.9205327453613" calcext:value-type="float">
            <text:p>-68.9205327453613</text:p>
          </table:table-cell>
          <table:table-cell office:value-type="float" office:value="-69.1815039215088" calcext:value-type="float">
            <text:p>-69.1815039215088</text:p>
          </table:table-cell>
          <table:table-cell office:value-type="float" office:value="-68.9480430145264" calcext:value-type="float">
            <text:p>-68.9480430145264</text:p>
          </table:table-cell>
          <table:table-cell office:value-type="float" office:value="-69.1684136199951" calcext:value-type="float">
            <text:p>-69.1684136199951</text:p>
          </table:table-cell>
          <table:table-cell office:value-type="float" office:value="-68.9266579589844" calcext:value-type="float">
            <text:p>-68.9266579589844</text:p>
          </table:table-cell>
          <table:table-cell office:value-type="float" office:value="-69.1811156997681" calcext:value-type="float">
            <text:p>-69.1811156997681</text:p>
          </table:table-cell>
          <table:table-cell office:value-type="float" office:value="-68.93388205719" calcext:value-type="float">
            <text:p>-68.93388205719</text:p>
          </table:table-cell>
          <table:table-cell office:value-type="float" office:value="-69.2067969970703" calcext:value-type="float">
            <text:p>-69.2067969970703</text:p>
          </table:table-cell>
          <table:table-cell office:value-type="float" office:value="-68.9398942337036" calcext:value-type="float">
            <text:p>-68.9398942337036</text:p>
          </table:table-cell>
          <table:table-cell office:value-type="float" office:value="-69.1976646194458" calcext:value-type="float">
            <text:p>-69.1976646194458</text:p>
          </table:table-cell>
          <table:table-cell office:value-type="float" office:value="-68.9315960083008" calcext:value-type="float">
            <text:p>-68.9315960083008</text:p>
          </table:table-cell>
          <table:table-cell office:value-type="float" office:value="-69.1857196960449" calcext:value-type="float">
            <text:p>-69.1857196960449</text:p>
          </table:table-cell>
          <table:table-cell office:value-type="float" office:value="-68.9493422393799" calcext:value-type="float">
            <text:p>-68.9493422393799</text:p>
          </table:table-cell>
          <table:table-cell office:value-type="float" office:value="-69.2047069091797" calcext:value-type="float">
            <text:p>-69.2047069091797</text:p>
          </table:table-cell>
          <table:table-cell office:value-type="float" office:value="-68.9389802780151" calcext:value-type="float">
            <text:p>-68.9389802780151</text:p>
          </table:table-cell>
          <table:table-cell office:value-type="float" office:value="-69.1906845321655" calcext:value-type="float">
            <text:p>-69.1906845321655</text:p>
          </table:table-cell>
          <table:table-cell office:value-type="float" office:value="-68.9345356369019" calcext:value-type="float">
            <text:p>-68.9345356369019</text:p>
          </table:table-cell>
          <table:table-cell office:value-type="float" office:value="-69.18539793396" calcext:value-type="float">
            <text:p>-69.18539793396</text:p>
          </table:table-cell>
          <table:table-cell office:value-type="float" office:value="-68.9337590637207" calcext:value-type="float">
            <text:p>-68.9337590637207</text:p>
          </table:table-cell>
          <table:table-cell office:value-type="float" office:value="-69.1915455169678" calcext:value-type="float">
            <text:p>-69.19154551696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8.9417545013428" calcext:value-type="float">
            <text:p>-68.9417545013428</text:p>
          </table:table-cell>
          <table:table-cell office:value-type="float" office:value="-69.1772576828003" calcext:value-type="float">
            <text:p>-69.1772576828003</text:p>
          </table:table-cell>
          <table:table-cell office:value-type="float" office:value="-68.9369910812378" calcext:value-type="float">
            <text:p>-68.9369910812378</text:p>
          </table:table-cell>
          <table:table-cell office:value-type="float" office:value="-69.1869579391479" calcext:value-type="float">
            <text:p>-69.1869579391479</text:p>
          </table:table-cell>
          <table:table-cell office:value-type="float" office:value="-68.9395984649658" calcext:value-type="float">
            <text:p>-68.9395984649658</text:p>
          </table:table-cell>
          <table:table-cell office:value-type="float" office:value="-69.1956590194702" calcext:value-type="float">
            <text:p>-69.1956590194702</text:p>
          </table:table-cell>
          <table:table-cell office:value-type="float" office:value="-68.9313045272827" calcext:value-type="float">
            <text:p>-68.9313045272827</text:p>
          </table:table-cell>
          <table:table-cell office:value-type="float" office:value="-69.1676207962036" calcext:value-type="float">
            <text:p>-69.1676207962036</text:p>
          </table:table-cell>
          <table:table-cell office:value-type="float" office:value="-68.9413099136353" calcext:value-type="float">
            <text:p>-68.9413099136353</text:p>
          </table:table-cell>
          <table:table-cell office:value-type="float" office:value="-69.1954507064819" calcext:value-type="float">
            <text:p>-69.1954507064819</text:p>
          </table:table-cell>
          <table:table-cell office:value-type="float" office:value="-68.9339970321655" calcext:value-type="float">
            <text:p>-68.9339970321655</text:p>
          </table:table-cell>
          <table:table-cell office:value-type="float" office:value="-69.1850783843994" calcext:value-type="float">
            <text:p>-69.1850783843994</text:p>
          </table:table-cell>
          <table:table-cell office:value-type="float" office:value="-68.9325149688721" calcext:value-type="float">
            <text:p>-68.9325149688721</text:p>
          </table:table-cell>
          <table:table-cell office:value-type="float" office:value="-69.182871887207" calcext:value-type="float">
            <text:p>-69.182871887207</text:p>
          </table:table-cell>
          <table:table-cell office:value-type="float" office:value="-68.9330301437378" calcext:value-type="float">
            <text:p>-68.9330301437378</text:p>
          </table:table-cell>
          <table:table-cell office:value-type="float" office:value="-69.1885219421387" calcext:value-type="float">
            <text:p>-69.1885219421387</text:p>
          </table:table-cell>
          <table:table-cell office:value-type="float" office:value="-68.9336678695679" calcext:value-type="float">
            <text:p>-68.9336678695679</text:p>
          </table:table-cell>
          <table:table-cell office:value-type="float" office:value="-69.1870264511108" calcext:value-type="float">
            <text:p>-69.1870264511108</text:p>
          </table:table-cell>
          <table:table-cell office:value-type="float" office:value="-68.9321708374023" calcext:value-type="float">
            <text:p>-68.9321708374023</text:p>
          </table:table-cell>
          <table:table-cell office:value-type="float" office:value="-69.1839960708618" calcext:value-type="float">
            <text:p>-69.18399607086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8.9249357376099" calcext:value-type="float">
            <text:p>-68.9249357376099</text:p>
          </table:table-cell>
          <table:table-cell office:value-type="float" office:value="-69.198447341919" calcext:value-type="float">
            <text:p>-69.198447341919</text:p>
          </table:table-cell>
          <table:table-cell office:value-type="float" office:value="-68.9456970443726" calcext:value-type="float">
            <text:p>-68.9456970443726</text:p>
          </table:table-cell>
          <table:table-cell office:value-type="float" office:value="-69.1840815582275" calcext:value-type="float">
            <text:p>-69.1840815582275</text:p>
          </table:table-cell>
          <table:table-cell office:value-type="float" office:value="-68.9387630767822" calcext:value-type="float">
            <text:p>-68.9387630767822</text:p>
          </table:table-cell>
          <table:table-cell office:value-type="float" office:value="-69.1951571121216" calcext:value-type="float">
            <text:p>-69.1951571121216</text:p>
          </table:table-cell>
          <table:table-cell office:value-type="float" office:value="-68.9334532470703" calcext:value-type="float">
            <text:p>-68.9334532470703</text:p>
          </table:table-cell>
          <table:table-cell office:value-type="float" office:value="-69.1903923873901" calcext:value-type="float">
            <text:p>-69.1903923873901</text:p>
          </table:table-cell>
          <table:table-cell office:value-type="float" office:value="-68.915833190918" calcext:value-type="float">
            <text:p>-68.915833190918</text:p>
          </table:table-cell>
          <table:table-cell office:value-type="float" office:value="-69.1578268356323" calcext:value-type="float">
            <text:p>-69.1578268356323</text:p>
          </table:table-cell>
          <table:table-cell office:value-type="float" office:value="-68.9209540786743" calcext:value-type="float">
            <text:p>-68.9209540786743</text:p>
          </table:table-cell>
          <table:table-cell office:value-type="float" office:value="-69.1819673309326" calcext:value-type="float">
            <text:p>-69.1819673309326</text:p>
          </table:table-cell>
          <table:table-cell office:value-type="float" office:value="-68.919317314148" calcext:value-type="float">
            <text:p>-68.919317314148</text:p>
          </table:table-cell>
          <table:table-cell office:value-type="float" office:value="-69.1790288085938" calcext:value-type="float">
            <text:p>-69.1790288085938</text:p>
          </table:table-cell>
          <table:table-cell office:value-type="float" office:value="-68.9229175338745" calcext:value-type="float">
            <text:p>-68.9229175338745</text:p>
          </table:table-cell>
          <table:table-cell office:value-type="float" office:value="-69.1779579467773" calcext:value-type="float">
            <text:p>-69.1779579467773</text:p>
          </table:table-cell>
          <table:table-cell office:value-type="float" office:value="-68.9258784866333" calcext:value-type="float">
            <text:p>-68.9258784866333</text:p>
          </table:table-cell>
          <table:table-cell office:value-type="float" office:value="-69.1776519012451" calcext:value-type="float">
            <text:p>-69.1776519012451</text:p>
          </table:table-cell>
          <table:table-cell office:value-type="float" office:value="-68.9220015182495" calcext:value-type="float">
            <text:p>-68.9220015182495</text:p>
          </table:table-cell>
          <table:table-cell office:value-type="float" office:value="-69.1759240036011" calcext:value-type="float">
            <text:p>-69.17592400360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8.9290469055176" calcext:value-type="float">
            <text:p>-68.9290469055176</text:p>
          </table:table-cell>
          <table:table-cell office:value-type="float" office:value="-69.1793016052246" calcext:value-type="float">
            <text:p>-69.1793016052246</text:p>
          </table:table-cell>
          <table:table-cell office:value-type="float" office:value="-68.9103121795654" calcext:value-type="float">
            <text:p>-68.9103121795654</text:p>
          </table:table-cell>
          <table:table-cell office:value-type="float" office:value="-69.1635854568481" calcext:value-type="float">
            <text:p>-69.1635854568481</text:p>
          </table:table-cell>
          <table:table-cell office:value-type="float" office:value="-68.9400192642212" calcext:value-type="float">
            <text:p>-68.9400192642212</text:p>
          </table:table-cell>
          <table:table-cell office:value-type="float" office:value="-69.1812514953613" calcext:value-type="float">
            <text:p>-69.1812514953613</text:p>
          </table:table-cell>
          <table:table-cell office:value-type="float" office:value="-68.9195380783081" calcext:value-type="float">
            <text:p>-68.9195380783081</text:p>
          </table:table-cell>
          <table:table-cell office:value-type="float" office:value="-69.174188117981" calcext:value-type="float">
            <text:p>-69.174188117981</text:p>
          </table:table-cell>
          <table:table-cell office:value-type="float" office:value="-68.9185992279053" calcext:value-type="float">
            <text:p>-68.9185992279053</text:p>
          </table:table-cell>
          <table:table-cell office:value-type="float" office:value="-69.1815640411377" calcext:value-type="float">
            <text:p>-69.1815640411377</text:p>
          </table:table-cell>
          <table:table-cell office:value-type="float" office:value="-68.9197432785034" calcext:value-type="float">
            <text:p>-68.9197432785034</text:p>
          </table:table-cell>
          <table:table-cell office:value-type="float" office:value="-69.1806338729858" calcext:value-type="float">
            <text:p>-69.1806338729858</text:p>
          </table:table-cell>
          <table:table-cell office:value-type="float" office:value="-68.9280185012817" calcext:value-type="float">
            <text:p>-68.9280185012817</text:p>
          </table:table-cell>
          <table:table-cell office:value-type="float" office:value="-69.1812153167725" calcext:value-type="float">
            <text:p>-69.1812153167725</text:p>
          </table:table-cell>
          <table:table-cell office:value-type="float" office:value="-68.9259139099121" calcext:value-type="float">
            <text:p>-68.9259139099121</text:p>
          </table:table-cell>
          <table:table-cell office:value-type="float" office:value="-69.1823100891113" calcext:value-type="float">
            <text:p>-69.1823100891113</text:p>
          </table:table-cell>
          <table:table-cell office:value-type="float" office:value="-68.9249577026367" calcext:value-type="float">
            <text:p>-68.9249577026367</text:p>
          </table:table-cell>
          <table:table-cell office:value-type="float" office:value="-69.1824883041382" calcext:value-type="float">
            <text:p>-69.1824883041382</text:p>
          </table:table-cell>
          <table:table-cell office:value-type="float" office:value="-68.9236421356201" calcext:value-type="float">
            <text:p>-68.9236421356201</text:p>
          </table:table-cell>
          <table:table-cell office:value-type="float" office:value="-69.1782025909424" calcext:value-type="float">
            <text:p>-69.178202590942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8.9257168807983" calcext:value-type="float">
            <text:p>-68.9257168807983</text:p>
          </table:table-cell>
          <table:table-cell office:value-type="float" office:value="-69.1767865219116" calcext:value-type="float">
            <text:p>-69.1767865219116</text:p>
          </table:table-cell>
          <table:table-cell office:value-type="float" office:value="-68.923388381958" calcext:value-type="float">
            <text:p>-68.923388381958</text:p>
          </table:table-cell>
          <table:table-cell office:value-type="float" office:value="-69.1784338073731" calcext:value-type="float">
            <text:p>-69.1784338073731</text:p>
          </table:table-cell>
          <table:table-cell office:value-type="float" office:value="-68.912022026062" calcext:value-type="float">
            <text:p>-68.912022026062</text:p>
          </table:table-cell>
          <table:table-cell office:value-type="float" office:value="-69.193273475647" calcext:value-type="float">
            <text:p>-69.193273475647</text:p>
          </table:table-cell>
          <table:table-cell office:value-type="float" office:value="-68.9416015014649" calcext:value-type="float">
            <text:p>-68.9416015014649</text:p>
          </table:table-cell>
          <table:table-cell office:value-type="float" office:value="-69.1837132110596" calcext:value-type="float">
            <text:p>-69.1837132110596</text:p>
          </table:table-cell>
          <table:table-cell office:value-type="float" office:value="-68.9260890197754" calcext:value-type="float">
            <text:p>-68.9260890197754</text:p>
          </table:table-cell>
          <table:table-cell office:value-type="float" office:value="-69.1858078155518" calcext:value-type="float">
            <text:p>-69.1858078155518</text:p>
          </table:table-cell>
          <table:table-cell office:value-type="float" office:value="-68.9367956695557" calcext:value-type="float">
            <text:p>-68.9367956695557</text:p>
          </table:table-cell>
          <table:table-cell office:value-type="float" office:value="-69.1801775588989" calcext:value-type="float">
            <text:p>-69.1801775588989</text:p>
          </table:table-cell>
          <table:table-cell office:value-type="float" office:value="-68.9400175018311" calcext:value-type="float">
            <text:p>-68.9400175018311</text:p>
          </table:table-cell>
          <table:table-cell office:value-type="float" office:value="-69.1947421798706" calcext:value-type="float">
            <text:p>-69.1947421798706</text:p>
          </table:table-cell>
          <table:table-cell office:value-type="float" office:value="-68.9373968811035" calcext:value-type="float">
            <text:p>-68.9373968811035</text:p>
          </table:table-cell>
          <table:table-cell office:value-type="float" office:value="-69.1890928955078" calcext:value-type="float">
            <text:p>-69.1890928955078</text:p>
          </table:table-cell>
          <table:table-cell office:value-type="float" office:value="-68.935615737915" calcext:value-type="float">
            <text:p>-68.935615737915</text:p>
          </table:table-cell>
          <table:table-cell office:value-type="float" office:value="-69.1883592224121" calcext:value-type="float">
            <text:p>-69.1883592224121</text:p>
          </table:table-cell>
          <table:table-cell office:value-type="float" office:value="-68.9288146514893" calcext:value-type="float">
            <text:p>-68.9288146514893</text:p>
          </table:table-cell>
          <table:table-cell office:value-type="float" office:value="-69.1843343276978" calcext:value-type="float">
            <text:p>-69.184334327697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8.941136795044" calcext:value-type="float">
            <text:p>-68.941136795044</text:p>
          </table:table-cell>
          <table:table-cell office:value-type="float" office:value="-69.1787138366699" calcext:value-type="float">
            <text:p>-69.1787138366699</text:p>
          </table:table-cell>
          <table:table-cell office:value-type="float" office:value="-68.9312430801392" calcext:value-type="float">
            <text:p>-68.9312430801392</text:p>
          </table:table-cell>
          <table:table-cell office:value-type="float" office:value="-69.1931423416138" calcext:value-type="float">
            <text:p>-69.1931423416138</text:p>
          </table:table-cell>
          <table:table-cell office:value-type="float" office:value="-68.9380877304077" calcext:value-type="float">
            <text:p>-68.9380877304077</text:p>
          </table:table-cell>
          <table:table-cell office:value-type="float" office:value="-69.1944570083618" calcext:value-type="float">
            <text:p>-69.1944570083618</text:p>
          </table:table-cell>
          <table:table-cell office:value-type="float" office:value="-68.9332962417603" calcext:value-type="float">
            <text:p>-68.9332962417603</text:p>
          </table:table-cell>
          <table:table-cell office:value-type="float" office:value="-69.1776779632568" calcext:value-type="float">
            <text:p>-69.1776779632568</text:p>
          </table:table-cell>
          <table:table-cell office:value-type="float" office:value="-68.9334481430054" calcext:value-type="float">
            <text:p>-68.9334481430054</text:p>
          </table:table-cell>
          <table:table-cell office:value-type="float" office:value="-69.1917492446899" calcext:value-type="float">
            <text:p>-69.1917492446899</text:p>
          </table:table-cell>
          <table:table-cell office:value-type="float" office:value="-68.931035949707" calcext:value-type="float">
            <text:p>-68.931035949707</text:p>
          </table:table-cell>
          <table:table-cell office:value-type="float" office:value="-69.1869575500488" calcext:value-type="float">
            <text:p>-69.1869575500488</text:p>
          </table:table-cell>
          <table:table-cell office:value-type="float" office:value="-68.9361251144409" calcext:value-type="float">
            <text:p>-68.9361251144409</text:p>
          </table:table-cell>
          <table:table-cell office:value-type="float" office:value="-69.1885514144898" calcext:value-type="float">
            <text:p>-69.1885514144898</text:p>
          </table:table-cell>
          <table:table-cell office:value-type="float" office:value="-68.9364592895508" calcext:value-type="float">
            <text:p>-68.9364592895508</text:p>
          </table:table-cell>
          <table:table-cell office:value-type="float" office:value="-69.1914594726563" calcext:value-type="float">
            <text:p>-69.1914594726563</text:p>
          </table:table-cell>
          <table:table-cell office:value-type="float" office:value="-68.9378970336914" calcext:value-type="float">
            <text:p>-68.9378970336914</text:p>
          </table:table-cell>
          <table:table-cell office:value-type="float" office:value="-69.1883535614014" calcext:value-type="float">
            <text:p>-69.1883535614014</text:p>
          </table:table-cell>
          <table:table-cell office:value-type="float" office:value="-68.9379660491943" calcext:value-type="float">
            <text:p>-68.9379660491943</text:p>
          </table:table-cell>
          <table:table-cell office:value-type="float" office:value="-69.1913178329468" calcext:value-type="float">
            <text:p>-69.191317832946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8.9382946853638" calcext:value-type="float">
            <text:p>-68.9382946853638</text:p>
          </table:table-cell>
          <table:table-cell office:value-type="float" office:value="-69.187553024292" calcext:value-type="float">
            <text:p>-69.187553024292</text:p>
          </table:table-cell>
          <table:table-cell office:value-type="float" office:value="-68.94651978302" calcext:value-type="float">
            <text:p>-68.94651978302</text:p>
          </table:table-cell>
          <table:table-cell office:value-type="float" office:value="-69.1776541748047" calcext:value-type="float">
            <text:p>-69.1776541748047</text:p>
          </table:table-cell>
          <table:table-cell office:value-type="float" office:value="-68.9277881164551" calcext:value-type="float">
            <text:p>-68.9277881164551</text:p>
          </table:table-cell>
          <table:table-cell office:value-type="float" office:value="-69.1971121749878" calcext:value-type="float">
            <text:p>-69.1971121749878</text:p>
          </table:table-cell>
          <table:table-cell office:value-type="float" office:value="-68.9383538818359" calcext:value-type="float">
            <text:p>-68.9383538818359</text:p>
          </table:table-cell>
          <table:table-cell office:value-type="float" office:value="-69.1905278320313" calcext:value-type="float">
            <text:p>-69.1905278320313</text:p>
          </table:table-cell>
          <table:table-cell office:value-type="float" office:value="-68.9449266967773" calcext:value-type="float">
            <text:p>-68.9449266967773</text:p>
          </table:table-cell>
          <table:table-cell office:value-type="float" office:value="-69.1879867477417" calcext:value-type="float">
            <text:p>-69.1879867477417</text:p>
          </table:table-cell>
          <table:table-cell office:value-type="float" office:value="-68.9378942108154" calcext:value-type="float">
            <text:p>-68.9378942108154</text:p>
          </table:table-cell>
          <table:table-cell office:value-type="float" office:value="-69.186861038208" calcext:value-type="float">
            <text:p>-69.186861038208</text:p>
          </table:table-cell>
          <table:table-cell office:value-type="float" office:value="-68.9447183303833" calcext:value-type="float">
            <text:p>-68.9447183303833</text:p>
          </table:table-cell>
          <table:table-cell office:value-type="float" office:value="-69.1928216171265" calcext:value-type="float">
            <text:p>-69.1928216171265</text:p>
          </table:table-cell>
          <table:table-cell office:value-type="float" office:value="-68.941075881958" calcext:value-type="float">
            <text:p>-68.941075881958</text:p>
          </table:table-cell>
          <table:table-cell office:value-type="float" office:value="-69.1935601348877" calcext:value-type="float">
            <text:p>-69.1935601348877</text:p>
          </table:table-cell>
          <table:table-cell office:value-type="float" office:value="-68.9395194091797" calcext:value-type="float">
            <text:p>-68.9395194091797</text:p>
          </table:table-cell>
          <table:table-cell office:value-type="float" office:value="-69.1965610580444" calcext:value-type="float">
            <text:p>-69.1965610580444</text:p>
          </table:table-cell>
          <table:table-cell office:value-type="float" office:value="-68.9366874313354" calcext:value-type="float">
            <text:p>-68.9366874313354</text:p>
          </table:table-cell>
          <table:table-cell office:value-type="float" office:value="-69.1895698852539" calcext:value-type="float">
            <text:p>-69.189569885253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8.9378799819946" calcext:value-type="float">
            <text:p>-68.9378799819946</text:p>
          </table:table-cell>
          <table:table-cell office:value-type="float" office:value="-69.200617149353" calcext:value-type="float">
            <text:p>-69.200617149353</text:p>
          </table:table-cell>
          <table:table-cell office:value-type="float" office:value="-68.9341305160523" calcext:value-type="float">
            <text:p>-68.9341305160523</text:p>
          </table:table-cell>
          <table:table-cell office:value-type="float" office:value="-69.2010059738159" calcext:value-type="float">
            <text:p>-69.2010059738159</text:p>
          </table:table-cell>
          <table:table-cell office:value-type="float" office:value="-68.9369574813843" calcext:value-type="float">
            <text:p>-68.9369574813843</text:p>
          </table:table-cell>
          <table:table-cell office:value-type="float" office:value="-69.1943415603638" calcext:value-type="float">
            <text:p>-69.1943415603638</text:p>
          </table:table-cell>
          <table:table-cell office:value-type="float" office:value="-68.9378585739136" calcext:value-type="float">
            <text:p>-68.9378585739136</text:p>
          </table:table-cell>
          <table:table-cell office:value-type="float" office:value="-69.1940865936279" calcext:value-type="float">
            <text:p>-69.1940865936279</text:p>
          </table:table-cell>
          <table:table-cell office:value-type="float" office:value="-68.9430123214722" calcext:value-type="float">
            <text:p>-68.9430123214722</text:p>
          </table:table-cell>
          <table:table-cell office:value-type="float" office:value="-69.1912475509644" calcext:value-type="float">
            <text:p>-69.1912475509644</text:p>
          </table:table-cell>
          <table:table-cell office:value-type="float" office:value="-68.9353292770386" calcext:value-type="float">
            <text:p>-68.9353292770386</text:p>
          </table:table-cell>
          <table:table-cell office:value-type="float" office:value="-69.1859585037231" calcext:value-type="float">
            <text:p>-69.1859585037231</text:p>
          </table:table-cell>
          <table:table-cell office:value-type="float" office:value="-68.9393327102661" calcext:value-type="float">
            <text:p>-68.9393327102661</text:p>
          </table:table-cell>
          <table:table-cell office:value-type="float" office:value="-69.1887416305542" calcext:value-type="float">
            <text:p>-69.1887416305542</text:p>
          </table:table-cell>
          <table:table-cell office:value-type="float" office:value="-68.934315361023" calcext:value-type="float">
            <text:p>-68.934315361023</text:p>
          </table:table-cell>
          <table:table-cell office:value-type="float" office:value="-69.1933376464844" calcext:value-type="float">
            <text:p>-69.1933376464844</text:p>
          </table:table-cell>
          <table:table-cell office:value-type="float" office:value="-68.941500831604" calcext:value-type="float">
            <text:p>-68.941500831604</text:p>
          </table:table-cell>
          <table:table-cell office:value-type="float" office:value="-69.1926279525757" calcext:value-type="float">
            <text:p>-69.1926279525757</text:p>
          </table:table-cell>
          <table:table-cell office:value-type="float" office:value="-68.931619758606" calcext:value-type="float">
            <text:p>-68.931619758606</text:p>
          </table:table-cell>
          <table:table-cell office:value-type="float" office:value="-69.1885570068359" calcext:value-type="float">
            <text:p>-69.188557006835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8.9639264068604" calcext:value-type="float">
            <text:p>-68.9639264068604</text:p>
          </table:table-cell>
          <table:table-cell office:value-type="float" office:value="-69.2008626861572" calcext:value-type="float">
            <text:p>-69.2008626861572</text:p>
          </table:table-cell>
          <table:table-cell office:value-type="float" office:value="-68.9368210754395" calcext:value-type="float">
            <text:p>-68.9368210754395</text:p>
          </table:table-cell>
          <table:table-cell office:value-type="float" office:value="-69.2065782775879" calcext:value-type="float">
            <text:p>-69.2065782775879</text:p>
          </table:table-cell>
          <table:table-cell office:value-type="float" office:value="-68.9362147140503" calcext:value-type="float">
            <text:p>-68.9362147140503</text:p>
          </table:table-cell>
          <table:table-cell office:value-type="float" office:value="-69.1843026199341" calcext:value-type="float">
            <text:p>-69.1843026199341</text:p>
          </table:table-cell>
          <table:table-cell office:value-type="float" office:value="-68.944461769104" calcext:value-type="float">
            <text:p>-68.944461769104</text:p>
          </table:table-cell>
          <table:table-cell office:value-type="float" office:value="-69.1746423950195" calcext:value-type="float">
            <text:p>-69.1746423950195</text:p>
          </table:table-cell>
          <table:table-cell office:value-type="float" office:value="-68.9439581375122" calcext:value-type="float">
            <text:p>-68.9439581375122</text:p>
          </table:table-cell>
          <table:table-cell office:value-type="float" office:value="-69.1869902801514" calcext:value-type="float">
            <text:p>-69.1869902801514</text:p>
          </table:table-cell>
          <table:table-cell office:value-type="float" office:value="-68.9443906326294" calcext:value-type="float">
            <text:p>-68.9443906326294</text:p>
          </table:table-cell>
          <table:table-cell office:value-type="float" office:value="-69.1979370880127" calcext:value-type="float">
            <text:p>-69.1979370880127</text:p>
          </table:table-cell>
          <table:table-cell office:value-type="float" office:value="-68.9378824691772" calcext:value-type="float">
            <text:p>-68.9378824691772</text:p>
          </table:table-cell>
          <table:table-cell office:value-type="float" office:value="-69.1937344589233" calcext:value-type="float">
            <text:p>-69.1937344589233</text:p>
          </table:table-cell>
          <table:table-cell office:value-type="float" office:value="-68.9341469039917" calcext:value-type="float">
            <text:p>-68.9341469039917</text:p>
          </table:table-cell>
          <table:table-cell office:value-type="float" office:value="-69.1893799285889" calcext:value-type="float">
            <text:p>-69.1893799285889</text:p>
          </table:table-cell>
          <table:table-cell office:value-type="float" office:value="-68.9410042419434" calcext:value-type="float">
            <text:p>-68.9410042419434</text:p>
          </table:table-cell>
          <table:table-cell office:value-type="float" office:value="-69.1899615707397" calcext:value-type="float">
            <text:p>-69.1899615707397</text:p>
          </table:table-cell>
          <table:table-cell office:value-type="float" office:value="-68.9350881576538" calcext:value-type="float">
            <text:p>-68.9350881576538</text:p>
          </table:table-cell>
          <table:table-cell office:value-type="float" office:value="-69.1872050018311" calcext:value-type="float">
            <text:p>-69.18720500183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8.9142384109497" calcext:value-type="float">
            <text:p>-68.9142384109497</text:p>
          </table:table-cell>
          <table:table-cell office:value-type="float" office:value="-69.1933597183228" calcext:value-type="float">
            <text:p>-69.1933597183228</text:p>
          </table:table-cell>
          <table:table-cell office:value-type="float" office:value="-68.9221971893311" calcext:value-type="float">
            <text:p>-68.9221971893311</text:p>
          </table:table-cell>
          <table:table-cell office:value-type="float" office:value="-69.1608241348267" calcext:value-type="float">
            <text:p>-69.1608241348267</text:p>
          </table:table-cell>
          <table:table-cell office:value-type="float" office:value="-68.9136208343506" calcext:value-type="float">
            <text:p>-68.9136208343506</text:p>
          </table:table-cell>
          <table:table-cell office:value-type="float" office:value="-69.1729810028076" calcext:value-type="float">
            <text:p>-69.1729810028076</text:p>
          </table:table-cell>
          <table:table-cell office:value-type="float" office:value="-68.9080795288086" calcext:value-type="float">
            <text:p>-68.9080795288086</text:p>
          </table:table-cell>
          <table:table-cell office:value-type="float" office:value="-69.1597932052612" calcext:value-type="float">
            <text:p>-69.1597932052612</text:p>
          </table:table-cell>
          <table:table-cell office:value-type="float" office:value="-68.9143871765137" calcext:value-type="float">
            <text:p>-68.9143871765137</text:p>
          </table:table-cell>
          <table:table-cell office:value-type="float" office:value="-69.1648022232056" calcext:value-type="float">
            <text:p>-69.1648022232056</text:p>
          </table:table-cell>
          <table:table-cell office:value-type="float" office:value="-68.9151146774292" calcext:value-type="float">
            <text:p>-68.9151146774292</text:p>
          </table:table-cell>
          <table:table-cell office:value-type="float" office:value="-69.1625658569336" calcext:value-type="float">
            <text:p>-69.1625658569336</text:p>
          </table:table-cell>
          <table:table-cell office:value-type="float" office:value="-68.9279074707031" calcext:value-type="float">
            <text:p>-68.9279074707031</text:p>
          </table:table-cell>
          <table:table-cell office:value-type="float" office:value="-69.1812079544067" calcext:value-type="float">
            <text:p>-69.1812079544067</text:p>
          </table:table-cell>
          <table:table-cell office:value-type="float" office:value="-68.9318671340942" calcext:value-type="float">
            <text:p>-68.9318671340942</text:p>
          </table:table-cell>
          <table:table-cell office:value-type="float" office:value="-69.1871649627686" calcext:value-type="float">
            <text:p>-69.1871649627686</text:p>
          </table:table-cell>
          <table:table-cell office:value-type="float" office:value="-68.9622002487183" calcext:value-type="float">
            <text:p>-68.9622002487183</text:p>
          </table:table-cell>
          <table:table-cell office:value-type="float" office:value="-69.207646484375" calcext:value-type="float">
            <text:p>-69.207646484375</text:p>
          </table:table-cell>
          <table:table-cell office:value-type="float" office:value="-68.9643408584595" calcext:value-type="float">
            <text:p>-68.9643408584595</text:p>
          </table:table-cell>
          <table:table-cell office:value-type="float" office:value="-69.2091064605713" calcext:value-type="float">
            <text:p>-69.20910646057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8.9294895248413" calcext:value-type="float">
            <text:p>-68.9294895248413</text:p>
          </table:table-cell>
          <table:table-cell office:value-type="float" office:value="-69.1980127868652" calcext:value-type="float">
            <text:p>-69.1980127868652</text:p>
          </table:table-cell>
          <table:table-cell office:value-type="float" office:value="-68.9211990432739" calcext:value-type="float">
            <text:p>-68.9211990432739</text:p>
          </table:table-cell>
          <table:table-cell office:value-type="float" office:value="-69.2009032363892" calcext:value-type="float">
            <text:p>-69.2009032363892</text:p>
          </table:table-cell>
          <table:table-cell office:value-type="float" office:value="-68.9087593002319" calcext:value-type="float">
            <text:p>-68.9087593002319</text:p>
          </table:table-cell>
          <table:table-cell office:value-type="float" office:value="-69.1852222976685" calcext:value-type="float">
            <text:p>-69.1852222976685</text:p>
          </table:table-cell>
          <table:table-cell office:value-type="float" office:value="-68.9281181335449" calcext:value-type="float">
            <text:p>-68.9281181335449</text:p>
          </table:table-cell>
          <table:table-cell office:value-type="float" office:value="-69.1902093887329" calcext:value-type="float">
            <text:p>-69.1902093887329</text:p>
          </table:table-cell>
          <table:table-cell office:value-type="float" office:value="-68.9181779632568" calcext:value-type="float">
            <text:p>-68.9181779632568</text:p>
          </table:table-cell>
          <table:table-cell office:value-type="float" office:value="-69.1824494400024" calcext:value-type="float">
            <text:p>-69.1824494400024</text:p>
          </table:table-cell>
          <table:table-cell office:value-type="float" office:value="-68.9221908721924" calcext:value-type="float">
            <text:p>-68.9221908721924</text:p>
          </table:table-cell>
          <table:table-cell office:value-type="float" office:value="-69.1750274276733" calcext:value-type="float">
            <text:p>-69.1750274276733</text:p>
          </table:table-cell>
          <table:table-cell office:value-type="float" office:value="-68.916300743103" calcext:value-type="float">
            <text:p>-68.916300743103</text:p>
          </table:table-cell>
          <table:table-cell office:value-type="float" office:value="-69.1705727539063" calcext:value-type="float">
            <text:p>-69.1705727539063</text:p>
          </table:table-cell>
          <table:table-cell office:value-type="float" office:value="-68.9267338943482" calcext:value-type="float">
            <text:p>-68.9267338943482</text:p>
          </table:table-cell>
          <table:table-cell office:value-type="float" office:value="-69.1777201461792" calcext:value-type="float">
            <text:p>-69.1777201461792</text:p>
          </table:table-cell>
          <table:table-cell office:value-type="float" office:value="-68.9329166259766" calcext:value-type="float">
            <text:p>-68.9329166259766</text:p>
          </table:table-cell>
          <table:table-cell office:value-type="float" office:value="-69.1846225204468" calcext:value-type="float">
            <text:p>-69.1846225204468</text:p>
          </table:table-cell>
          <table:table-cell office:value-type="float" office:value="-68.9387926330566" calcext:value-type="float">
            <text:p>-68.9387926330566</text:p>
          </table:table-cell>
          <table:table-cell office:value-type="float" office:value="-69.1882780075073" calcext:value-type="float">
            <text:p>-69.188278007507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8.9416861419678" calcext:value-type="float">
            <text:p>-68.9416861419678</text:p>
          </table:table-cell>
          <table:table-cell office:value-type="float" office:value="-69.2042277908325" calcext:value-type="float">
            <text:p>-69.2042277908325</text:p>
          </table:table-cell>
          <table:table-cell office:value-type="float" office:value="-68.9472777709961" calcext:value-type="float">
            <text:p>-68.9472777709961</text:p>
          </table:table-cell>
          <table:table-cell office:value-type="float" office:value="-69.1957959823608" calcext:value-type="float">
            <text:p>-69.1957959823608</text:p>
          </table:table-cell>
          <table:table-cell office:value-type="float" office:value="-68.9759855422974" calcext:value-type="float">
            <text:p>-68.9759855422974</text:p>
          </table:table-cell>
          <table:table-cell office:value-type="float" office:value="-69.1838396377564" calcext:value-type="float">
            <text:p>-69.1838396377564</text:p>
          </table:table-cell>
          <table:table-cell office:value-type="float" office:value="-68.9483262557983" calcext:value-type="float">
            <text:p>-68.9483262557983</text:p>
          </table:table-cell>
          <table:table-cell office:value-type="float" office:value="-69.2052767486572" calcext:value-type="float">
            <text:p>-69.2052767486572</text:p>
          </table:table-cell>
          <table:table-cell office:value-type="float" office:value="-68.9462353973389" calcext:value-type="float">
            <text:p>-68.9462353973389</text:p>
          </table:table-cell>
          <table:table-cell office:value-type="float" office:value="-69.2132692718506" calcext:value-type="float">
            <text:p>-69.2132692718506</text:p>
          </table:table-cell>
          <table:table-cell office:value-type="float" office:value="-68.9613739318848" calcext:value-type="float">
            <text:p>-68.9613739318848</text:p>
          </table:table-cell>
          <table:table-cell office:value-type="float" office:value="-69.2104370422363" calcext:value-type="float">
            <text:p>-69.2104370422363</text:p>
          </table:table-cell>
          <table:table-cell office:value-type="float" office:value="-68.9624033584595" calcext:value-type="float">
            <text:p>-68.9624033584595</text:p>
          </table:table-cell>
          <table:table-cell office:value-type="float" office:value="-69.2105314407349" calcext:value-type="float">
            <text:p>-69.2105314407349</text:p>
          </table:table-cell>
          <table:table-cell office:value-type="float" office:value="-68.9636604919434" calcext:value-type="float">
            <text:p>-68.9636604919434</text:p>
          </table:table-cell>
          <table:table-cell office:value-type="float" office:value="-69.2182626419067" calcext:value-type="float">
            <text:p>-69.2182626419067</text:p>
          </table:table-cell>
          <table:table-cell office:value-type="float" office:value="-68.9609081039429" calcext:value-type="float">
            <text:p>-68.9609081039429</text:p>
          </table:table-cell>
          <table:table-cell office:value-type="float" office:value="-69.208626663208" calcext:value-type="float">
            <text:p>-69.208626663208</text:p>
          </table:table-cell>
          <table:table-cell office:value-type="float" office:value="-68.9592352905274" calcext:value-type="float">
            <text:p>-68.9592352905274</text:p>
          </table:table-cell>
          <table:table-cell office:value-type="float" office:value="-69.2021342468262" calcext:value-type="float">
            <text:p>-69.202134246826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8.9644527893066" calcext:value-type="float">
            <text:p>-68.9644527893066</text:p>
          </table:table-cell>
          <table:table-cell office:value-type="float" office:value="-69.2228702545166" calcext:value-type="float">
            <text:p>-69.2228702545166</text:p>
          </table:table-cell>
          <table:table-cell office:value-type="float" office:value="-68.9344037704468" calcext:value-type="float">
            <text:p>-68.9344037704468</text:p>
          </table:table-cell>
          <table:table-cell office:value-type="float" office:value="-69.1892624053955" calcext:value-type="float">
            <text:p>-69.1892624053955</text:p>
          </table:table-cell>
          <table:table-cell office:value-type="float" office:value="-68.9272975692749" calcext:value-type="float">
            <text:p>-68.9272975692749</text:p>
          </table:table-cell>
          <table:table-cell office:value-type="float" office:value="-69.1801451416016" calcext:value-type="float">
            <text:p>-69.1801451416016</text:p>
          </table:table-cell>
          <table:table-cell office:value-type="float" office:value="-68.9351094360352" calcext:value-type="float">
            <text:p>-68.9351094360352</text:p>
          </table:table-cell>
          <table:table-cell office:value-type="float" office:value="-69.1866102142334" calcext:value-type="float">
            <text:p>-69.1866102142334</text:p>
          </table:table-cell>
          <table:table-cell office:value-type="float" office:value="-68.9179266738892" calcext:value-type="float">
            <text:p>-68.9179266738892</text:p>
          </table:table-cell>
          <table:table-cell office:value-type="float" office:value="-69.1769889526367" calcext:value-type="float">
            <text:p>-69.1769889526367</text:p>
          </table:table-cell>
          <table:table-cell office:value-type="float" office:value="-68.9246083984375" calcext:value-type="float">
            <text:p>-68.9246083984375</text:p>
          </table:table-cell>
          <table:table-cell office:value-type="float" office:value="-69.1717413864136" calcext:value-type="float">
            <text:p>-69.1717413864136</text:p>
          </table:table-cell>
          <table:table-cell office:value-type="float" office:value="-68.9235018081665" calcext:value-type="float">
            <text:p>-68.9235018081665</text:p>
          </table:table-cell>
          <table:table-cell office:value-type="float" office:value="-69.1740763549805" calcext:value-type="float">
            <text:p>-69.1740763549805</text:p>
          </table:table-cell>
          <table:table-cell office:value-type="float" office:value="-68.9188299331665" calcext:value-type="float">
            <text:p>-68.9188299331665</text:p>
          </table:table-cell>
          <table:table-cell office:value-type="float" office:value="-69.1691049880981" calcext:value-type="float">
            <text:p>-69.1691049880981</text:p>
          </table:table-cell>
          <table:table-cell office:value-type="float" office:value="-68.9178815002441" calcext:value-type="float">
            <text:p>-68.9178815002441</text:p>
          </table:table-cell>
          <table:table-cell office:value-type="float" office:value="-69.1732415466309" calcext:value-type="float">
            <text:p>-69.1732415466309</text:p>
          </table:table-cell>
          <table:table-cell office:value-type="float" office:value="-68.92110887146" calcext:value-type="float">
            <text:p>-68.92110887146</text:p>
          </table:table-cell>
          <table:table-cell office:value-type="float" office:value="-69.1726695632935" calcext:value-type="float">
            <text:p>-69.172669563293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8.8979359054566" calcext:value-type="float">
            <text:p>-68.8979359054566</text:p>
          </table:table-cell>
          <table:table-cell office:value-type="float" office:value="-69.1647587051392" calcext:value-type="float">
            <text:p>-69.1647587051392</text:p>
          </table:table-cell>
          <table:table-cell office:value-type="float" office:value="-68.9291223907471" calcext:value-type="float">
            <text:p>-68.9291223907471</text:p>
          </table:table-cell>
          <table:table-cell office:value-type="float" office:value="-69.1858365402222" calcext:value-type="float">
            <text:p>-69.1858365402222</text:p>
          </table:table-cell>
          <table:table-cell office:value-type="float" office:value="-68.9285803375244" calcext:value-type="float">
            <text:p>-68.9285803375244</text:p>
          </table:table-cell>
          <table:table-cell office:value-type="float" office:value="-69.1849873275757" calcext:value-type="float">
            <text:p>-69.1849873275757</text:p>
          </table:table-cell>
          <table:table-cell office:value-type="float" office:value="-68.9347368545532" calcext:value-type="float">
            <text:p>-68.9347368545532</text:p>
          </table:table-cell>
          <table:table-cell office:value-type="float" office:value="-69.192591583252" calcext:value-type="float">
            <text:p>-69.192591583252</text:p>
          </table:table-cell>
          <table:table-cell office:value-type="float" office:value="-68.937543838501" calcext:value-type="float">
            <text:p>-68.937543838501</text:p>
          </table:table-cell>
          <table:table-cell office:value-type="float" office:value="-69.1983152923584" calcext:value-type="float">
            <text:p>-69.1983152923584</text:p>
          </table:table-cell>
          <table:table-cell office:value-type="float" office:value="-68.9489470443726" calcext:value-type="float">
            <text:p>-68.9489470443726</text:p>
          </table:table-cell>
          <table:table-cell office:value-type="float" office:value="-69.1917127761841" calcext:value-type="float">
            <text:p>-69.1917127761841</text:p>
          </table:table-cell>
          <table:table-cell office:value-type="float" office:value="-68.9459256210327" calcext:value-type="float">
            <text:p>-68.9459256210327</text:p>
          </table:table-cell>
          <table:table-cell office:value-type="float" office:value="-69.2009630279541" calcext:value-type="float">
            <text:p>-69.2009630279541</text:p>
          </table:table-cell>
          <table:table-cell office:value-type="float" office:value="-68.9482867736816" calcext:value-type="float">
            <text:p>-68.9482867736816</text:p>
          </table:table-cell>
          <table:table-cell office:value-type="float" office:value="-69.200728591919" calcext:value-type="float">
            <text:p>-69.200728591919</text:p>
          </table:table-cell>
          <table:table-cell office:value-type="float" office:value="-68.943837890625" calcext:value-type="float">
            <text:p>-68.943837890625</text:p>
          </table:table-cell>
          <table:table-cell office:value-type="float" office:value="-69.1992857513428" calcext:value-type="float">
            <text:p>-69.1992857513428</text:p>
          </table:table-cell>
          <table:table-cell office:value-type="float" office:value="-68.9428750305176" calcext:value-type="float">
            <text:p>-68.9428750305176</text:p>
          </table:table-cell>
          <table:table-cell office:value-type="float" office:value="-69.1966568527222" calcext:value-type="float">
            <text:p>-69.196656852722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8.959290473938" calcext:value-type="float">
            <text:p>-68.959290473938</text:p>
          </table:table-cell>
          <table:table-cell office:value-type="float" office:value="-69.1833190994263" calcext:value-type="float">
            <text:p>-69.1833190994263</text:p>
          </table:table-cell>
          <table:table-cell office:value-type="float" office:value="-68.9447665863037" calcext:value-type="float">
            <text:p>-68.9447665863037</text:p>
          </table:table-cell>
          <table:table-cell office:value-type="float" office:value="-69.218113861084" calcext:value-type="float">
            <text:p>-69.218113861084</text:p>
          </table:table-cell>
          <table:table-cell office:value-type="float" office:value="-68.942217048645" calcext:value-type="float">
            <text:p>-68.942217048645</text:p>
          </table:table-cell>
          <table:table-cell office:value-type="float" office:value="-69.206374130249" calcext:value-type="float">
            <text:p>-69.206374130249</text:p>
          </table:table-cell>
          <table:table-cell office:value-type="float" office:value="-68.9412575531006" calcext:value-type="float">
            <text:p>-68.9412575531006</text:p>
          </table:table-cell>
          <table:table-cell office:value-type="float" office:value="-69.1989800949097" calcext:value-type="float">
            <text:p>-69.1989800949097</text:p>
          </table:table-cell>
          <table:table-cell office:value-type="float" office:value="-68.9542685241699" calcext:value-type="float">
            <text:p>-68.9542685241699</text:p>
          </table:table-cell>
          <table:table-cell office:value-type="float" office:value="-69.2042934570313" calcext:value-type="float">
            <text:p>-69.2042934570313</text:p>
          </table:table-cell>
          <table:table-cell office:value-type="float" office:value="-68.9494100036621" calcext:value-type="float">
            <text:p>-68.9494100036621</text:p>
          </table:table-cell>
          <table:table-cell office:value-type="float" office:value="-69.2077770996094" calcext:value-type="float">
            <text:p>-69.2077770996094</text:p>
          </table:table-cell>
          <table:table-cell office:value-type="float" office:value="-68.9509185333252" calcext:value-type="float">
            <text:p>-68.9509185333252</text:p>
          </table:table-cell>
          <table:table-cell office:value-type="float" office:value="-69.2051725006104" calcext:value-type="float">
            <text:p>-69.2051725006104</text:p>
          </table:table-cell>
          <table:table-cell office:value-type="float" office:value="-68.9530530014038" calcext:value-type="float">
            <text:p>-68.9530530014038</text:p>
          </table:table-cell>
          <table:table-cell office:value-type="float" office:value="-69.2035398712158" calcext:value-type="float">
            <text:p>-69.2035398712158</text:p>
          </table:table-cell>
          <table:table-cell office:value-type="float" office:value="-68.9525734176636" calcext:value-type="float">
            <text:p>-68.9525734176636</text:p>
          </table:table-cell>
          <table:table-cell office:value-type="float" office:value="-69.1963497924805" calcext:value-type="float">
            <text:p>-69.1963497924805</text:p>
          </table:table-cell>
          <table:table-cell office:value-type="float" office:value="-68.9554496307373" calcext:value-type="float">
            <text:p>-68.9554496307373</text:p>
          </table:table-cell>
          <table:table-cell office:value-type="float" office:value="-69.207110244751" calcext:value-type="float">
            <text:p>-69.20711024475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8.9480758972168" calcext:value-type="float">
            <text:p>-68.9480758972168</text:p>
          </table:table-cell>
          <table:table-cell office:value-type="float" office:value="-69.20239478302" calcext:value-type="float">
            <text:p>-69.20239478302</text:p>
          </table:table-cell>
          <table:table-cell office:value-type="float" office:value="-68.9678517608643" calcext:value-type="float">
            <text:p>-68.9678517608643</text:p>
          </table:table-cell>
          <table:table-cell office:value-type="float" office:value="-69.215314529419" calcext:value-type="float">
            <text:p>-69.215314529419</text:p>
          </table:table-cell>
          <table:table-cell office:value-type="float" office:value="-68.959373588562" calcext:value-type="float">
            <text:p>-68.959373588562</text:p>
          </table:table-cell>
          <table:table-cell office:value-type="float" office:value="-69.2232966995239" calcext:value-type="float">
            <text:p>-69.2232966995239</text:p>
          </table:table-cell>
          <table:table-cell office:value-type="float" office:value="-68.9634916305542" calcext:value-type="float">
            <text:p>-68.9634916305542</text:p>
          </table:table-cell>
          <table:table-cell office:value-type="float" office:value="-69.2081436767578" calcext:value-type="float">
            <text:p>-69.2081436767578</text:p>
          </table:table-cell>
          <table:table-cell office:value-type="float" office:value="-68.9615861129761" calcext:value-type="float">
            <text:p>-68.9615861129761</text:p>
          </table:table-cell>
          <table:table-cell office:value-type="float" office:value="-69.2128125991821" calcext:value-type="float">
            <text:p>-69.2128125991821</text:p>
          </table:table-cell>
          <table:table-cell office:value-type="float" office:value="-68.9595609893799" calcext:value-type="float">
            <text:p>-68.9595609893799</text:p>
          </table:table-cell>
          <table:table-cell office:value-type="float" office:value="-69.2142835083008" calcext:value-type="float">
            <text:p>-69.2142835083008</text:p>
          </table:table-cell>
          <table:table-cell office:value-type="float" office:value="-68.9602850189209" calcext:value-type="float">
            <text:p>-68.9602850189209</text:p>
          </table:table-cell>
          <table:table-cell office:value-type="float" office:value="-69.2143831558228" calcext:value-type="float">
            <text:p>-69.2143831558228</text:p>
          </table:table-cell>
          <table:table-cell office:value-type="float" office:value="-68.9588773269653" calcext:value-type="float">
            <text:p>-68.9588773269653</text:p>
          </table:table-cell>
          <table:table-cell office:value-type="float" office:value="-69.2085160293579" calcext:value-type="float">
            <text:p>-69.2085160293579</text:p>
          </table:table-cell>
          <table:table-cell office:value-type="float" office:value="-68.962429977417" calcext:value-type="float">
            <text:p>-68.962429977417</text:p>
          </table:table-cell>
          <table:table-cell office:value-type="float" office:value="-69.211030204773" calcext:value-type="float">
            <text:p>-69.211030204773</text:p>
          </table:table-cell>
          <table:table-cell office:value-type="float" office:value="-68.9633469238281" calcext:value-type="float">
            <text:p>-68.9633469238281</text:p>
          </table:table-cell>
          <table:table-cell office:value-type="float" office:value="-69.2095799789429" calcext:value-type="float">
            <text:p>-69.209579978942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8.9697965545654" calcext:value-type="float">
            <text:p>-68.9697965545654</text:p>
          </table:table-cell>
          <table:table-cell office:value-type="float" office:value="-69.2063254318237" calcext:value-type="float">
            <text:p>-69.2063254318237</text:p>
          </table:table-cell>
          <table:table-cell office:value-type="float" office:value="-68.9530654296875" calcext:value-type="float">
            <text:p>-68.9530654296875</text:p>
          </table:table-cell>
          <table:table-cell office:value-type="float" office:value="-69.1941933441162" calcext:value-type="float">
            <text:p>-69.1941933441162</text:p>
          </table:table-cell>
          <table:table-cell office:value-type="float" office:value="-68.9526704483032" calcext:value-type="float">
            <text:p>-68.9526704483032</text:p>
          </table:table-cell>
          <table:table-cell office:value-type="float" office:value="-69.2113948135376" calcext:value-type="float">
            <text:p>-69.2113948135376</text:p>
          </table:table-cell>
          <table:table-cell office:value-type="float" office:value="-68.9580078430176" calcext:value-type="float">
            <text:p>-68.9580078430176</text:p>
          </table:table-cell>
          <table:table-cell office:value-type="float" office:value="-69.2263180007935" calcext:value-type="float">
            <text:p>-69.2263180007935</text:p>
          </table:table-cell>
          <table:table-cell office:value-type="float" office:value="-68.9671944961548" calcext:value-type="float">
            <text:p>-68.9671944961548</text:p>
          </table:table-cell>
          <table:table-cell office:value-type="float" office:value="-69.2113761444092" calcext:value-type="float">
            <text:p>-69.2113761444092</text:p>
          </table:table-cell>
          <table:table-cell office:value-type="float" office:value="-68.974926864624" calcext:value-type="float">
            <text:p>-68.974926864624</text:p>
          </table:table-cell>
          <table:table-cell office:value-type="float" office:value="-69.219227394104" calcext:value-type="float">
            <text:p>-69.219227394104</text:p>
          </table:table-cell>
          <table:table-cell office:value-type="float" office:value="-68.962106262207" calcext:value-type="float">
            <text:p>-68.962106262207</text:p>
          </table:table-cell>
          <table:table-cell office:value-type="float" office:value="-69.223603729248" calcext:value-type="float">
            <text:p>-69.223603729248</text:p>
          </table:table-cell>
          <table:table-cell office:value-type="float" office:value="-68.9588118820191" calcext:value-type="float">
            <text:p>-68.9588118820191</text:p>
          </table:table-cell>
          <table:table-cell office:value-type="float" office:value="-69.2155042419434" calcext:value-type="float">
            <text:p>-69.2155042419434</text:p>
          </table:table-cell>
          <table:table-cell office:value-type="float" office:value="-68.970927406311" calcext:value-type="float">
            <text:p>-68.970927406311</text:p>
          </table:table-cell>
          <table:table-cell office:value-type="float" office:value="-69.2175151519775" calcext:value-type="float">
            <text:p>-69.2175151519775</text:p>
          </table:table-cell>
          <table:table-cell office:value-type="float" office:value="-68.969815536499" calcext:value-type="float">
            <text:p>-68.969815536499</text:p>
          </table:table-cell>
          <table:table-cell office:value-type="float" office:value="-69.2217891845703" calcext:value-type="float">
            <text:p>-69.221789184570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8.976987411499" calcext:value-type="float">
            <text:p>-68.976987411499</text:p>
          </table:table-cell>
          <table:table-cell office:value-type="float" office:value="-69.1969665374756" calcext:value-type="float">
            <text:p>-69.1969665374756</text:p>
          </table:table-cell>
          <table:table-cell office:value-type="float" office:value="-68.9536070098877" calcext:value-type="float">
            <text:p>-68.9536070098877</text:p>
          </table:table-cell>
          <table:table-cell office:value-type="float" office:value="-69.2078104476929" calcext:value-type="float">
            <text:p>-69.2078104476929</text:p>
          </table:table-cell>
          <table:table-cell office:value-type="float" office:value="-68.9730740432739" calcext:value-type="float">
            <text:p>-68.9730740432739</text:p>
          </table:table-cell>
          <table:table-cell office:value-type="float" office:value="-69.216598236084" calcext:value-type="float">
            <text:p>-69.216598236084</text:p>
          </table:table-cell>
          <table:table-cell office:value-type="float" office:value="-68.983759727478" calcext:value-type="float">
            <text:p>-68.983759727478</text:p>
          </table:table-cell>
          <table:table-cell office:value-type="float" office:value="-69.2194659500122" calcext:value-type="float">
            <text:p>-69.2194659500122</text:p>
          </table:table-cell>
          <table:table-cell office:value-type="float" office:value="-68.9764691772461" calcext:value-type="float">
            <text:p>-68.9764691772461</text:p>
          </table:table-cell>
          <table:table-cell office:value-type="float" office:value="-69.2244645843506" calcext:value-type="float">
            <text:p>-69.2244645843506</text:p>
          </table:table-cell>
          <table:table-cell office:value-type="float" office:value="-68.9851834640503" calcext:value-type="float">
            <text:p>-68.9851834640503</text:p>
          </table:table-cell>
          <table:table-cell office:value-type="float" office:value="-69.2287637557983" calcext:value-type="float">
            <text:p>-69.2287637557983</text:p>
          </table:table-cell>
          <table:table-cell office:value-type="float" office:value="-68.9747625274658" calcext:value-type="float">
            <text:p>-68.9747625274658</text:p>
          </table:table-cell>
          <table:table-cell office:value-type="float" office:value="-69.2258709640503" calcext:value-type="float">
            <text:p>-69.2258709640503</text:p>
          </table:table-cell>
          <table:table-cell office:value-type="float" office:value="-68.9799284667969" calcext:value-type="float">
            <text:p>-68.9799284667969</text:p>
          </table:table-cell>
          <table:table-cell office:value-type="float" office:value="-69.2292147750855" calcext:value-type="float">
            <text:p>-69.2292147750855</text:p>
          </table:table-cell>
          <table:table-cell office:value-type="float" office:value="-68.9886998138428" calcext:value-type="float">
            <text:p>-68.9886998138428</text:p>
          </table:table-cell>
          <table:table-cell office:value-type="float" office:value="-69.2365670852661" calcext:value-type="float">
            <text:p>-69.2365670852661</text:p>
          </table:table-cell>
          <table:table-cell office:value-type="float" office:value="-68.9825228271484" calcext:value-type="float">
            <text:p>-68.9825228271484</text:p>
          </table:table-cell>
          <table:table-cell office:value-type="float" office:value="-69.2306952590942" calcext:value-type="float">
            <text:p>-69.230695259094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8.9936551742554" calcext:value-type="float">
            <text:p>-68.9936551742554</text:p>
          </table:table-cell>
          <table:table-cell office:value-type="float" office:value="-69.2313301544189" calcext:value-type="float">
            <text:p>-69.2313301544189</text:p>
          </table:table-cell>
          <table:table-cell office:value-type="float" office:value="-69.0046773147583" calcext:value-type="float">
            <text:p>-69.0046773147583</text:p>
          </table:table-cell>
          <table:table-cell office:value-type="float" office:value="-69.255540397644" calcext:value-type="float">
            <text:p>-69.255540397644</text:p>
          </table:table-cell>
          <table:table-cell office:value-type="float" office:value="-68.9957155685425" calcext:value-type="float">
            <text:p>-68.9957155685425</text:p>
          </table:table-cell>
          <table:table-cell office:value-type="float" office:value="-69.2482771072388" calcext:value-type="float">
            <text:p>-69.2482771072388</text:p>
          </table:table-cell>
          <table:table-cell office:value-type="float" office:value="-69.0018660964966" calcext:value-type="float">
            <text:p>-69.0018660964966</text:p>
          </table:table-cell>
          <table:table-cell office:value-type="float" office:value="-69.250280708313" calcext:value-type="float">
            <text:p>-69.250280708313</text:p>
          </table:table-cell>
          <table:table-cell office:value-type="float" office:value="-68.9968251800537" calcext:value-type="float">
            <text:p>-68.9968251800537</text:p>
          </table:table-cell>
          <table:table-cell office:value-type="float" office:value="-69.2438069229126" calcext:value-type="float">
            <text:p>-69.2438069229126</text:p>
          </table:table-cell>
          <table:table-cell office:value-type="float" office:value="-68.991014213562" calcext:value-type="float">
            <text:p>-68.991014213562</text:p>
          </table:table-cell>
          <table:table-cell office:value-type="float" office:value="-69.2449226531982" calcext:value-type="float">
            <text:p>-69.2449226531982</text:p>
          </table:table-cell>
          <table:table-cell office:value-type="float" office:value="-68.9867048492432" calcext:value-type="float">
            <text:p>-68.9867048492432</text:p>
          </table:table-cell>
          <table:table-cell office:value-type="float" office:value="-69.2400419769287" calcext:value-type="float">
            <text:p>-69.2400419769287</text:p>
          </table:table-cell>
          <table:table-cell office:value-type="float" office:value="-68.9851923599243" calcext:value-type="float">
            <text:p>-68.9851923599243</text:p>
          </table:table-cell>
          <table:table-cell office:value-type="float" office:value="-69.2302659988403" calcext:value-type="float">
            <text:p>-69.2302659988403</text:p>
          </table:table-cell>
          <table:table-cell office:value-type="float" office:value="-68.9720191421509" calcext:value-type="float">
            <text:p>-68.9720191421509</text:p>
          </table:table-cell>
          <table:table-cell office:value-type="float" office:value="-69.221669708252" calcext:value-type="float">
            <text:p>-69.221669708252</text:p>
          </table:table-cell>
          <table:table-cell office:value-type="float" office:value="-68.9578026046753" calcext:value-type="float">
            <text:p>-68.9578026046753</text:p>
          </table:table-cell>
          <table:table-cell office:value-type="float" office:value="-69.2077431488037" calcext:value-type="float">
            <text:p>-69.207743148803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8.9464312438965" calcext:value-type="float">
            <text:p>-68.9464312438965</text:p>
          </table:table-cell>
          <table:table-cell office:value-type="float" office:value="-69.1907904663086" calcext:value-type="float">
            <text:p>-69.1907904663086</text:p>
          </table:table-cell>
          <table:table-cell office:value-type="float" office:value="-68.9439147720337" calcext:value-type="float">
            <text:p>-68.9439147720337</text:p>
          </table:table-cell>
          <table:table-cell office:value-type="float" office:value="-69.2002655715942" calcext:value-type="float">
            <text:p>-69.2002655715942</text:p>
          </table:table-cell>
          <table:table-cell office:value-type="float" office:value="-68.9443014831543" calcext:value-type="float">
            <text:p>-68.9443014831543</text:p>
          </table:table-cell>
          <table:table-cell office:value-type="float" office:value="-69.2028328094482" calcext:value-type="float">
            <text:p>-69.2028328094482</text:p>
          </table:table-cell>
          <table:table-cell office:value-type="float" office:value="-68.9375774307251" calcext:value-type="float">
            <text:p>-68.9375774307251</text:p>
          </table:table-cell>
          <table:table-cell office:value-type="float" office:value="-69.187973449707" calcext:value-type="float">
            <text:p>-69.187973449707</text:p>
          </table:table-cell>
          <table:table-cell office:value-type="float" office:value="-68.9316774291992" calcext:value-type="float">
            <text:p>-68.9316774291992</text:p>
          </table:table-cell>
          <table:table-cell office:value-type="float" office:value="-69.1853239746094" calcext:value-type="float">
            <text:p>-69.1853239746094</text:p>
          </table:table-cell>
          <table:table-cell office:value-type="float" office:value="-68.9343292388916" calcext:value-type="float">
            <text:p>-68.9343292388916</text:p>
          </table:table-cell>
          <table:table-cell office:value-type="float" office:value="-69.1842575683594" calcext:value-type="float">
            <text:p>-69.1842575683594</text:p>
          </table:table-cell>
          <table:table-cell office:value-type="float" office:value="-68.9467768936157" calcext:value-type="float">
            <text:p>-68.9467768936157</text:p>
          </table:table-cell>
          <table:table-cell office:value-type="float" office:value="-69.2055924987793" calcext:value-type="float">
            <text:p>-69.2055924987793</text:p>
          </table:table-cell>
          <table:table-cell office:value-type="float" office:value="-68.9775370559692" calcext:value-type="float">
            <text:p>-68.9775370559692</text:p>
          </table:table-cell>
          <table:table-cell office:value-type="float" office:value="-69.2342701568604" calcext:value-type="float">
            <text:p>-69.2342701568604</text:p>
          </table:table-cell>
          <table:table-cell office:value-type="float" office:value="-68.9997570953369" calcext:value-type="float">
            <text:p>-68.9997570953369</text:p>
          </table:table-cell>
          <table:table-cell office:value-type="float" office:value="-69.2480281677246" calcext:value-type="float">
            <text:p>-69.2480281677246</text:p>
          </table:table-cell>
          <table:table-cell office:value-type="float" office:value="-68.9674065322876" calcext:value-type="float">
            <text:p>-68.9674065322876</text:p>
          </table:table-cell>
          <table:table-cell office:value-type="float" office:value="-69.217787361145" calcext:value-type="float">
            <text:p>-69.21778736114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8.9534524612427" calcext:value-type="float">
            <text:p>-68.9534524612427</text:p>
          </table:table-cell>
          <table:table-cell office:value-type="float" office:value="-69.2024175643921" calcext:value-type="float">
            <text:p>-69.2024175643921</text:p>
          </table:table-cell>
          <table:table-cell office:value-type="float" office:value="-68.9772862091064" calcext:value-type="float">
            <text:p>-68.9772862091064</text:p>
          </table:table-cell>
          <table:table-cell office:value-type="float" office:value="-69.2256785354614" calcext:value-type="float">
            <text:p>-69.2256785354614</text:p>
          </table:table-cell>
          <table:table-cell office:value-type="float" office:value="-68.9793725280762" calcext:value-type="float">
            <text:p>-68.9793725280762</text:p>
          </table:table-cell>
          <table:table-cell office:value-type="float" office:value="-69.2197509460449" calcext:value-type="float">
            <text:p>-69.2197509460449</text:p>
          </table:table-cell>
          <table:table-cell office:value-type="float" office:value="-69.0113726959229" calcext:value-type="float">
            <text:p>-69.0113726959229</text:p>
          </table:table-cell>
          <table:table-cell office:value-type="float" office:value="-69.2615322113037" calcext:value-type="float">
            <text:p>-69.2615322113037</text:p>
          </table:table-cell>
          <table:table-cell office:value-type="float" office:value="-68.9945119018555" calcext:value-type="float">
            <text:p>-68.9945119018555</text:p>
          </table:table-cell>
          <table:table-cell office:value-type="float" office:value="-69.2486729049683" calcext:value-type="float">
            <text:p>-69.2486729049683</text:p>
          </table:table-cell>
          <table:table-cell office:value-type="float" office:value="-69.0001785507202" calcext:value-type="float">
            <text:p>-69.0001785507202</text:p>
          </table:table-cell>
          <table:table-cell office:value-type="float" office:value="-69.2507795639038" calcext:value-type="float">
            <text:p>-69.2507795639038</text:p>
          </table:table-cell>
          <table:table-cell office:value-type="float" office:value="-68.9858095474243" calcext:value-type="float">
            <text:p>-68.9858095474243</text:p>
          </table:table-cell>
          <table:table-cell office:value-type="float" office:value="-69.2324950561524" calcext:value-type="float">
            <text:p>-69.2324950561524</text:p>
          </table:table-cell>
          <table:table-cell office:value-type="float" office:value="-68.9764356918335" calcext:value-type="float">
            <text:p>-68.9764356918335</text:p>
          </table:table-cell>
          <table:table-cell office:value-type="float" office:value="-69.234133430481" calcext:value-type="float">
            <text:p>-69.234133430481</text:p>
          </table:table-cell>
          <table:table-cell office:value-type="float" office:value="-68.9522453308105" calcext:value-type="float">
            <text:p>-68.9522453308105</text:p>
          </table:table-cell>
          <table:table-cell office:value-type="float" office:value="-69.2095840454102" calcext:value-type="float">
            <text:p>-69.2095840454102</text:p>
          </table:table-cell>
          <table:table-cell office:value-type="float" office:value="-68.9529293212891" calcext:value-type="float">
            <text:p>-68.9529293212891</text:p>
          </table:table-cell>
          <table:table-cell office:value-type="float" office:value="-69.2007865600586" calcext:value-type="float">
            <text:p>-69.200786560058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.9657852172852" calcext:value-type="float">
            <text:p>-68.9657852172852</text:p>
          </table:table-cell>
          <table:table-cell office:value-type="float" office:value="-69.2203118667603" calcext:value-type="float">
            <text:p>-69.2203118667603</text:p>
          </table:table-cell>
          <table:table-cell office:value-type="float" office:value="-68.9835047302246" calcext:value-type="float">
            <text:p>-68.9835047302246</text:p>
          </table:table-cell>
          <table:table-cell office:value-type="float" office:value="-69.2295324859619" calcext:value-type="float">
            <text:p>-69.2295324859619</text:p>
          </table:table-cell>
          <table:table-cell office:value-type="float" office:value="-68.9892467269898" calcext:value-type="float">
            <text:p>-68.9892467269898</text:p>
          </table:table-cell>
          <table:table-cell office:value-type="float" office:value="-69.2412197189331" calcext:value-type="float">
            <text:p>-69.2412197189331</text:p>
          </table:table-cell>
          <table:table-cell office:value-type="float" office:value="-69.0162188796997" calcext:value-type="float">
            <text:p>-69.0162188796997</text:p>
          </table:table-cell>
          <table:table-cell office:value-type="float" office:value="-69.2848594360352" calcext:value-type="float">
            <text:p>-69.2848594360352</text:p>
          </table:table-cell>
          <table:table-cell office:value-type="float" office:value="-69.0474730300903" calcext:value-type="float">
            <text:p>-69.0474730300903</text:p>
          </table:table-cell>
          <table:table-cell office:value-type="float" office:value="-69.3036844863892" calcext:value-type="float">
            <text:p>-69.3036844863892</text:p>
          </table:table-cell>
          <table:table-cell office:value-type="float" office:value="-69.0535489730835" calcext:value-type="float">
            <text:p>-69.0535489730835</text:p>
          </table:table-cell>
          <table:table-cell office:value-type="float" office:value="-69.2926249084473" calcext:value-type="float">
            <text:p>-69.2926249084473</text:p>
          </table:table-cell>
          <table:table-cell office:value-type="float" office:value="-69.044024055481" calcext:value-type="float">
            <text:p>-69.044024055481</text:p>
          </table:table-cell>
          <table:table-cell office:value-type="float" office:value="-69.2875605239868" calcext:value-type="float">
            <text:p>-69.2875605239868</text:p>
          </table:table-cell>
          <table:table-cell office:value-type="float" office:value="-69.0361419830322" calcext:value-type="float">
            <text:p>-69.0361419830322</text:p>
          </table:table-cell>
          <table:table-cell office:value-type="float" office:value="-69.2768203964234" calcext:value-type="float">
            <text:p>-69.2768203964234</text:p>
          </table:table-cell>
          <table:table-cell office:value-type="float" office:value="-69.0112728729248" calcext:value-type="float">
            <text:p>-69.0112728729248</text:p>
          </table:table-cell>
          <table:table-cell office:value-type="float" office:value="-69.2574289855957" calcext:value-type="float">
            <text:p>-69.2574289855957</text:p>
          </table:table-cell>
          <table:table-cell office:value-type="float" office:value="-69.0004724578858" calcext:value-type="float">
            <text:p>-69.0004724578858</text:p>
          </table:table-cell>
          <table:table-cell office:value-type="float" office:value="-69.2512912445068" calcext:value-type="float">
            <text:p>-69.251291244506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8.9983990783692" calcext:value-type="float">
            <text:p>-68.9983990783692</text:p>
          </table:table-cell>
          <table:table-cell office:value-type="float" office:value="-69.229480506897" calcext:value-type="float">
            <text:p>-69.229480506897</text:p>
          </table:table-cell>
          <table:table-cell office:value-type="float" office:value="-68.9878240737915" calcext:value-type="float">
            <text:p>-68.9878240737915</text:p>
          </table:table-cell>
          <table:table-cell office:value-type="float" office:value="-69.2339544143677" calcext:value-type="float">
            <text:p>-69.2339544143677</text:p>
          </table:table-cell>
          <table:table-cell office:value-type="float" office:value="-68.9802622909546" calcext:value-type="float">
            <text:p>-68.9802622909546</text:p>
          </table:table-cell>
          <table:table-cell office:value-type="float" office:value="-69.2460261001587" calcext:value-type="float">
            <text:p>-69.2460261001587</text:p>
          </table:table-cell>
          <table:table-cell office:value-type="float" office:value="-68.9561255569458" calcext:value-type="float">
            <text:p>-68.9561255569458</text:p>
          </table:table-cell>
          <table:table-cell office:value-type="float" office:value="-69.2227151184082" calcext:value-type="float">
            <text:p>-69.2227151184082</text:p>
          </table:table-cell>
          <table:table-cell office:value-type="float" office:value="-68.9736901473999" calcext:value-type="float">
            <text:p>-68.9736901473999</text:p>
          </table:table-cell>
          <table:table-cell office:value-type="float" office:value="-69.2288349227905" calcext:value-type="float">
            <text:p>-69.2288349227905</text:p>
          </table:table-cell>
          <table:table-cell office:value-type="float" office:value="-69.0097309494019" calcext:value-type="float">
            <text:p>-69.0097309494019</text:p>
          </table:table-cell>
          <table:table-cell office:value-type="float" office:value="-69.272741104126" calcext:value-type="float">
            <text:p>-69.272741104126</text:p>
          </table:table-cell>
          <table:table-cell office:value-type="float" office:value="-68.9794849777222" calcext:value-type="float">
            <text:p>-68.9794849777222</text:p>
          </table:table-cell>
          <table:table-cell office:value-type="float" office:value="-69.2307191009521" calcext:value-type="float">
            <text:p>-69.2307191009521</text:p>
          </table:table-cell>
          <table:table-cell office:value-type="float" office:value="-68.9902618179321" calcext:value-type="float">
            <text:p>-68.9902618179321</text:p>
          </table:table-cell>
          <table:table-cell office:value-type="float" office:value="-69.2385398254395" calcext:value-type="float">
            <text:p>-69.2385398254395</text:p>
          </table:table-cell>
          <table:table-cell office:value-type="float" office:value="-68.9858748855591" calcext:value-type="float">
            <text:p>-68.9858748855591</text:p>
          </table:table-cell>
          <table:table-cell office:value-type="float" office:value="-69.242294708252" calcext:value-type="float">
            <text:p>-69.242294708252</text:p>
          </table:table-cell>
          <table:table-cell office:value-type="float" office:value="-68.986594657898" calcext:value-type="float">
            <text:p>-68.986594657898</text:p>
          </table:table-cell>
          <table:table-cell office:value-type="float" office:value="-69.2455807952881" calcext:value-type="float">
            <text:p>-69.245580795288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8.965415512085" calcext:value-type="float">
            <text:p>-68.965415512085</text:p>
          </table:table-cell>
          <table:table-cell office:value-type="float" office:value="-69.2271814193726" calcext:value-type="float">
            <text:p>-69.2271814193726</text:p>
          </table:table-cell>
          <table:table-cell office:value-type="float" office:value="-69.0171598358154" calcext:value-type="float">
            <text:p>-69.0171598358154</text:p>
          </table:table-cell>
          <table:table-cell office:value-type="float" office:value="-69.2563158798218" calcext:value-type="float">
            <text:p>-69.2563158798218</text:p>
          </table:table-cell>
          <table:table-cell office:value-type="float" office:value="-68.9974537658691" calcext:value-type="float">
            <text:p>-68.9974537658691</text:p>
          </table:table-cell>
          <table:table-cell office:value-type="float" office:value="-69.2539441986084" calcext:value-type="float">
            <text:p>-69.2539441986084</text:p>
          </table:table-cell>
          <table:table-cell office:value-type="float" office:value="-69.0014798278809" calcext:value-type="float">
            <text:p>-69.0014798278809</text:p>
          </table:table-cell>
          <table:table-cell office:value-type="float" office:value="-69.2640947036743" calcext:value-type="float">
            <text:p>-69.2640947036743</text:p>
          </table:table-cell>
          <table:table-cell office:value-type="float" office:value="-69.0126368026733" calcext:value-type="float">
            <text:p>-69.0126368026733</text:p>
          </table:table-cell>
          <table:table-cell office:value-type="float" office:value="-69.25790965271" calcext:value-type="float">
            <text:p>-69.25790965271</text:p>
          </table:table-cell>
          <table:table-cell office:value-type="float" office:value="-68.9903056030273" calcext:value-type="float">
            <text:p>-68.9903056030273</text:p>
          </table:table-cell>
          <table:table-cell office:value-type="float" office:value="-69.2525080337524" calcext:value-type="float">
            <text:p>-69.2525080337524</text:p>
          </table:table-cell>
          <table:table-cell office:value-type="float" office:value="-68.9715898590088" calcext:value-type="float">
            <text:p>-68.9715898590088</text:p>
          </table:table-cell>
          <table:table-cell office:value-type="float" office:value="-69.241615196228" calcext:value-type="float">
            <text:p>-69.241615196228</text:p>
          </table:table-cell>
          <table:table-cell office:value-type="float" office:value="-68.9906370239258" calcext:value-type="float">
            <text:p>-68.9906370239258</text:p>
          </table:table-cell>
          <table:table-cell office:value-type="float" office:value="-69.2377881317139" calcext:value-type="float">
            <text:p>-69.2377881317139</text:p>
          </table:table-cell>
          <table:table-cell office:value-type="float" office:value="-69.000062461853" calcext:value-type="float">
            <text:p>-69.000062461853</text:p>
          </table:table-cell>
          <table:table-cell office:value-type="float" office:value="-69.2418653411865" calcext:value-type="float">
            <text:p>-69.2418653411865</text:p>
          </table:table-cell>
          <table:table-cell office:value-type="float" office:value="-69.0046229248047" calcext:value-type="float">
            <text:p>-69.0046229248047</text:p>
          </table:table-cell>
          <table:table-cell office:value-type="float" office:value="-69.2566849975586" calcext:value-type="float">
            <text:p>-69.256684997558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8.9661995391846" calcext:value-type="float">
            <text:p>-68.9661995391846</text:p>
          </table:table-cell>
          <table:table-cell office:value-type="float" office:value="-69.2066064834595" calcext:value-type="float">
            <text:p>-69.2066064834595</text:p>
          </table:table-cell>
          <table:table-cell office:value-type="float" office:value="-68.9770774536133" calcext:value-type="float">
            <text:p>-68.9770774536133</text:p>
          </table:table-cell>
          <table:table-cell office:value-type="float" office:value="-69.216883720398" calcext:value-type="float">
            <text:p>-69.216883720398</text:p>
          </table:table-cell>
          <table:table-cell office:value-type="float" office:value="-68.9699353179932" calcext:value-type="float">
            <text:p>-68.9699353179932</text:p>
          </table:table-cell>
          <table:table-cell office:value-type="float" office:value="-69.2134841156006" calcext:value-type="float">
            <text:p>-69.2134841156006</text:p>
          </table:table-cell>
          <table:table-cell office:value-type="float" office:value="-68.9737928466797" calcext:value-type="float">
            <text:p>-68.9737928466797</text:p>
          </table:table-cell>
          <table:table-cell office:value-type="float" office:value="-69.2224227142334" calcext:value-type="float">
            <text:p>-69.2224227142334</text:p>
          </table:table-cell>
          <table:table-cell office:value-type="float" office:value="-68.9710803222656" calcext:value-type="float">
            <text:p>-68.9710803222656</text:p>
          </table:table-cell>
          <table:table-cell office:value-type="float" office:value="-69.2281394348145" calcext:value-type="float">
            <text:p>-69.2281394348145</text:p>
          </table:table-cell>
          <table:table-cell office:value-type="float" office:value="-68.967666809082" calcext:value-type="float">
            <text:p>-68.967666809082</text:p>
          </table:table-cell>
          <table:table-cell office:value-type="float" office:value="-69.2282759857178" calcext:value-type="float">
            <text:p>-69.2282759857178</text:p>
          </table:table-cell>
          <table:table-cell office:value-type="float" office:value="-68.9872336425781" calcext:value-type="float">
            <text:p>-68.9872336425781</text:p>
          </table:table-cell>
          <table:table-cell office:value-type="float" office:value="-69.2419368896484" calcext:value-type="float">
            <text:p>-69.2419368896484</text:p>
          </table:table-cell>
          <table:table-cell office:value-type="float" office:value="-68.9911471786499" calcext:value-type="float">
            <text:p>-68.9911471786499</text:p>
          </table:table-cell>
          <table:table-cell office:value-type="float" office:value="-69.2464805755615" calcext:value-type="float">
            <text:p>-69.2464805755615</text:p>
          </table:table-cell>
          <table:table-cell office:value-type="float" office:value="-68.9840749053955" calcext:value-type="float">
            <text:p>-68.9840749053955</text:p>
          </table:table-cell>
          <table:table-cell office:value-type="float" office:value="-69.2333550109863" calcext:value-type="float">
            <text:p>-69.2333550109863</text:p>
          </table:table-cell>
          <table:table-cell office:value-type="float" office:value="-69.0078286819458" calcext:value-type="float">
            <text:p>-69.0078286819458</text:p>
          </table:table-cell>
          <table:table-cell office:value-type="float" office:value="-69.2529031600952" calcext:value-type="float">
            <text:p>-69.25290316009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9.0342687683106" calcext:value-type="float">
            <text:p>-69.0342687683106</text:p>
          </table:table-cell>
          <table:table-cell office:value-type="float" office:value="-69.2762588729858" calcext:value-type="float">
            <text:p>-69.2762588729858</text:p>
          </table:table-cell>
          <table:table-cell office:value-type="float" office:value="-69.0523733215332" calcext:value-type="float">
            <text:p>-69.0523733215332</text:p>
          </table:table-cell>
          <table:table-cell office:value-type="float" office:value="-69.3000294952393" calcext:value-type="float">
            <text:p>-69.3000294952393</text:p>
          </table:table-cell>
          <table:table-cell office:value-type="float" office:value="-69.0822560958862" calcext:value-type="float">
            <text:p>-69.0822560958862</text:p>
          </table:table-cell>
          <table:table-cell office:value-type="float" office:value="-69.3290261230469" calcext:value-type="float">
            <text:p>-69.3290261230469</text:p>
          </table:table-cell>
          <table:table-cell office:value-type="float" office:value="-69.1005950164795" calcext:value-type="float">
            <text:p>-69.1005950164795</text:p>
          </table:table-cell>
          <table:table-cell office:value-type="float" office:value="-69.334563873291" calcext:value-type="float">
            <text:p>-69.334563873291</text:p>
          </table:table-cell>
          <table:table-cell office:value-type="float" office:value="-69.0868606567383" calcext:value-type="float">
            <text:p>-69.0868606567383</text:p>
          </table:table-cell>
          <table:table-cell office:value-type="float" office:value="-69.332013999939" calcext:value-type="float">
            <text:p>-69.332013999939</text:p>
          </table:table-cell>
          <table:table-cell office:value-type="float" office:value="-69.1119021987915" calcext:value-type="float">
            <text:p>-69.1119021987915</text:p>
          </table:table-cell>
          <table:table-cell office:value-type="float" office:value="-69.3496803207398" calcext:value-type="float">
            <text:p>-69.3496803207398</text:p>
          </table:table-cell>
          <table:table-cell office:value-type="float" office:value="-69.1163761062622" calcext:value-type="float">
            <text:p>-69.1163761062622</text:p>
          </table:table-cell>
          <table:table-cell office:value-type="float" office:value="-69.3555604553223" calcext:value-type="float">
            <text:p>-69.3555604553223</text:p>
          </table:table-cell>
          <table:table-cell office:value-type="float" office:value="-69.1021117782593" calcext:value-type="float">
            <text:p>-69.1021117782593</text:p>
          </table:table-cell>
          <table:table-cell office:value-type="float" office:value="-69.3417270889282" calcext:value-type="float">
            <text:p>-69.3417270889282</text:p>
          </table:table-cell>
          <table:table-cell office:value-type="float" office:value="-69.1038185119629" calcext:value-type="float">
            <text:p>-69.1038185119629</text:p>
          </table:table-cell>
          <table:table-cell office:value-type="float" office:value="-69.3462059631348" calcext:value-type="float">
            <text:p>-69.3462059631348</text:p>
          </table:table-cell>
          <table:table-cell office:value-type="float" office:value="-69.113203453064" calcext:value-type="float">
            <text:p>-69.113203453064</text:p>
          </table:table-cell>
          <table:table-cell office:value-type="float" office:value="-69.3504127502442" calcext:value-type="float">
            <text:p>-69.350412750244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9.1199024734497" calcext:value-type="float">
            <text:p>-69.1199024734497</text:p>
          </table:table-cell>
          <table:table-cell office:value-type="float" office:value="-69.3404463577271" calcext:value-type="float">
            <text:p>-69.3404463577271</text:p>
          </table:table-cell>
          <table:table-cell office:value-type="float" office:value="-69.0797530670166" calcext:value-type="float">
            <text:p>-69.0797530670166</text:p>
          </table:table-cell>
          <table:table-cell office:value-type="float" office:value="-69.3212831573486" calcext:value-type="float">
            <text:p>-69.3212831573486</text:p>
          </table:table-cell>
          <table:table-cell office:value-type="float" office:value="-69.1004735031128" calcext:value-type="float">
            <text:p>-69.1004735031128</text:p>
          </table:table-cell>
          <table:table-cell office:value-type="float" office:value="-69.3028262710571" calcext:value-type="float">
            <text:p>-69.3028262710571</text:p>
          </table:table-cell>
          <table:table-cell office:value-type="float" office:value="-69.0835878448486" calcext:value-type="float">
            <text:p>-69.0835878448486</text:p>
          </table:table-cell>
          <table:table-cell office:value-type="float" office:value="-69.3284735870361" calcext:value-type="float">
            <text:p>-69.3284735870361</text:p>
          </table:table-cell>
          <table:table-cell office:value-type="float" office:value="-69.0686749954224" calcext:value-type="float">
            <text:p>-69.0686749954224</text:p>
          </table:table-cell>
          <table:table-cell office:value-type="float" office:value="-69.3238654251099" calcext:value-type="float">
            <text:p>-69.3238654251099</text:p>
          </table:table-cell>
          <table:table-cell office:value-type="float" office:value="-69.0701712265015" calcext:value-type="float">
            <text:p>-69.0701712265015</text:p>
          </table:table-cell>
          <table:table-cell office:value-type="float" office:value="-69.3202620697022" calcext:value-type="float">
            <text:p>-69.3202620697022</text:p>
          </table:table-cell>
          <table:table-cell office:value-type="float" office:value="-69.0730601959229" calcext:value-type="float">
            <text:p>-69.0730601959229</text:p>
          </table:table-cell>
          <table:table-cell office:value-type="float" office:value="-69.3152387084961" calcext:value-type="float">
            <text:p>-69.3152387084961</text:p>
          </table:table-cell>
          <table:table-cell office:value-type="float" office:value="-69.0905056228638" calcext:value-type="float">
            <text:p>-69.0905056228638</text:p>
          </table:table-cell>
          <table:table-cell office:value-type="float" office:value="-69.3344608306885" calcext:value-type="float">
            <text:p>-69.3344608306885</text:p>
          </table:table-cell>
          <table:table-cell office:value-type="float" office:value="-69.0711262512207" calcext:value-type="float">
            <text:p>-69.0711262512207</text:p>
          </table:table-cell>
          <table:table-cell office:value-type="float" office:value="-69.3181494674683" calcext:value-type="float">
            <text:p>-69.3181494674683</text:p>
          </table:table-cell>
          <table:table-cell office:value-type="float" office:value="-69.0735306396484" calcext:value-type="float">
            <text:p>-69.0735306396484</text:p>
          </table:table-cell>
          <table:table-cell office:value-type="float" office:value="-69.3277604904175" calcext:value-type="float">
            <text:p>-69.32776049041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9.0670152740479" calcext:value-type="float">
            <text:p>-69.0670152740479</text:p>
          </table:table-cell>
          <table:table-cell office:value-type="float" office:value="-69.3082649917603" calcext:value-type="float">
            <text:p>-69.3082649917603</text:p>
          </table:table-cell>
          <table:table-cell office:value-type="float" office:value="-69.1033385620117" calcext:value-type="float">
            <text:p>-69.1033385620117</text:p>
          </table:table-cell>
          <table:table-cell office:value-type="float" office:value="-69.3370986862183" calcext:value-type="float">
            <text:p>-69.3370986862183</text:p>
          </table:table-cell>
          <table:table-cell office:value-type="float" office:value="-69.0647362823486" calcext:value-type="float">
            <text:p>-69.0647362823486</text:p>
          </table:table-cell>
          <table:table-cell office:value-type="float" office:value="-69.313095199585" calcext:value-type="float">
            <text:p>-69.313095199585</text:p>
          </table:table-cell>
          <table:table-cell office:value-type="float" office:value="-69.0696050796509" calcext:value-type="float">
            <text:p>-69.0696050796509</text:p>
          </table:table-cell>
          <table:table-cell office:value-type="float" office:value="-69.3165741500854" calcext:value-type="float">
            <text:p>-69.3165741500854</text:p>
          </table:table-cell>
          <table:table-cell office:value-type="float" office:value="-69.0917928314209" calcext:value-type="float">
            <text:p>-69.0917928314209</text:p>
          </table:table-cell>
          <table:table-cell office:value-type="float" office:value="-69.3304163284302" calcext:value-type="float">
            <text:p>-69.3304163284302</text:p>
          </table:table-cell>
          <table:table-cell office:value-type="float" office:value="-69.0648936386108" calcext:value-type="float">
            <text:p>-69.0648936386108</text:p>
          </table:table-cell>
          <table:table-cell office:value-type="float" office:value="-69.3052171936035" calcext:value-type="float">
            <text:p>-69.3052171936035</text:p>
          </table:table-cell>
          <table:table-cell office:value-type="float" office:value="-69.0763005447388" calcext:value-type="float">
            <text:p>-69.0763005447388</text:p>
          </table:table-cell>
          <table:table-cell office:value-type="float" office:value="-69.3148440933228" calcext:value-type="float">
            <text:p>-69.3148440933228</text:p>
          </table:table-cell>
          <table:table-cell office:value-type="float" office:value="-69.0682047271729" calcext:value-type="float">
            <text:p>-69.0682047271729</text:p>
          </table:table-cell>
          <table:table-cell office:value-type="float" office:value="-69.3187887878418" calcext:value-type="float">
            <text:p>-69.3187887878418</text:p>
          </table:table-cell>
          <table:table-cell office:value-type="float" office:value="-69.0593228912354" calcext:value-type="float">
            <text:p>-69.0593228912354</text:p>
          </table:table-cell>
          <table:table-cell office:value-type="float" office:value="-69.3089085617066" calcext:value-type="float">
            <text:p>-69.3089085617066</text:p>
          </table:table-cell>
          <table:table-cell office:value-type="float" office:value="-69.0625949783325" calcext:value-type="float">
            <text:p>-69.0625949783325</text:p>
          </table:table-cell>
          <table:table-cell office:value-type="float" office:value="-69.2996411209107" calcext:value-type="float">
            <text:p>-69.299641120910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9.079195854187" calcext:value-type="float">
            <text:p>-69.079195854187</text:p>
          </table:table-cell>
          <table:table-cell office:value-type="float" office:value="-69.3176266479492" calcext:value-type="float">
            <text:p>-69.3176266479492</text:p>
          </table:table-cell>
          <table:table-cell office:value-type="float" office:value="-69.0562427444458" calcext:value-type="float">
            <text:p>-69.0562427444458</text:p>
          </table:table-cell>
          <table:table-cell office:value-type="float" office:value="-69.2975831451416" calcext:value-type="float">
            <text:p>-69.2975831451416</text:p>
          </table:table-cell>
          <table:table-cell office:value-type="float" office:value="-69.0769499435425" calcext:value-type="float">
            <text:p>-69.0769499435425</text:p>
          </table:table-cell>
          <table:table-cell office:value-type="float" office:value="-69.3019144744873" calcext:value-type="float">
            <text:p>-69.3019144744873</text:p>
          </table:table-cell>
          <table:table-cell office:value-type="float" office:value="-69.0610270309448" calcext:value-type="float">
            <text:p>-69.0610270309448</text:p>
          </table:table-cell>
          <table:table-cell office:value-type="float" office:value="-69.3095332717896" calcext:value-type="float">
            <text:p>-69.3095332717896</text:p>
          </table:table-cell>
          <table:table-cell office:value-type="float" office:value="-69.0753165817261" calcext:value-type="float">
            <text:p>-69.0753165817261</text:p>
          </table:table-cell>
          <table:table-cell office:value-type="float" office:value="-69.3024604797363" calcext:value-type="float">
            <text:p>-69.3024604797363</text:p>
          </table:table-cell>
          <table:table-cell office:value-type="float" office:value="-69.0551576538086" calcext:value-type="float">
            <text:p>-69.0551576538086</text:p>
          </table:table-cell>
          <table:table-cell office:value-type="float" office:value="-69.2873354644775" calcext:value-type="float">
            <text:p>-69.2873354644775</text:p>
          </table:table-cell>
          <table:table-cell office:value-type="float" office:value="-69.0615785217285" calcext:value-type="float">
            <text:p>-69.0615785217285</text:p>
          </table:table-cell>
          <table:table-cell office:value-type="float" office:value="-69.3021192779541" calcext:value-type="float">
            <text:p>-69.3021192779541</text:p>
          </table:table-cell>
          <table:table-cell office:value-type="float" office:value="-69.0578655014038" calcext:value-type="float">
            <text:p>-69.0578655014038</text:p>
          </table:table-cell>
          <table:table-cell office:value-type="float" office:value="-69.3002867202759" calcext:value-type="float">
            <text:p>-69.3002867202759</text:p>
          </table:table-cell>
          <table:table-cell office:value-type="float" office:value="-69.0533201980591" calcext:value-type="float">
            <text:p>-69.0533201980591</text:p>
          </table:table-cell>
          <table:table-cell office:value-type="float" office:value="-69.2939070587158" calcext:value-type="float">
            <text:p>-69.2939070587158</text:p>
          </table:table-cell>
          <table:table-cell office:value-type="float" office:value="-69.0571640472412" calcext:value-type="float">
            <text:p>-69.0571640472412</text:p>
          </table:table-cell>
          <table:table-cell office:value-type="float" office:value="-69.2964618301392" calcext:value-type="float">
            <text:p>-69.296461830139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9.0665127182007" calcext:value-type="float">
            <text:p>-69.0665127182007</text:p>
          </table:table-cell>
          <table:table-cell office:value-type="float" office:value="-69.3075922393799" calcext:value-type="float">
            <text:p>-69.3075922393799</text:p>
          </table:table-cell>
          <table:table-cell office:value-type="float" office:value="-69.0506207351685" calcext:value-type="float">
            <text:p>-69.0506207351685</text:p>
          </table:table-cell>
          <table:table-cell office:value-type="float" office:value="-69.2987195892334" calcext:value-type="float">
            <text:p>-69.2987195892334</text:p>
          </table:table-cell>
          <table:table-cell office:value-type="float" office:value="-69.0505072784424" calcext:value-type="float">
            <text:p>-69.0505072784424</text:p>
          </table:table-cell>
          <table:table-cell office:value-type="float" office:value="-69.3114649276733" calcext:value-type="float">
            <text:p>-69.3114649276733</text:p>
          </table:table-cell>
          <table:table-cell office:value-type="float" office:value="-69.0630108947754" calcext:value-type="float">
            <text:p>-69.0630108947754</text:p>
          </table:table-cell>
          <table:table-cell office:value-type="float" office:value="-69.2944857406616" calcext:value-type="float">
            <text:p>-69.2944857406616</text:p>
          </table:table-cell>
          <table:table-cell office:value-type="float" office:value="-69.055072807312" calcext:value-type="float">
            <text:p>-69.055072807312</text:p>
          </table:table-cell>
          <table:table-cell office:value-type="float" office:value="-69.2911741104126" calcext:value-type="float">
            <text:p>-69.2911741104126</text:p>
          </table:table-cell>
          <table:table-cell office:value-type="float" office:value="-69.0495162887573" calcext:value-type="float">
            <text:p>-69.0495162887573</text:p>
          </table:table-cell>
          <table:table-cell office:value-type="float" office:value="-69.2919399642944" calcext:value-type="float">
            <text:p>-69.2919399642944</text:p>
          </table:table-cell>
          <table:table-cell office:value-type="float" office:value="-69.0559643859863" calcext:value-type="float">
            <text:p>-69.0559643859863</text:p>
          </table:table-cell>
          <table:table-cell office:value-type="float" office:value="-69.3009261245728" calcext:value-type="float">
            <text:p>-69.3009261245728</text:p>
          </table:table-cell>
          <table:table-cell office:value-type="float" office:value="-69.0547483673096" calcext:value-type="float">
            <text:p>-69.0547483673096</text:p>
          </table:table-cell>
          <table:table-cell office:value-type="float" office:value="-69.2997700424194" calcext:value-type="float">
            <text:p>-69.2997700424194</text:p>
          </table:table-cell>
          <table:table-cell office:value-type="float" office:value="-69.0533730545044" calcext:value-type="float">
            <text:p>-69.0533730545044</text:p>
          </table:table-cell>
          <table:table-cell office:value-type="float" office:value="-69.2938850326538" calcext:value-type="float">
            <text:p>-69.2938850326538</text:p>
          </table:table-cell>
          <table:table-cell office:value-type="float" office:value="-69.0562680969238" calcext:value-type="float">
            <text:p>-69.0562680969238</text:p>
          </table:table-cell>
          <table:table-cell office:value-type="float" office:value="-69.2914753494263" calcext:value-type="float">
            <text:p>-69.291475349426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9.0421385498047" calcext:value-type="float">
            <text:p>-69.0421385498047</text:p>
          </table:table-cell>
          <table:table-cell office:value-type="float" office:value="-69.2928612976074" calcext:value-type="float">
            <text:p>-69.2928612976074</text:p>
          </table:table-cell>
          <table:table-cell office:value-type="float" office:value="-69.0478323516846" calcext:value-type="float">
            <text:p>-69.0478323516846</text:p>
          </table:table-cell>
          <table:table-cell office:value-type="float" office:value="-69.301870513916" calcext:value-type="float">
            <text:p>-69.301870513916</text:p>
          </table:table-cell>
          <table:table-cell office:value-type="float" office:value="-69.0518149719238" calcext:value-type="float">
            <text:p>-69.0518149719238</text:p>
          </table:table-cell>
          <table:table-cell office:value-type="float" office:value="-69.3054280090332" calcext:value-type="float">
            <text:p>-69.3054280090332</text:p>
          </table:table-cell>
          <table:table-cell office:value-type="float" office:value="-69.0531323013306" calcext:value-type="float">
            <text:p>-69.0531323013306</text:p>
          </table:table-cell>
          <table:table-cell office:value-type="float" office:value="-69.299681350708" calcext:value-type="float">
            <text:p>-69.299681350708</text:p>
          </table:table-cell>
          <table:table-cell office:value-type="float" office:value="-69.0581771697998" calcext:value-type="float">
            <text:p>-69.0581771697998</text:p>
          </table:table-cell>
          <table:table-cell office:value-type="float" office:value="-69.2995672607422" calcext:value-type="float">
            <text:p>-69.2995672607422</text:p>
          </table:table-cell>
          <table:table-cell office:value-type="float" office:value="-69.0592632522583" calcext:value-type="float">
            <text:p>-69.0592632522583</text:p>
          </table:table-cell>
          <table:table-cell office:value-type="float" office:value="-69.2965113220215" calcext:value-type="float">
            <text:p>-69.2965113220215</text:p>
          </table:table-cell>
          <table:table-cell office:value-type="float" office:value="-69.0528846817017" calcext:value-type="float">
            <text:p>-69.0528846817017</text:p>
          </table:table-cell>
          <table:table-cell office:value-type="float" office:value="-69.2936563949585" calcext:value-type="float">
            <text:p>-69.2936563949585</text:p>
          </table:table-cell>
          <table:table-cell office:value-type="float" office:value="-69.0562337875366" calcext:value-type="float">
            <text:p>-69.0562337875366</text:p>
          </table:table-cell>
          <table:table-cell office:value-type="float" office:value="-69.2997474136353" calcext:value-type="float">
            <text:p>-69.2997474136353</text:p>
          </table:table-cell>
          <table:table-cell office:value-type="float" office:value="-69.0562154693604" calcext:value-type="float">
            <text:p>-69.0562154693604</text:p>
          </table:table-cell>
          <table:table-cell office:value-type="float" office:value="-69.2981173324585" calcext:value-type="float">
            <text:p>-69.2981173324585</text:p>
          </table:table-cell>
          <table:table-cell office:value-type="float" office:value="-69.0560561065674" calcext:value-type="float">
            <text:p>-69.0560561065674</text:p>
          </table:table-cell>
          <table:table-cell office:value-type="float" office:value="-69.2960346679688" calcext:value-type="float">
            <text:p>-69.296034667968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9.055992980957" calcext:value-type="float">
            <text:p>-69.055992980957</text:p>
          </table:table-cell>
          <table:table-cell office:value-type="float" office:value="-69.2782632064819" calcext:value-type="float">
            <text:p>-69.2782632064819</text:p>
          </table:table-cell>
          <table:table-cell office:value-type="float" office:value="-69.0545119476318" calcext:value-type="float">
            <text:p>-69.0545119476318</text:p>
          </table:table-cell>
          <table:table-cell office:value-type="float" office:value="-69.3196363449097" calcext:value-type="float">
            <text:p>-69.3196363449097</text:p>
          </table:table-cell>
          <table:table-cell office:value-type="float" office:value="-69.0440893173218" calcext:value-type="float">
            <text:p>-69.0440893173218</text:p>
          </table:table-cell>
          <table:table-cell office:value-type="float" office:value="-69.2981955871582" calcext:value-type="float">
            <text:p>-69.2981955871582</text:p>
          </table:table-cell>
          <table:table-cell office:value-type="float" office:value="-69.052799118042" calcext:value-type="float">
            <text:p>-69.052799118042</text:p>
          </table:table-cell>
          <table:table-cell office:value-type="float" office:value="-69.3090537643433" calcext:value-type="float">
            <text:p>-69.3090537643433</text:p>
          </table:table-cell>
          <table:table-cell office:value-type="float" office:value="-69.0559771575928" calcext:value-type="float">
            <text:p>-69.0559771575928</text:p>
          </table:table-cell>
          <table:table-cell office:value-type="float" office:value="-69.3042548751831" calcext:value-type="float">
            <text:p>-69.3042548751831</text:p>
          </table:table-cell>
          <table:table-cell office:value-type="float" office:value="-69.0597618408203" calcext:value-type="float">
            <text:p>-69.0597618408203</text:p>
          </table:table-cell>
          <table:table-cell office:value-type="float" office:value="-69.3001583328247" calcext:value-type="float">
            <text:p>-69.3001583328247</text:p>
          </table:table-cell>
          <table:table-cell office:value-type="float" office:value="-69.0510006408691" calcext:value-type="float">
            <text:p>-69.0510006408691</text:p>
          </table:table-cell>
          <table:table-cell office:value-type="float" office:value="-69.2926240310669" calcext:value-type="float">
            <text:p>-69.2926240310669</text:p>
          </table:table-cell>
          <table:table-cell office:value-type="float" office:value="-69.0569539337158" calcext:value-type="float">
            <text:p>-69.0569539337158</text:p>
          </table:table-cell>
          <table:table-cell office:value-type="float" office:value="-69.2954302368164" calcext:value-type="float">
            <text:p>-69.2954302368164</text:p>
          </table:table-cell>
          <table:table-cell office:value-type="float" office:value="-69.0577394561768" calcext:value-type="float">
            <text:p>-69.0577394561768</text:p>
          </table:table-cell>
          <table:table-cell office:value-type="float" office:value="-69.3024957351685" calcext:value-type="float">
            <text:p>-69.3024957351685</text:p>
          </table:table-cell>
          <table:table-cell office:value-type="float" office:value="-69.0554505386353" calcext:value-type="float">
            <text:p>-69.0554505386353</text:p>
          </table:table-cell>
          <table:table-cell office:value-type="float" office:value="-69.298838432312" calcext:value-type="float">
            <text:p>-69.29883843231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9.0499463577271" calcext:value-type="float">
            <text:p>-69.0499463577271</text:p>
          </table:table-cell>
          <table:table-cell office:value-type="float" office:value="-69.2847060394287" calcext:value-type="float">
            <text:p>-69.2847060394287</text:p>
          </table:table-cell>
          <table:table-cell office:value-type="float" office:value="-69.0610089569092" calcext:value-type="float">
            <text:p>-69.0610089569092</text:p>
          </table:table-cell>
          <table:table-cell office:value-type="float" office:value="-69.2973790359497" calcext:value-type="float">
            <text:p>-69.2973790359497</text:p>
          </table:table-cell>
          <table:table-cell office:value-type="float" office:value="-69.0532076034546" calcext:value-type="float">
            <text:p>-69.0532076034546</text:p>
          </table:table-cell>
          <table:table-cell office:value-type="float" office:value="-69.2810373535156" calcext:value-type="float">
            <text:p>-69.2810373535156</text:p>
          </table:table-cell>
          <table:table-cell office:value-type="float" office:value="-69.0499786376953" calcext:value-type="float">
            <text:p>-69.0499786376953</text:p>
          </table:table-cell>
          <table:table-cell office:value-type="float" office:value="-69.3078981399536" calcext:value-type="float">
            <text:p>-69.3078981399536</text:p>
          </table:table-cell>
          <table:table-cell office:value-type="float" office:value="-69.05907787323" calcext:value-type="float">
            <text:p>-69.05907787323</text:p>
          </table:table-cell>
          <table:table-cell office:value-type="float" office:value="-69.3090587005615" calcext:value-type="float">
            <text:p>-69.3090587005615</text:p>
          </table:table-cell>
          <table:table-cell office:value-type="float" office:value="-69.0411031188965" calcext:value-type="float">
            <text:p>-69.0411031188965</text:p>
          </table:table-cell>
          <table:table-cell office:value-type="float" office:value="-69.2851525650025" calcext:value-type="float">
            <text:p>-69.2851525650025</text:p>
          </table:table-cell>
          <table:table-cell office:value-type="float" office:value="-69.0593176269531" calcext:value-type="float">
            <text:p>-69.0593176269531</text:p>
          </table:table-cell>
          <table:table-cell office:value-type="float" office:value="-69.2978404312134" calcext:value-type="float">
            <text:p>-69.2978404312134</text:p>
          </table:table-cell>
          <table:table-cell office:value-type="float" office:value="-69.0501117477417" calcext:value-type="float">
            <text:p>-69.0501117477417</text:p>
          </table:table-cell>
          <table:table-cell office:value-type="float" office:value="-69.2950250549316" calcext:value-type="float">
            <text:p>-69.2950250549316</text:p>
          </table:table-cell>
          <table:table-cell office:value-type="float" office:value="-69.0484550628662" calcext:value-type="float">
            <text:p>-69.0484550628662</text:p>
          </table:table-cell>
          <table:table-cell office:value-type="float" office:value="-69.2924858703613" calcext:value-type="float">
            <text:p>-69.2924858703613</text:p>
          </table:table-cell>
          <table:table-cell office:value-type="float" office:value="-69.0500310974121" calcext:value-type="float">
            <text:p>-69.0500310974121</text:p>
          </table:table-cell>
          <table:table-cell office:value-type="float" office:value="-69.2915213165283" calcext:value-type="float">
            <text:p>-69.291521316528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9.0575059738159" calcext:value-type="float">
            <text:p>-69.0575059738159</text:p>
          </table:table-cell>
          <table:table-cell office:value-type="float" office:value="-69.2898429489136" calcext:value-type="float">
            <text:p>-69.2898429489136</text:p>
          </table:table-cell>
          <table:table-cell office:value-type="float" office:value="-69.0489775543213" calcext:value-type="float">
            <text:p>-69.0489775543213</text:p>
          </table:table-cell>
          <table:table-cell office:value-type="float" office:value="-69.2871122283936" calcext:value-type="float">
            <text:p>-69.2871122283936</text:p>
          </table:table-cell>
          <table:table-cell office:value-type="float" office:value="-69.0617320785522" calcext:value-type="float">
            <text:p>-69.0617320785522</text:p>
          </table:table-cell>
          <table:table-cell office:value-type="float" office:value="-69.3073559494019" calcext:value-type="float">
            <text:p>-69.3073559494019</text:p>
          </table:table-cell>
          <table:table-cell office:value-type="float" office:value="-69.0524551620484" calcext:value-type="float">
            <text:p>-69.0524551620484</text:p>
          </table:table-cell>
          <table:table-cell office:value-type="float" office:value="-69.3058018417358" calcext:value-type="float">
            <text:p>-69.3058018417358</text:p>
          </table:table-cell>
          <table:table-cell office:value-type="float" office:value="-69.0451038970947" calcext:value-type="float">
            <text:p>-69.0451038970947</text:p>
          </table:table-cell>
          <table:table-cell office:value-type="float" office:value="-69.2943277206421" calcext:value-type="float">
            <text:p>-69.2943277206421</text:p>
          </table:table-cell>
          <table:table-cell office:value-type="float" office:value="-69.0614507217407" calcext:value-type="float">
            <text:p>-69.0614507217407</text:p>
          </table:table-cell>
          <table:table-cell office:value-type="float" office:value="-69.3013639221191" calcext:value-type="float">
            <text:p>-69.3013639221191</text:p>
          </table:table-cell>
          <table:table-cell office:value-type="float" office:value="-69.0508569488525" calcext:value-type="float">
            <text:p>-69.0508569488525</text:p>
          </table:table-cell>
          <table:table-cell office:value-type="float" office:value="-69.2910250854492" calcext:value-type="float">
            <text:p>-69.2910250854492</text:p>
          </table:table-cell>
          <table:table-cell office:value-type="float" office:value="-69.0575697250366" calcext:value-type="float">
            <text:p>-69.0575697250366</text:p>
          </table:table-cell>
          <table:table-cell office:value-type="float" office:value="-69.3006178894043" calcext:value-type="float">
            <text:p>-69.3006178894043</text:p>
          </table:table-cell>
          <table:table-cell office:value-type="float" office:value="-69.056440536499" calcext:value-type="float">
            <text:p>-69.056440536499</text:p>
          </table:table-cell>
          <table:table-cell office:value-type="float" office:value="-69.2989915008545" calcext:value-type="float">
            <text:p>-69.2989915008545</text:p>
          </table:table-cell>
          <table:table-cell office:value-type="float" office:value="-69.0495503845215" calcext:value-type="float">
            <text:p>-69.0495503845215</text:p>
          </table:table-cell>
          <table:table-cell office:value-type="float" office:value="-69.2908829879761" calcext:value-type="float">
            <text:p>-69.290882987976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9.0397120895386" calcext:value-type="float">
            <text:p>-69.0397120895386</text:p>
          </table:table-cell>
          <table:table-cell office:value-type="float" office:value="-69.2797393417358" calcext:value-type="float">
            <text:p>-69.2797393417358</text:p>
          </table:table-cell>
          <table:table-cell office:value-type="float" office:value="-69.0540382461548" calcext:value-type="float">
            <text:p>-69.0540382461548</text:p>
          </table:table-cell>
          <table:table-cell office:value-type="float" office:value="-69.2938008651733" calcext:value-type="float">
            <text:p>-69.2938008651733</text:p>
          </table:table-cell>
          <table:table-cell office:value-type="float" office:value="-69.0513137588501" calcext:value-type="float">
            <text:p>-69.0513137588501</text:p>
          </table:table-cell>
          <table:table-cell office:value-type="float" office:value="-69.28459715271" calcext:value-type="float">
            <text:p>-69.28459715271</text:p>
          </table:table-cell>
          <table:table-cell office:value-type="float" office:value="-69.0560103302002" calcext:value-type="float">
            <text:p>-69.0560103302002</text:p>
          </table:table-cell>
          <table:table-cell office:value-type="float" office:value="-69.2942023162842" calcext:value-type="float">
            <text:p>-69.2942023162842</text:p>
          </table:table-cell>
          <table:table-cell office:value-type="float" office:value="-69.052323059082" calcext:value-type="float">
            <text:p>-69.052323059082</text:p>
          </table:table-cell>
          <table:table-cell office:value-type="float" office:value="-69.291970916748" calcext:value-type="float">
            <text:p>-69.291970916748</text:p>
          </table:table-cell>
          <table:table-cell office:value-type="float" office:value="-69.0529356002808" calcext:value-type="float">
            <text:p>-69.0529356002808</text:p>
          </table:table-cell>
          <table:table-cell office:value-type="float" office:value="-69.2925822067261" calcext:value-type="float">
            <text:p>-69.2925822067261</text:p>
          </table:table-cell>
          <table:table-cell office:value-type="float" office:value="-69.0477720794678" calcext:value-type="float">
            <text:p>-69.0477720794678</text:p>
          </table:table-cell>
          <table:table-cell office:value-type="float" office:value="-69.2932945785523" calcext:value-type="float">
            <text:p>-69.2932945785523</text:p>
          </table:table-cell>
          <table:table-cell office:value-type="float" office:value="-69.042828666687" calcext:value-type="float">
            <text:p>-69.042828666687</text:p>
          </table:table-cell>
          <table:table-cell office:value-type="float" office:value="-69.2861062545776" calcext:value-type="float">
            <text:p>-69.2861062545776</text:p>
          </table:table-cell>
          <table:table-cell office:value-type="float" office:value="-69.047751411438" calcext:value-type="float">
            <text:p>-69.047751411438</text:p>
          </table:table-cell>
          <table:table-cell office:value-type="float" office:value="-69.2881006546021" calcext:value-type="float">
            <text:p>-69.2881006546021</text:p>
          </table:table-cell>
          <table:table-cell office:value-type="float" office:value="-69.0387649002075" calcext:value-type="float">
            <text:p>-69.0387649002075</text:p>
          </table:table-cell>
          <table:table-cell office:value-type="float" office:value="-69.2875375442505" calcext:value-type="float">
            <text:p>-69.287537544250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9.0382430114746" calcext:value-type="float">
            <text:p>-69.0382430114746</text:p>
          </table:table-cell>
          <table:table-cell office:value-type="float" office:value="-69.2986946792603" calcext:value-type="float">
            <text:p>-69.2986946792603</text:p>
          </table:table-cell>
          <table:table-cell office:value-type="float" office:value="-69.0426575088501" calcext:value-type="float">
            <text:p>-69.0426575088501</text:p>
          </table:table-cell>
          <table:table-cell office:value-type="float" office:value="-69.2917795410156" calcext:value-type="float">
            <text:p>-69.2917795410156</text:p>
          </table:table-cell>
          <table:table-cell office:value-type="float" office:value="-69.0706010437012" calcext:value-type="float">
            <text:p>-69.0706010437012</text:p>
          </table:table-cell>
          <table:table-cell office:value-type="float" office:value="-69.2817413253784" calcext:value-type="float">
            <text:p>-69.2817413253784</text:p>
          </table:table-cell>
          <table:table-cell office:value-type="float" office:value="-69.0430772628784" calcext:value-type="float">
            <text:p>-69.0430772628784</text:p>
          </table:table-cell>
          <table:table-cell office:value-type="float" office:value="-69.2949477157593" calcext:value-type="float">
            <text:p>-69.2949477157593</text:p>
          </table:table-cell>
          <table:table-cell office:value-type="float" office:value="-69.0454379653931" calcext:value-type="float">
            <text:p>-69.0454379653931</text:p>
          </table:table-cell>
          <table:table-cell office:value-type="float" office:value="-69.2888975067139" calcext:value-type="float">
            <text:p>-69.2888975067139</text:p>
          </table:table-cell>
          <table:table-cell office:value-type="float" office:value="-69.0420116195679" calcext:value-type="float">
            <text:p>-69.0420116195679</text:p>
          </table:table-cell>
          <table:table-cell office:value-type="float" office:value="-69.2869269943237" calcext:value-type="float">
            <text:p>-69.2869269943237</text:p>
          </table:table-cell>
          <table:table-cell office:value-type="float" office:value="-69.0469173736572" calcext:value-type="float">
            <text:p>-69.0469173736572</text:p>
          </table:table-cell>
          <table:table-cell office:value-type="float" office:value="-69.2890969924927" calcext:value-type="float">
            <text:p>-69.2890969924927</text:p>
          </table:table-cell>
          <table:table-cell office:value-type="float" office:value="-69.0422050018311" calcext:value-type="float">
            <text:p>-69.0422050018311</text:p>
          </table:table-cell>
          <table:table-cell office:value-type="float" office:value="-69.2847537307739" calcext:value-type="float">
            <text:p>-69.2847537307739</text:p>
          </table:table-cell>
          <table:table-cell office:value-type="float" office:value="-69.0463103637695" calcext:value-type="float">
            <text:p>-69.0463103637695</text:p>
          </table:table-cell>
          <table:table-cell office:value-type="float" office:value="-69.283024810791" calcext:value-type="float">
            <text:p>-69.283024810791</text:p>
          </table:table-cell>
          <table:table-cell office:value-type="float" office:value="-69.0534255752563" calcext:value-type="float">
            <text:p>-69.0534255752563</text:p>
          </table:table-cell>
          <table:table-cell office:value-type="float" office:value="-69.2898966979981" calcext:value-type="float">
            <text:p>-69.289896697998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9.0436286315918" calcext:value-type="float">
            <text:p>-69.0436286315918</text:p>
          </table:table-cell>
          <table:table-cell office:value-type="float" office:value="-69.2619441986084" calcext:value-type="float">
            <text:p>-69.2619441986084</text:p>
          </table:table-cell>
          <table:table-cell office:value-type="float" office:value="-69.0261269836426" calcext:value-type="float">
            <text:p>-69.0261269836426</text:p>
          </table:table-cell>
          <table:table-cell office:value-type="float" office:value="-69.2714463272095" calcext:value-type="float">
            <text:p>-69.2714463272095</text:p>
          </table:table-cell>
          <table:table-cell office:value-type="float" office:value="-69.0138191604614" calcext:value-type="float">
            <text:p>-69.0138191604614</text:p>
          </table:table-cell>
          <table:table-cell office:value-type="float" office:value="-69.246257850647" calcext:value-type="float">
            <text:p>-69.246257850647</text:p>
          </table:table-cell>
          <table:table-cell office:value-type="float" office:value="-68.9903668136597" calcext:value-type="float">
            <text:p>-68.9903668136597</text:p>
          </table:table-cell>
          <table:table-cell office:value-type="float" office:value="-69.2221131210327" calcext:value-type="float">
            <text:p>-69.2221131210327</text:p>
          </table:table-cell>
          <table:table-cell office:value-type="float" office:value="-68.9604720993042" calcext:value-type="float">
            <text:p>-68.9604720993042</text:p>
          </table:table-cell>
          <table:table-cell office:value-type="float" office:value="-69.2050822219849" calcext:value-type="float">
            <text:p>-69.2050822219849</text:p>
          </table:table-cell>
          <table:table-cell office:value-type="float" office:value="-68.964130355835" calcext:value-type="float">
            <text:p>-68.964130355835</text:p>
          </table:table-cell>
          <table:table-cell office:value-type="float" office:value="-69.2169705505371" calcext:value-type="float">
            <text:p>-69.2169705505371</text:p>
          </table:table-cell>
          <table:table-cell office:value-type="float" office:value="-68.9796230621338" calcext:value-type="float">
            <text:p>-68.9796230621338</text:p>
          </table:table-cell>
          <table:table-cell office:value-type="float" office:value="-69.2333041687012" calcext:value-type="float">
            <text:p>-69.2333041687012</text:p>
          </table:table-cell>
          <table:table-cell office:value-type="float" office:value="-68.9631046524048" calcext:value-type="float">
            <text:p>-68.9631046524048</text:p>
          </table:table-cell>
          <table:table-cell office:value-type="float" office:value="-69.2136455688477" calcext:value-type="float">
            <text:p>-69.2136455688477</text:p>
          </table:table-cell>
          <table:table-cell office:value-type="float" office:value="-68.9641372756958" calcext:value-type="float">
            <text:p>-68.9641372756958</text:p>
          </table:table-cell>
          <table:table-cell office:value-type="float" office:value="-69.2144373931885" calcext:value-type="float">
            <text:p>-69.2144373931885</text:p>
          </table:table-cell>
          <table:table-cell office:value-type="float" office:value="-68.9731982345581" calcext:value-type="float">
            <text:p>-68.9731982345581</text:p>
          </table:table-cell>
          <table:table-cell office:value-type="float" office:value="-69.2239022598267" calcext:value-type="float">
            <text:p>-69.22390225982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9.0026014633179" calcext:value-type="float">
            <text:p>-69.0026014633179</text:p>
          </table:table-cell>
          <table:table-cell office:value-type="float" office:value="-69.2355790252686" calcext:value-type="float">
            <text:p>-69.2355790252686</text:p>
          </table:table-cell>
          <table:table-cell office:value-type="float" office:value="-69.0231896057129" calcext:value-type="float">
            <text:p>-69.0231896057129</text:p>
          </table:table-cell>
          <table:table-cell office:value-type="float" office:value="-69.2445740356445" calcext:value-type="float">
            <text:p>-69.2445740356445</text:p>
          </table:table-cell>
          <table:table-cell office:value-type="float" office:value="-69.0494154205322" calcext:value-type="float">
            <text:p>-69.0494154205322</text:p>
          </table:table-cell>
          <table:table-cell office:value-type="float" office:value="-69.284759552002" calcext:value-type="float">
            <text:p>-69.284759552002</text:p>
          </table:table-cell>
          <table:table-cell office:value-type="float" office:value="-69.0462009811401" calcext:value-type="float">
            <text:p>-69.0462009811401</text:p>
          </table:table-cell>
          <table:table-cell office:value-type="float" office:value="-69.2772009124756" calcext:value-type="float">
            <text:p>-69.2772009124756</text:p>
          </table:table-cell>
          <table:table-cell office:value-type="float" office:value="-69.0793872833252" calcext:value-type="float">
            <text:p>-69.0793872833252</text:p>
          </table:table-cell>
          <table:table-cell office:value-type="float" office:value="-69.3195446929932" calcext:value-type="float">
            <text:p>-69.3195446929932</text:p>
          </table:table-cell>
          <table:table-cell office:value-type="float" office:value="-69.0865424880982" calcext:value-type="float">
            <text:p>-69.0865424880982</text:p>
          </table:table-cell>
          <table:table-cell office:value-type="float" office:value="-69.3263523025513" calcext:value-type="float">
            <text:p>-69.3263523025513</text:p>
          </table:table-cell>
          <table:table-cell office:value-type="float" office:value="-69.0996821212769" calcext:value-type="float">
            <text:p>-69.0996821212769</text:p>
          </table:table-cell>
          <table:table-cell office:value-type="float" office:value="-69.3337262496948" calcext:value-type="float">
            <text:p>-69.3337262496948</text:p>
          </table:table-cell>
          <table:table-cell office:value-type="float" office:value="-69.1193599243164" calcext:value-type="float">
            <text:p>-69.1193599243164</text:p>
          </table:table-cell>
          <table:table-cell office:value-type="float" office:value="-69.3516703338623" calcext:value-type="float">
            <text:p>-69.3516703338623</text:p>
          </table:table-cell>
          <table:table-cell office:value-type="float" office:value="-69.1118636474609" calcext:value-type="float">
            <text:p>-69.1118636474609</text:p>
          </table:table-cell>
          <table:table-cell office:value-type="float" office:value="-69.3500207138062" calcext:value-type="float">
            <text:p>-69.3500207138062</text:p>
          </table:table-cell>
          <table:table-cell office:value-type="float" office:value="-69.1248892974854" calcext:value-type="float">
            <text:p>-69.1248892974854</text:p>
          </table:table-cell>
          <table:table-cell office:value-type="float" office:value="-69.3579532775879" calcext:value-type="float">
            <text:p>-69.357953277587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9.1282637939453" calcext:value-type="float">
            <text:p>-69.1282637939453</text:p>
          </table:table-cell>
          <table:table-cell office:value-type="float" office:value="-69.3565856552124" calcext:value-type="float">
            <text:p>-69.3565856552124</text:p>
          </table:table-cell>
          <table:table-cell office:value-type="float" office:value="-69.161340751648" calcext:value-type="float">
            <text:p>-69.161340751648</text:p>
          </table:table-cell>
          <table:table-cell office:value-type="float" office:value="-69.3598960647583" calcext:value-type="float">
            <text:p>-69.3598960647583</text:p>
          </table:table-cell>
          <table:table-cell office:value-type="float" office:value="-69.1483469848633" calcext:value-type="float">
            <text:p>-69.1483469848633</text:p>
          </table:table-cell>
          <table:table-cell office:value-type="float" office:value="-69.3701739730835" calcext:value-type="float">
            <text:p>-69.3701739730835</text:p>
          </table:table-cell>
          <table:table-cell office:value-type="float" office:value="-69.130325012207" calcext:value-type="float">
            <text:p>-69.130325012207</text:p>
          </table:table-cell>
          <table:table-cell office:value-type="float" office:value="-69.3692397155762" calcext:value-type="float">
            <text:p>-69.3692397155762</text:p>
          </table:table-cell>
          <table:table-cell office:value-type="float" office:value="-69.099906867981" calcext:value-type="float">
            <text:p>-69.099906867981</text:p>
          </table:table-cell>
          <table:table-cell office:value-type="float" office:value="-69.3360115890503" calcext:value-type="float">
            <text:p>-69.3360115890503</text:p>
          </table:table-cell>
          <table:table-cell office:value-type="float" office:value="-69.058952583313" calcext:value-type="float">
            <text:p>-69.058952583313</text:p>
          </table:table-cell>
          <table:table-cell office:value-type="float" office:value="-69.2934030456543" calcext:value-type="float">
            <text:p>-69.2934030456543</text:p>
          </table:table-cell>
          <table:table-cell office:value-type="float" office:value="-69.0200069732666" calcext:value-type="float">
            <text:p>-69.0200069732666</text:p>
          </table:table-cell>
          <table:table-cell office:value-type="float" office:value="-69.2640385131836" calcext:value-type="float">
            <text:p>-69.2640385131836</text:p>
          </table:table-cell>
          <table:table-cell office:value-type="float" office:value="-68.9979223098755" calcext:value-type="float">
            <text:p>-68.9979223098755</text:p>
          </table:table-cell>
          <table:table-cell office:value-type="float" office:value="-69.2431342849731" calcext:value-type="float">
            <text:p>-69.2431342849731</text:p>
          </table:table-cell>
          <table:table-cell office:value-type="float" office:value="-68.9984303359985" calcext:value-type="float">
            <text:p>-68.9984303359985</text:p>
          </table:table-cell>
          <table:table-cell office:value-type="float" office:value="-69.2439570541382" calcext:value-type="float">
            <text:p>-69.2439570541382</text:p>
          </table:table-cell>
          <table:table-cell office:value-type="float" office:value="-68.9984387817383" calcext:value-type="float">
            <text:p>-68.9984387817383</text:p>
          </table:table-cell>
          <table:table-cell office:value-type="float" office:value="-69.2414361190796" calcext:value-type="float">
            <text:p>-69.241436119079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8.9795127716065" calcext:value-type="float">
            <text:p>-68.9795127716065</text:p>
          </table:table-cell>
          <table:table-cell office:value-type="float" office:value="-69.2252118835449" calcext:value-type="float">
            <text:p>-69.2252118835449</text:p>
          </table:table-cell>
          <table:table-cell office:value-type="float" office:value="-68.9847538223267" calcext:value-type="float">
            <text:p>-68.9847538223267</text:p>
          </table:table-cell>
          <table:table-cell office:value-type="float" office:value="-69.2416222915649" calcext:value-type="float">
            <text:p>-69.2416222915649</text:p>
          </table:table-cell>
          <table:table-cell office:value-type="float" office:value="-69.0030714492798" calcext:value-type="float">
            <text:p>-69.0030714492798</text:p>
          </table:table-cell>
          <table:table-cell office:value-type="float" office:value="-69.2376077270508" calcext:value-type="float">
            <text:p>-69.2376077270508</text:p>
          </table:table-cell>
          <table:table-cell office:value-type="float" office:value="-68.9828954315186" calcext:value-type="float">
            <text:p>-68.9828954315186</text:p>
          </table:table-cell>
          <table:table-cell office:value-type="float" office:value="-69.2474021682739" calcext:value-type="float">
            <text:p>-69.2474021682739</text:p>
          </table:table-cell>
          <table:table-cell office:value-type="float" office:value="-68.989146484375" calcext:value-type="float">
            <text:p>-68.989146484375</text:p>
          </table:table-cell>
          <table:table-cell office:value-type="float" office:value="-69.2294598388672" calcext:value-type="float">
            <text:p>-69.2294598388672</text:p>
          </table:table-cell>
          <table:table-cell office:value-type="float" office:value="-68.978064994812" calcext:value-type="float">
            <text:p>-68.978064994812</text:p>
          </table:table-cell>
          <table:table-cell office:value-type="float" office:value="-69.2180037689209" calcext:value-type="float">
            <text:p>-69.2180037689209</text:p>
          </table:table-cell>
          <table:table-cell office:value-type="float" office:value="-68.9684070205689" calcext:value-type="float">
            <text:p>-68.9684070205689</text:p>
          </table:table-cell>
          <table:table-cell office:value-type="float" office:value="-69.2161914901733" calcext:value-type="float">
            <text:p>-69.2161914901733</text:p>
          </table:table-cell>
          <table:table-cell office:value-type="float" office:value="-68.9579725189209" calcext:value-type="float">
            <text:p>-68.9579725189209</text:p>
          </table:table-cell>
          <table:table-cell office:value-type="float" office:value="-69.209011428833" calcext:value-type="float">
            <text:p>-69.209011428833</text:p>
          </table:table-cell>
          <table:table-cell office:value-type="float" office:value="-68.9578376617432" calcext:value-type="float">
            <text:p>-68.9578376617432</text:p>
          </table:table-cell>
          <table:table-cell office:value-type="float" office:value="-69.207369178772" calcext:value-type="float">
            <text:p>-69.207369178772</text:p>
          </table:table-cell>
          <table:table-cell office:value-type="float" office:value="-68.958350479126" calcext:value-type="float">
            <text:p>-68.958350479126</text:p>
          </table:table-cell>
          <table:table-cell office:value-type="float" office:value="-69.2035610046387" calcext:value-type="float">
            <text:p>-69.203561004638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8.9452380065918" calcext:value-type="float">
            <text:p>-68.9452380065918</text:p>
          </table:table-cell>
          <table:table-cell office:value-type="float" office:value="-69.1799645004273" calcext:value-type="float">
            <text:p>-69.1799645004273</text:p>
          </table:table-cell>
          <table:table-cell office:value-type="float" office:value="-68.9526984558106" calcext:value-type="float">
            <text:p>-68.9526984558106</text:p>
          </table:table-cell>
          <table:table-cell office:value-type="float" office:value="-69.1935355224609" calcext:value-type="float">
            <text:p>-69.1935355224609</text:p>
          </table:table-cell>
          <table:table-cell office:value-type="float" office:value="-68.9623545761108" calcext:value-type="float">
            <text:p>-68.9623545761108</text:p>
          </table:table-cell>
          <table:table-cell office:value-type="float" office:value="-69.2220974655151" calcext:value-type="float">
            <text:p>-69.2220974655151</text:p>
          </table:table-cell>
          <table:table-cell office:value-type="float" office:value="-68.9888276519775" calcext:value-type="float">
            <text:p>-68.9888276519775</text:p>
          </table:table-cell>
          <table:table-cell office:value-type="float" office:value="-69.2285716934204" calcext:value-type="float">
            <text:p>-69.2285716934204</text:p>
          </table:table-cell>
          <table:table-cell office:value-type="float" office:value="-68.9883577423096" calcext:value-type="float">
            <text:p>-68.9883577423096</text:p>
          </table:table-cell>
          <table:table-cell office:value-type="float" office:value="-69.2437168045044" calcext:value-type="float">
            <text:p>-69.2437168045044</text:p>
          </table:table-cell>
          <table:table-cell office:value-type="float" office:value="-68.9931668701172" calcext:value-type="float">
            <text:p>-68.9931668701172</text:p>
          </table:table-cell>
          <table:table-cell office:value-type="float" office:value="-69.2383942642212" calcext:value-type="float">
            <text:p>-69.2383942642212</text:p>
          </table:table-cell>
          <table:table-cell office:value-type="float" office:value="-68.9996356811523" calcext:value-type="float">
            <text:p>-68.9996356811523</text:p>
          </table:table-cell>
          <table:table-cell office:value-type="float" office:value="-69.2427793426514" calcext:value-type="float">
            <text:p>-69.2427793426514</text:p>
          </table:table-cell>
          <table:table-cell office:value-type="float" office:value="-68.9808408203125" calcext:value-type="float">
            <text:p>-68.9808408203125</text:p>
          </table:table-cell>
          <table:table-cell office:value-type="float" office:value="-69.223536277771" calcext:value-type="float">
            <text:p>-69.223536277771</text:p>
          </table:table-cell>
          <table:table-cell office:value-type="float" office:value="-68.9692585220337" calcext:value-type="float">
            <text:p>-68.9692585220337</text:p>
          </table:table-cell>
          <table:table-cell office:value-type="float" office:value="-69.2169108200073" calcext:value-type="float">
            <text:p>-69.2169108200073</text:p>
          </table:table-cell>
          <table:table-cell office:value-type="float" office:value="-68.9593282241821" calcext:value-type="float">
            <text:p>-68.9593282241821</text:p>
          </table:table-cell>
          <table:table-cell office:value-type="float" office:value="-69.2024368667603" calcext:value-type="float">
            <text:p>-69.202436866760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8.9448252487183" calcext:value-type="float">
            <text:p>-68.9448252487183</text:p>
          </table:table-cell>
          <table:table-cell office:value-type="float" office:value="-69.1994008331299" calcext:value-type="float">
            <text:p>-69.1994008331299</text:p>
          </table:table-cell>
          <table:table-cell office:value-type="float" office:value="-68.9476786651611" calcext:value-type="float">
            <text:p>-68.9476786651611</text:p>
          </table:table-cell>
          <table:table-cell office:value-type="float" office:value="-69.2082029342651" calcext:value-type="float">
            <text:p>-69.2082029342651</text:p>
          </table:table-cell>
          <table:table-cell office:value-type="float" office:value="-68.9356423339844" calcext:value-type="float">
            <text:p>-68.9356423339844</text:p>
          </table:table-cell>
          <table:table-cell office:value-type="float" office:value="-69.1999571533203" calcext:value-type="float">
            <text:p>-69.1999571533203</text:p>
          </table:table-cell>
          <table:table-cell office:value-type="float" office:value="-68.9340695571899" calcext:value-type="float">
            <text:p>-68.9340695571899</text:p>
          </table:table-cell>
          <table:table-cell office:value-type="float" office:value="-69.2011477737427" calcext:value-type="float">
            <text:p>-69.2011477737427</text:p>
          </table:table-cell>
          <table:table-cell office:value-type="float" office:value="-68.9473369140625" calcext:value-type="float">
            <text:p>-68.9473369140625</text:p>
          </table:table-cell>
          <table:table-cell office:value-type="float" office:value="-69.2068994445801" calcext:value-type="float">
            <text:p>-69.2068994445801</text:p>
          </table:table-cell>
          <table:table-cell office:value-type="float" office:value="-68.9562459182739" calcext:value-type="float">
            <text:p>-68.9562459182739</text:p>
          </table:table-cell>
          <table:table-cell office:value-type="float" office:value="-69.1982788925171" calcext:value-type="float">
            <text:p>-69.1982788925171</text:p>
          </table:table-cell>
          <table:table-cell office:value-type="float" office:value="-68.9556493835449" calcext:value-type="float">
            <text:p>-68.9556493835449</text:p>
          </table:table-cell>
          <table:table-cell office:value-type="float" office:value="-69.2135444793701" calcext:value-type="float">
            <text:p>-69.2135444793701</text:p>
          </table:table-cell>
          <table:table-cell office:value-type="float" office:value="-68.9575514450073" calcext:value-type="float">
            <text:p>-68.9575514450073</text:p>
          </table:table-cell>
          <table:table-cell office:value-type="float" office:value="-69.2088091812134" calcext:value-type="float">
            <text:p>-69.2088091812134</text:p>
          </table:table-cell>
          <table:table-cell office:value-type="float" office:value="-68.9705874328613" calcext:value-type="float">
            <text:p>-68.9705874328613</text:p>
          </table:table-cell>
          <table:table-cell office:value-type="float" office:value="-69.2224277954102" calcext:value-type="float">
            <text:p>-69.2224277954102</text:p>
          </table:table-cell>
          <table:table-cell office:value-type="float" office:value="-68.9766102523804" calcext:value-type="float">
            <text:p>-68.9766102523804</text:p>
          </table:table-cell>
          <table:table-cell office:value-type="float" office:value="-69.2242731170654" calcext:value-type="float">
            <text:p>-69.224273117065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8.9697839355469" calcext:value-type="float">
            <text:p>-68.9697839355469</text:p>
          </table:table-cell>
          <table:table-cell office:value-type="float" office:value="-69.2217592697144" calcext:value-type="float">
            <text:p>-69.2217592697144</text:p>
          </table:table-cell>
          <table:table-cell office:value-type="float" office:value="-68.9761373062134" calcext:value-type="float">
            <text:p>-68.9761373062134</text:p>
          </table:table-cell>
          <table:table-cell office:value-type="float" office:value="-69.2357891921997" calcext:value-type="float">
            <text:p>-69.2357891921997</text:p>
          </table:table-cell>
          <table:table-cell office:value-type="float" office:value="-68.9933180160522" calcext:value-type="float">
            <text:p>-68.9933180160522</text:p>
          </table:table-cell>
          <table:table-cell office:value-type="float" office:value="-69.2314774932861" calcext:value-type="float">
            <text:p>-69.2314774932861</text:p>
          </table:table-cell>
          <table:table-cell office:value-type="float" office:value="-68.9738761291504" calcext:value-type="float">
            <text:p>-68.9738761291504</text:p>
          </table:table-cell>
          <table:table-cell office:value-type="float" office:value="-69.2354832763672" calcext:value-type="float">
            <text:p>-69.2354832763672</text:p>
          </table:table-cell>
          <table:table-cell office:value-type="float" office:value="-68.9826598968506" calcext:value-type="float">
            <text:p>-68.9826598968506</text:p>
          </table:table-cell>
          <table:table-cell office:value-type="float" office:value="-69.2288157958984" calcext:value-type="float">
            <text:p>-69.2288157958984</text:p>
          </table:table-cell>
          <table:table-cell office:value-type="float" office:value="-68.9798867492676" calcext:value-type="float">
            <text:p>-68.9798867492676</text:p>
          </table:table-cell>
          <table:table-cell office:value-type="float" office:value="-69.2294703598023" calcext:value-type="float">
            <text:p>-69.2294703598023</text:p>
          </table:table-cell>
          <table:table-cell office:value-type="float" office:value="-68.9803818130493" calcext:value-type="float">
            <text:p>-68.9803818130493</text:p>
          </table:table-cell>
          <table:table-cell office:value-type="float" office:value="-69.2241865768433" calcext:value-type="float">
            <text:p>-69.2241865768433</text:p>
          </table:table-cell>
          <table:table-cell office:value-type="float" office:value="-68.975507774353" calcext:value-type="float">
            <text:p>-68.975507774353</text:p>
          </table:table-cell>
          <table:table-cell office:value-type="float" office:value="-69.2264603271484" calcext:value-type="float">
            <text:p>-69.2264603271484</text:p>
          </table:table-cell>
          <table:table-cell office:value-type="float" office:value="-68.9687650756836" calcext:value-type="float">
            <text:p>-68.9687650756836</text:p>
          </table:table-cell>
          <table:table-cell office:value-type="float" office:value="-69.2152747573853" calcext:value-type="float">
            <text:p>-69.2152747573853</text:p>
          </table:table-cell>
          <table:table-cell office:value-type="float" office:value="-68.9703549957275" calcext:value-type="float">
            <text:p>-68.9703549957275</text:p>
          </table:table-cell>
          <table:table-cell office:value-type="float" office:value="-69.2198725509644" calcext:value-type="float">
            <text:p>-69.219872550964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8.9744372711182" calcext:value-type="float">
            <text:p>-68.9744372711182</text:p>
          </table:table-cell>
          <table:table-cell office:value-type="float" office:value="-69.2281034088135" calcext:value-type="float">
            <text:p>-69.2281034088135</text:p>
          </table:table-cell>
          <table:table-cell office:value-type="float" office:value="-68.9538776092529" calcext:value-type="float">
            <text:p>-68.9538776092529</text:p>
          </table:table-cell>
          <table:table-cell office:value-type="float" office:value="-69.2305953369141" calcext:value-type="float">
            <text:p>-69.2305953369141</text:p>
          </table:table-cell>
          <table:table-cell office:value-type="float" office:value="-68.9724529342651" calcext:value-type="float">
            <text:p>-68.9724529342651</text:p>
          </table:table-cell>
          <table:table-cell office:value-type="float" office:value="-69.2307404785156" calcext:value-type="float">
            <text:p>-69.2307404785156</text:p>
          </table:table-cell>
          <table:table-cell office:value-type="float" office:value="-68.9725067367554" calcext:value-type="float">
            <text:p>-68.9725067367554</text:p>
          </table:table-cell>
          <table:table-cell office:value-type="float" office:value="-69.2290133361816" calcext:value-type="float">
            <text:p>-69.2290133361816</text:p>
          </table:table-cell>
          <table:table-cell office:value-type="float" office:value="-68.9702148666382" calcext:value-type="float">
            <text:p>-68.9702148666382</text:p>
          </table:table-cell>
          <table:table-cell office:value-type="float" office:value="-69.2175947799683" calcext:value-type="float">
            <text:p>-69.2175947799683</text:p>
          </table:table-cell>
          <table:table-cell office:value-type="float" office:value="-68.9727839355469" calcext:value-type="float">
            <text:p>-68.9727839355469</text:p>
          </table:table-cell>
          <table:table-cell office:value-type="float" office:value="-69.2187228469849" calcext:value-type="float">
            <text:p>-69.2187228469849</text:p>
          </table:table-cell>
          <table:table-cell office:value-type="float" office:value="-68.9603923187256" calcext:value-type="float">
            <text:p>-68.9603923187256</text:p>
          </table:table-cell>
          <table:table-cell office:value-type="float" office:value="-69.2114319229126" calcext:value-type="float">
            <text:p>-69.2114319229126</text:p>
          </table:table-cell>
          <table:table-cell office:value-type="float" office:value="-68.9727660522461" calcext:value-type="float">
            <text:p>-68.9727660522461</text:p>
          </table:table-cell>
          <table:table-cell office:value-type="float" office:value="-69.2216912841797" calcext:value-type="float">
            <text:p>-69.2216912841797</text:p>
          </table:table-cell>
          <table:table-cell office:value-type="float" office:value="-68.972318359375" calcext:value-type="float">
            <text:p>-68.972318359375</text:p>
          </table:table-cell>
          <table:table-cell office:value-type="float" office:value="-69.2180666427612" calcext:value-type="float">
            <text:p>-69.2180666427612</text:p>
          </table:table-cell>
          <table:table-cell office:value-type="float" office:value="-68.965579788208" calcext:value-type="float">
            <text:p>-68.965579788208</text:p>
          </table:table-cell>
          <table:table-cell office:value-type="float" office:value="-69.2175266036987" calcext:value-type="float">
            <text:p>-69.217526603698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.9530982131958" calcext:value-type="float">
            <text:p>-68.9530982131958</text:p>
          </table:table-cell>
          <table:table-cell office:value-type="float" office:value="-69.2262656478882" calcext:value-type="float">
            <text:p>-69.2262656478882</text:p>
          </table:table-cell>
          <table:table-cell office:value-type="float" office:value="-68.9604753189087" calcext:value-type="float">
            <text:p>-68.9604753189087</text:p>
          </table:table-cell>
          <table:table-cell office:value-type="float" office:value="-69.208691116333" calcext:value-type="float">
            <text:p>-69.208691116333</text:p>
          </table:table-cell>
          <table:table-cell office:value-type="float" office:value="-68.9672551269531" calcext:value-type="float">
            <text:p>-68.9672551269531</text:p>
          </table:table-cell>
          <table:table-cell office:value-type="float" office:value="-69.2218888168335" calcext:value-type="float">
            <text:p>-69.2218888168335</text:p>
          </table:table-cell>
          <table:table-cell office:value-type="float" office:value="-68.9606008224487" calcext:value-type="float">
            <text:p>-68.9606008224487</text:p>
          </table:table-cell>
          <table:table-cell office:value-type="float" office:value="-69.2109754486084" calcext:value-type="float">
            <text:p>-69.2109754486084</text:p>
          </table:table-cell>
          <table:table-cell office:value-type="float" office:value="-68.9638391113281" calcext:value-type="float">
            <text:p>-68.9638391113281</text:p>
          </table:table-cell>
          <table:table-cell office:value-type="float" office:value="-69.2162080078125" calcext:value-type="float">
            <text:p>-69.2162080078125</text:p>
          </table:table-cell>
          <table:table-cell office:value-type="float" office:value="-68.9667639694214" calcext:value-type="float">
            <text:p>-68.9667639694214</text:p>
          </table:table-cell>
          <table:table-cell office:value-type="float" office:value="-69.2091392288208" calcext:value-type="float">
            <text:p>-69.2091392288208</text:p>
          </table:table-cell>
          <table:table-cell office:value-type="float" office:value="-68.9563022842407" calcext:value-type="float">
            <text:p>-68.9563022842407</text:p>
          </table:table-cell>
          <table:table-cell office:value-type="float" office:value="-69.2067842559815" calcext:value-type="float">
            <text:p>-69.2067842559815</text:p>
          </table:table-cell>
          <table:table-cell office:value-type="float" office:value="-68.9616728515625" calcext:value-type="float">
            <text:p>-68.9616728515625</text:p>
          </table:table-cell>
          <table:table-cell office:value-type="float" office:value="-69.210556640625" calcext:value-type="float">
            <text:p>-69.210556640625</text:p>
          </table:table-cell>
          <table:table-cell office:value-type="float" office:value="-68.9608724517822" calcext:value-type="float">
            <text:p>-68.9608724517822</text:p>
          </table:table-cell>
          <table:table-cell office:value-type="float" office:value="-69.209260848999" calcext:value-type="float">
            <text:p>-69.209260848999</text:p>
          </table:table-cell>
          <table:table-cell office:value-type="float" office:value="-68.9599234695435" calcext:value-type="float">
            <text:p>-68.9599234695435</text:p>
          </table:table-cell>
          <table:table-cell office:value-type="float" office:value="-69.2096660003662" calcext:value-type="float">
            <text:p>-69.209666000366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8.9583015289307" calcext:value-type="float">
            <text:p>-68.9583015289307</text:p>
          </table:table-cell>
          <table:table-cell office:value-type="float" office:value="-69.1940199584961" calcext:value-type="float">
            <text:p>-69.1940199584961</text:p>
          </table:table-cell>
          <table:table-cell office:value-type="float" office:value="-68.9616629638672" calcext:value-type="float">
            <text:p>-68.9616629638672</text:p>
          </table:table-cell>
          <table:table-cell office:value-type="float" office:value="-69.2034519882202" calcext:value-type="float">
            <text:p>-69.2034519882202</text:p>
          </table:table-cell>
          <table:table-cell office:value-type="float" office:value="-68.952469078064" calcext:value-type="float">
            <text:p>-68.952469078064</text:p>
          </table:table-cell>
          <table:table-cell office:value-type="float" office:value="-69.1962371673584" calcext:value-type="float">
            <text:p>-69.1962371673584</text:p>
          </table:table-cell>
          <table:table-cell office:value-type="float" office:value="-68.9473016586304" calcext:value-type="float">
            <text:p>-68.9473016586304</text:p>
          </table:table-cell>
          <table:table-cell office:value-type="float" office:value="-69.208105682373" calcext:value-type="float">
            <text:p>-69.208105682373</text:p>
          </table:table-cell>
          <table:table-cell office:value-type="float" office:value="-68.9573271255493" calcext:value-type="float">
            <text:p>-68.9573271255493</text:p>
          </table:table-cell>
          <table:table-cell office:value-type="float" office:value="-69.2115407104492" calcext:value-type="float">
            <text:p>-69.2115407104492</text:p>
          </table:table-cell>
          <table:table-cell office:value-type="float" office:value="-68.9578224487305" calcext:value-type="float">
            <text:p>-68.9578224487305</text:p>
          </table:table-cell>
          <table:table-cell office:value-type="float" office:value="-69.2035337677002" calcext:value-type="float">
            <text:p>-69.2035337677002</text:p>
          </table:table-cell>
          <table:table-cell office:value-type="float" office:value="-68.9620891571045" calcext:value-type="float">
            <text:p>-68.9620891571045</text:p>
          </table:table-cell>
          <table:table-cell office:value-type="float" office:value="-69.2046449966431" calcext:value-type="float">
            <text:p>-69.2046449966431</text:p>
          </table:table-cell>
          <table:table-cell office:value-type="float" office:value="-68.9569003829956" calcext:value-type="float">
            <text:p>-68.9569003829956</text:p>
          </table:table-cell>
          <table:table-cell office:value-type="float" office:value="-69.2052568817139" calcext:value-type="float">
            <text:p>-69.2052568817139</text:p>
          </table:table-cell>
          <table:table-cell office:value-type="float" office:value="-68.9623813400269" calcext:value-type="float">
            <text:p>-68.9623813400269</text:p>
          </table:table-cell>
          <table:table-cell office:value-type="float" office:value="-69.2046106109619" calcext:value-type="float">
            <text:p>-69.2046106109619</text:p>
          </table:table-cell>
          <table:table-cell office:value-type="float" office:value="-68.9637041931152" calcext:value-type="float">
            <text:p>-68.9637041931152</text:p>
          </table:table-cell>
          <table:table-cell office:value-type="float" office:value="-69.2114716720581" calcext:value-type="float">
            <text:p>-69.21147167205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8.9819508361816" calcext:value-type="float">
            <text:p>-68.9819508361816</text:p>
          </table:table-cell>
          <table:table-cell office:value-type="float" office:value="-69.2149552307129" calcext:value-type="float">
            <text:p>-69.2149552307129</text:p>
          </table:table-cell>
          <table:table-cell office:value-type="float" office:value="-68.9735006332398" calcext:value-type="float">
            <text:p>-68.9735006332398</text:p>
          </table:table-cell>
          <table:table-cell office:value-type="float" office:value="-69.2078128814697" calcext:value-type="float">
            <text:p>-69.2078128814697</text:p>
          </table:table-cell>
          <table:table-cell office:value-type="float" office:value="-68.9750165405274" calcext:value-type="float">
            <text:p>-68.9750165405274</text:p>
          </table:table-cell>
          <table:table-cell office:value-type="float" office:value="-69.2177114868164" calcext:value-type="float">
            <text:p>-69.2177114868164</text:p>
          </table:table-cell>
          <table:table-cell office:value-type="float" office:value="-68.9649219284058" calcext:value-type="float">
            <text:p>-68.9649219284058</text:p>
          </table:table-cell>
          <table:table-cell office:value-type="float" office:value="-69.2220292053223" calcext:value-type="float">
            <text:p>-69.2220292053223</text:p>
          </table:table-cell>
          <table:table-cell office:value-type="float" office:value="-68.9719564819336" calcext:value-type="float">
            <text:p>-68.9719564819336</text:p>
          </table:table-cell>
          <table:table-cell office:value-type="float" office:value="-69.2096125106812" calcext:value-type="float">
            <text:p>-69.2096125106812</text:p>
          </table:table-cell>
          <table:table-cell office:value-type="float" office:value="-68.9669320907593" calcext:value-type="float">
            <text:p>-68.9669320907593</text:p>
          </table:table-cell>
          <table:table-cell office:value-type="float" office:value="-69.2178972625733" calcext:value-type="float">
            <text:p>-69.2178972625733</text:p>
          </table:table-cell>
          <table:table-cell office:value-type="float" office:value="-68.9651542510986" calcext:value-type="float">
            <text:p>-68.9651542510986</text:p>
          </table:table-cell>
          <table:table-cell office:value-type="float" office:value="-69.212011505127" calcext:value-type="float">
            <text:p>-69.212011505127</text:p>
          </table:table-cell>
          <table:table-cell office:value-type="float" office:value="-68.9763439865112" calcext:value-type="float">
            <text:p>-68.9763439865112</text:p>
          </table:table-cell>
          <table:table-cell office:value-type="float" office:value="-69.229202545166" calcext:value-type="float">
            <text:p>-69.229202545166</text:p>
          </table:table-cell>
          <table:table-cell office:value-type="float" office:value="-68.9745863265991" calcext:value-type="float">
            <text:p>-68.9745863265991</text:p>
          </table:table-cell>
          <table:table-cell office:value-type="float" office:value="-69.2110910339356" calcext:value-type="float">
            <text:p>-69.2110910339356</text:p>
          </table:table-cell>
          <table:table-cell office:value-type="float" office:value="-68.9736450042725" calcext:value-type="float">
            <text:p>-68.9736450042725</text:p>
          </table:table-cell>
          <table:table-cell office:value-type="float" office:value="-69.2133285140991" calcext:value-type="float">
            <text:p>-69.213328514099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8.9749892425537" calcext:value-type="float">
            <text:p>-68.9749892425537</text:p>
          </table:table-cell>
          <table:table-cell office:value-type="float" office:value="-69.2231877365112" calcext:value-type="float">
            <text:p>-69.2231877365112</text:p>
          </table:table-cell>
          <table:table-cell office:value-type="float" office:value="-68.9996523590088" calcext:value-type="float">
            <text:p>-68.9996523590088</text:p>
          </table:table-cell>
          <table:table-cell office:value-type="float" office:value="-69.217450881958" calcext:value-type="float">
            <text:p>-69.217450881958</text:p>
          </table:table-cell>
          <table:table-cell office:value-type="float" office:value="-68.9794781265259" calcext:value-type="float">
            <text:p>-68.9794781265259</text:p>
          </table:table-cell>
          <table:table-cell office:value-type="float" office:value="-69.2355179443359" calcext:value-type="float">
            <text:p>-69.2355179443359</text:p>
          </table:table-cell>
          <table:table-cell office:value-type="float" office:value="-68.9567799835205" calcext:value-type="float">
            <text:p>-68.9567799835205</text:p>
          </table:table-cell>
          <table:table-cell office:value-type="float" office:value="-69.2058100204468" calcext:value-type="float">
            <text:p>-69.2058100204468</text:p>
          </table:table-cell>
          <table:table-cell office:value-type="float" office:value="-68.988776260376" calcext:value-type="float">
            <text:p>-68.988776260376</text:p>
          </table:table-cell>
          <table:table-cell office:value-type="float" office:value="-69.2313929977417" calcext:value-type="float">
            <text:p>-69.2313929977417</text:p>
          </table:table-cell>
          <table:table-cell office:value-type="float" office:value="-68.9754897079468" calcext:value-type="float">
            <text:p>-68.9754897079468</text:p>
          </table:table-cell>
          <table:table-cell office:value-type="float" office:value="-69.2195660934448" calcext:value-type="float">
            <text:p>-69.2195660934448</text:p>
          </table:table-cell>
          <table:table-cell office:value-type="float" office:value="-68.9792926483154" calcext:value-type="float">
            <text:p>-68.9792926483154</text:p>
          </table:table-cell>
          <table:table-cell office:value-type="float" office:value="-69.2298230056763" calcext:value-type="float">
            <text:p>-69.2298230056763</text:p>
          </table:table-cell>
          <table:table-cell office:value-type="float" office:value="-68.9893702316284" calcext:value-type="float">
            <text:p>-68.9893702316284</text:p>
          </table:table-cell>
          <table:table-cell office:value-type="float" office:value="-69.2396515731812" calcext:value-type="float">
            <text:p>-69.2396515731812</text:p>
          </table:table-cell>
          <table:table-cell office:value-type="float" office:value="-68.9663474884033" calcext:value-type="float">
            <text:p>-68.9663474884033</text:p>
          </table:table-cell>
          <table:table-cell office:value-type="float" office:value="-69.228012512207" calcext:value-type="float">
            <text:p>-69.228012512207</text:p>
          </table:table-cell>
          <table:table-cell office:value-type="float" office:value="-68.9563313217163" calcext:value-type="float">
            <text:p>-68.9563313217163</text:p>
          </table:table-cell>
          <table:table-cell office:value-type="float" office:value="-69.2086622695923" calcext:value-type="float">
            <text:p>-69.208662269592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8.988813369751" calcext:value-type="float">
            <text:p>-68.988813369751</text:p>
          </table:table-cell>
          <table:table-cell office:value-type="float" office:value="-69.2222225418091" calcext:value-type="float">
            <text:p>-69.2222225418091</text:p>
          </table:table-cell>
          <table:table-cell office:value-type="float" office:value="-68.9570472412109" calcext:value-type="float">
            <text:p>-68.9570472412109</text:p>
          </table:table-cell>
          <table:table-cell office:value-type="float" office:value="-69.2446561050415" calcext:value-type="float">
            <text:p>-69.2446561050415</text:p>
          </table:table-cell>
          <table:table-cell office:value-type="float" office:value="-68.9518413085938" calcext:value-type="float">
            <text:p>-68.9518413085938</text:p>
          </table:table-cell>
          <table:table-cell office:value-type="float" office:value="-69.2079239730835" calcext:value-type="float">
            <text:p>-69.2079239730835</text:p>
          </table:table-cell>
          <table:table-cell office:value-type="float" office:value="-68.9824128341675" calcext:value-type="float">
            <text:p>-68.9824128341675</text:p>
          </table:table-cell>
          <table:table-cell office:value-type="float" office:value="-69.2305580215454" calcext:value-type="float">
            <text:p>-69.2305580215454</text:p>
          </table:table-cell>
          <table:table-cell office:value-type="float" office:value="-68.9499665908814" calcext:value-type="float">
            <text:p>-68.9499665908814</text:p>
          </table:table-cell>
          <table:table-cell office:value-type="float" office:value="-69.2065255661011" calcext:value-type="float">
            <text:p>-69.2065255661011</text:p>
          </table:table-cell>
          <table:table-cell office:value-type="float" office:value="-68.9659243011475" calcext:value-type="float">
            <text:p>-68.9659243011475</text:p>
          </table:table-cell>
          <table:table-cell office:value-type="float" office:value="-69.2153309631348" calcext:value-type="float">
            <text:p>-69.2153309631348</text:p>
          </table:table-cell>
          <table:table-cell office:value-type="float" office:value="-68.965022644043" calcext:value-type="float">
            <text:p>-68.965022644043</text:p>
          </table:table-cell>
          <table:table-cell office:value-type="float" office:value="-69.2201184692383" calcext:value-type="float">
            <text:p>-69.2201184692383</text:p>
          </table:table-cell>
          <table:table-cell office:value-type="float" office:value="-68.961159324646" calcext:value-type="float">
            <text:p>-68.961159324646</text:p>
          </table:table-cell>
          <table:table-cell office:value-type="float" office:value="-69.2137324676514" calcext:value-type="float">
            <text:p>-69.2137324676514</text:p>
          </table:table-cell>
          <table:table-cell office:value-type="float" office:value="-68.9697955093384" calcext:value-type="float">
            <text:p>-68.9697955093384</text:p>
          </table:table-cell>
          <table:table-cell office:value-type="float" office:value="-69.2239162445068" calcext:value-type="float">
            <text:p>-69.2239162445068</text:p>
          </table:table-cell>
          <table:table-cell office:value-type="float" office:value="-68.9648673400879" calcext:value-type="float">
            <text:p>-68.9648673400879</text:p>
          </table:table-cell>
          <table:table-cell office:value-type="float" office:value="-69.2122870178223" calcext:value-type="float">
            <text:p>-69.212287017822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8.9657854919434" calcext:value-type="float">
            <text:p>-68.9657854919434</text:p>
          </table:table-cell>
          <table:table-cell office:value-type="float" office:value="-69.2047706451416" calcext:value-type="float">
            <text:p>-69.2047706451416</text:p>
          </table:table-cell>
          <table:table-cell office:value-type="float" office:value="-68.9456232452393" calcext:value-type="float">
            <text:p>-68.9456232452393</text:p>
          </table:table-cell>
          <table:table-cell office:value-type="float" office:value="-69.2323454360962" calcext:value-type="float">
            <text:p>-69.2323454360962</text:p>
          </table:table-cell>
          <table:table-cell office:value-type="float" office:value="-68.9667056427002" calcext:value-type="float">
            <text:p>-68.9667056427002</text:p>
          </table:table-cell>
          <table:table-cell office:value-type="float" office:value="-69.2132472763062" calcext:value-type="float">
            <text:p>-69.2132472763062</text:p>
          </table:table-cell>
          <table:table-cell office:value-type="float" office:value="-68.9469259185791" calcext:value-type="float">
            <text:p>-68.9469259185791</text:p>
          </table:table-cell>
          <table:table-cell office:value-type="float" office:value="-69.2118082809448" calcext:value-type="float">
            <text:p>-69.2118082809448</text:p>
          </table:table-cell>
          <table:table-cell office:value-type="float" office:value="-68.9646134719849" calcext:value-type="float">
            <text:p>-68.9646134719849</text:p>
          </table:table-cell>
          <table:table-cell office:value-type="float" office:value="-69.2191879196167" calcext:value-type="float">
            <text:p>-69.2191879196167</text:p>
          </table:table-cell>
          <table:table-cell office:value-type="float" office:value="-68.9662488555908" calcext:value-type="float">
            <text:p>-68.9662488555908</text:p>
          </table:table-cell>
          <table:table-cell office:value-type="float" office:value="-69.2173209762573" calcext:value-type="float">
            <text:p>-69.2173209762573</text:p>
          </table:table-cell>
          <table:table-cell office:value-type="float" office:value="-68.9699337539673" calcext:value-type="float">
            <text:p>-68.9699337539673</text:p>
          </table:table-cell>
          <table:table-cell office:value-type="float" office:value="-69.2227727966309" calcext:value-type="float">
            <text:p>-69.2227727966309</text:p>
          </table:table-cell>
          <table:table-cell office:value-type="float" office:value="-68.9620911712647" calcext:value-type="float">
            <text:p>-68.9620911712647</text:p>
          </table:table-cell>
          <table:table-cell office:value-type="float" office:value="-69.2132458190918" calcext:value-type="float">
            <text:p>-69.2132458190918</text:p>
          </table:table-cell>
          <table:table-cell office:value-type="float" office:value="-68.9710915145874" calcext:value-type="float">
            <text:p>-68.9710915145874</text:p>
          </table:table-cell>
          <table:table-cell office:value-type="float" office:value="-69.2203535766602" calcext:value-type="float">
            <text:p>-69.2203535766602</text:p>
          </table:table-cell>
          <table:table-cell office:value-type="float" office:value="-68.9705179824829" calcext:value-type="float">
            <text:p>-68.9705179824829</text:p>
          </table:table-cell>
          <table:table-cell office:value-type="float" office:value="-69.218178024292" calcext:value-type="float">
            <text:p>-69.21817802429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8.9679945068359" calcext:value-type="float">
            <text:p>-68.9679945068359</text:p>
          </table:table-cell>
          <table:table-cell office:value-type="float" office:value="-69.2294730606079" calcext:value-type="float">
            <text:p>-69.2294730606079</text:p>
          </table:table-cell>
          <table:table-cell office:value-type="float" office:value="-68.9532044372559" calcext:value-type="float">
            <text:p>-68.9532044372559</text:p>
          </table:table-cell>
          <table:table-cell office:value-type="float" office:value="-69.2121987457275" calcext:value-type="float">
            <text:p>-69.2121987457275</text:p>
          </table:table-cell>
          <table:table-cell office:value-type="float" office:value="-68.9752932891846" calcext:value-type="float">
            <text:p>-68.9752932891846</text:p>
          </table:table-cell>
          <table:table-cell office:value-type="float" office:value="-69.2224710235596" calcext:value-type="float">
            <text:p>-69.2224710235596</text:p>
          </table:table-cell>
          <table:table-cell office:value-type="float" office:value="-68.9752934265137" calcext:value-type="float">
            <text:p>-68.9752934265137</text:p>
          </table:table-cell>
          <table:table-cell office:value-type="float" office:value="-69.2268755722046" calcext:value-type="float">
            <text:p>-69.2268755722046</text:p>
          </table:table-cell>
          <table:table-cell office:value-type="float" office:value="-68.9664609985352" calcext:value-type="float">
            <text:p>-68.9664609985352</text:p>
          </table:table-cell>
          <table:table-cell office:value-type="float" office:value="-69.2200047683716" calcext:value-type="float">
            <text:p>-69.2200047683716</text:p>
          </table:table-cell>
          <table:table-cell office:value-type="float" office:value="-68.9649760742188" calcext:value-type="float">
            <text:p>-68.9649760742188</text:p>
          </table:table-cell>
          <table:table-cell office:value-type="float" office:value="-69.2281799926758" calcext:value-type="float">
            <text:p>-69.2281799926758</text:p>
          </table:table-cell>
          <table:table-cell office:value-type="float" office:value="-68.9654702529907" calcext:value-type="float">
            <text:p>-68.9654702529907</text:p>
          </table:table-cell>
          <table:table-cell office:value-type="float" office:value="-69.2113114318848" calcext:value-type="float">
            <text:p>-69.2113114318848</text:p>
          </table:table-cell>
          <table:table-cell office:value-type="float" office:value="-68.9603950271606" calcext:value-type="float">
            <text:p>-68.9603950271606</text:p>
          </table:table-cell>
          <table:table-cell office:value-type="float" office:value="-69.2142842559814" calcext:value-type="float">
            <text:p>-69.2142842559814</text:p>
          </table:table-cell>
          <table:table-cell office:value-type="float" office:value="-68.9581575164795" calcext:value-type="float">
            <text:p>-68.9581575164795</text:p>
          </table:table-cell>
          <table:table-cell office:value-type="float" office:value="-69.2054839782715" calcext:value-type="float">
            <text:p>-69.2054839782715</text:p>
          </table:table-cell>
          <table:table-cell office:value-type="float" office:value="-68.9583522109985" calcext:value-type="float">
            <text:p>-68.9583522109985</text:p>
          </table:table-cell>
          <table:table-cell office:value-type="float" office:value="-69.2071035690308" calcext:value-type="float">
            <text:p>-69.20710356903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8.9600293655396" calcext:value-type="float">
            <text:p>-68.9600293655396</text:p>
          </table:table-cell>
          <table:table-cell office:value-type="float" office:value="-69.2110393371582" calcext:value-type="float">
            <text:p>-69.2110393371582</text:p>
          </table:table-cell>
          <table:table-cell office:value-type="float" office:value="-68.9512573928833" calcext:value-type="float">
            <text:p>-68.9512573928833</text:p>
          </table:table-cell>
          <table:table-cell office:value-type="float" office:value="-69.1884618530274" calcext:value-type="float">
            <text:p>-69.1884618530274</text:p>
          </table:table-cell>
          <table:table-cell office:value-type="float" office:value="-68.9501943435669" calcext:value-type="float">
            <text:p>-68.9501943435669</text:p>
          </table:table-cell>
          <table:table-cell office:value-type="float" office:value="-69.2058020324707" calcext:value-type="float">
            <text:p>-69.2058020324707</text:p>
          </table:table-cell>
          <table:table-cell office:value-type="float" office:value="-68.9627061462402" calcext:value-type="float">
            <text:p>-68.9627061462402</text:p>
          </table:table-cell>
          <table:table-cell office:value-type="float" office:value="-69.2160293807984" calcext:value-type="float">
            <text:p>-69.2160293807984</text:p>
          </table:table-cell>
          <table:table-cell office:value-type="float" office:value="-68.9494995880127" calcext:value-type="float">
            <text:p>-68.9494995880127</text:p>
          </table:table-cell>
          <table:table-cell office:value-type="float" office:value="-69.2015076980591" calcext:value-type="float">
            <text:p>-69.2015076980591</text:p>
          </table:table-cell>
          <table:table-cell office:value-type="float" office:value="-68.9627055053711" calcext:value-type="float">
            <text:p>-68.9627055053711</text:p>
          </table:table-cell>
          <table:table-cell office:value-type="float" office:value="-69.2039628143311" calcext:value-type="float">
            <text:p>-69.2039628143311</text:p>
          </table:table-cell>
          <table:table-cell office:value-type="float" office:value="-68.9597831497192" calcext:value-type="float">
            <text:p>-68.9597831497192</text:p>
          </table:table-cell>
          <table:table-cell office:value-type="float" office:value="-69.2080149841309" calcext:value-type="float">
            <text:p>-69.2080149841309</text:p>
          </table:table-cell>
          <table:table-cell office:value-type="float" office:value="-68.9542792816162" calcext:value-type="float">
            <text:p>-68.9542792816162</text:p>
          </table:table-cell>
          <table:table-cell office:value-type="float" office:value="-69.2056704559326" calcext:value-type="float">
            <text:p>-69.2056704559326</text:p>
          </table:table-cell>
          <table:table-cell office:value-type="float" office:value="-68.9531918487549" calcext:value-type="float">
            <text:p>-68.9531918487549</text:p>
          </table:table-cell>
          <table:table-cell office:value-type="float" office:value="-69.2005086517334" calcext:value-type="float">
            <text:p>-69.2005086517334</text:p>
          </table:table-cell>
          <table:table-cell office:value-type="float" office:value="-68.9549865570068" calcext:value-type="float">
            <text:p>-68.9549865570068</text:p>
          </table:table-cell>
          <table:table-cell office:value-type="float" office:value="-69.1996206054688" calcext:value-type="float">
            <text:p>-69.199620605468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8.9821366729736" calcext:value-type="float">
            <text:p>-68.9821366729736</text:p>
          </table:table-cell>
          <table:table-cell office:value-type="float" office:value="-69.2096672515869" calcext:value-type="float">
            <text:p>-69.2096672515869</text:p>
          </table:table-cell>
          <table:table-cell office:value-type="float" office:value="-68.9566914520264" calcext:value-type="float">
            <text:p>-68.9566914520264</text:p>
          </table:table-cell>
          <table:table-cell office:value-type="float" office:value="-69.1900937042236" calcext:value-type="float">
            <text:p>-69.1900937042236</text:p>
          </table:table-cell>
          <table:table-cell office:value-type="float" office:value="-68.9530064620972" calcext:value-type="float">
            <text:p>-68.9530064620972</text:p>
          </table:table-cell>
          <table:table-cell office:value-type="float" office:value="-69.1900275192261" calcext:value-type="float">
            <text:p>-69.1900275192261</text:p>
          </table:table-cell>
          <table:table-cell office:value-type="float" office:value="-68.9346330566406" calcext:value-type="float">
            <text:p>-68.9346330566406</text:p>
          </table:table-cell>
          <table:table-cell office:value-type="float" office:value="-69.1915004196167" calcext:value-type="float">
            <text:p>-69.1915004196167</text:p>
          </table:table-cell>
          <table:table-cell office:value-type="float" office:value="-68.9512476730347" calcext:value-type="float">
            <text:p>-68.9512476730347</text:p>
          </table:table-cell>
          <table:table-cell office:value-type="float" office:value="-69.2018184890747" calcext:value-type="float">
            <text:p>-69.2018184890747</text:p>
          </table:table-cell>
          <table:table-cell office:value-type="float" office:value="-68.9461204376221" calcext:value-type="float">
            <text:p>-68.9461204376221</text:p>
          </table:table-cell>
          <table:table-cell office:value-type="float" office:value="-69.1954930496216" calcext:value-type="float">
            <text:p>-69.1954930496216</text:p>
          </table:table-cell>
          <table:table-cell office:value-type="float" office:value="-68.9464811401367" calcext:value-type="float">
            <text:p>-68.9464811401367</text:p>
          </table:table-cell>
          <table:table-cell office:value-type="float" office:value="-69.1954792098999" calcext:value-type="float">
            <text:p>-69.1954792098999</text:p>
          </table:table-cell>
          <table:table-cell office:value-type="float" office:value="-68.9403489685059" calcext:value-type="float">
            <text:p>-68.9403489685059</text:p>
          </table:table-cell>
          <table:table-cell office:value-type="float" office:value="-69.1957372131348" calcext:value-type="float">
            <text:p>-69.1957372131348</text:p>
          </table:table-cell>
          <table:table-cell office:value-type="float" office:value="-68.9449262619019" calcext:value-type="float">
            <text:p>-68.9449262619019</text:p>
          </table:table-cell>
          <table:table-cell office:value-type="float" office:value="-69.1925102233887" calcext:value-type="float">
            <text:p>-69.1925102233887</text:p>
          </table:table-cell>
          <table:table-cell office:value-type="float" office:value="-68.9498359985352" calcext:value-type="float">
            <text:p>-68.9498359985352</text:p>
          </table:table-cell>
          <table:table-cell office:value-type="float" office:value="-69.1891606826782" calcext:value-type="float">
            <text:p>-69.189160682678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8.9485075531006" calcext:value-type="float">
            <text:p>-68.9485075531006</text:p>
          </table:table-cell>
          <table:table-cell office:value-type="float" office:value="-69.2116844482422" calcext:value-type="float">
            <text:p>-69.2116844482422</text:p>
          </table:table-cell>
          <table:table-cell office:value-type="float" office:value="-68.9606771316528" calcext:value-type="float">
            <text:p>-68.9606771316528</text:p>
          </table:table-cell>
          <table:table-cell office:value-type="float" office:value="-69.188956741333" calcext:value-type="float">
            <text:p>-69.188956741333</text:p>
          </table:table-cell>
          <table:table-cell office:value-type="float" office:value="-68.9537288818359" calcext:value-type="float">
            <text:p>-68.9537288818359</text:p>
          </table:table-cell>
          <table:table-cell office:value-type="float" office:value="-69.1984035263062" calcext:value-type="float">
            <text:p>-69.1984035263062</text:p>
          </table:table-cell>
          <table:table-cell office:value-type="float" office:value="-68.9522240524292" calcext:value-type="float">
            <text:p>-68.9522240524292</text:p>
          </table:table-cell>
          <table:table-cell office:value-type="float" office:value="-69.2143751525879" calcext:value-type="float">
            <text:p>-69.2143751525879</text:p>
          </table:table-cell>
          <table:table-cell office:value-type="float" office:value="-68.9437559585571" calcext:value-type="float">
            <text:p>-68.9437559585571</text:p>
          </table:table-cell>
          <table:table-cell office:value-type="float" office:value="-69.2027270431519" calcext:value-type="float">
            <text:p>-69.2027270431519</text:p>
          </table:table-cell>
          <table:table-cell office:value-type="float" office:value="-68.9502744674683" calcext:value-type="float">
            <text:p>-68.9502744674683</text:p>
          </table:table-cell>
          <table:table-cell office:value-type="float" office:value="-69.1943511962891" calcext:value-type="float">
            <text:p>-69.1943511962891</text:p>
          </table:table-cell>
          <table:table-cell office:value-type="float" office:value="-68.9491364212036" calcext:value-type="float">
            <text:p>-68.9491364212036</text:p>
          </table:table-cell>
          <table:table-cell office:value-type="float" office:value="-69.1970861663818" calcext:value-type="float">
            <text:p>-69.1970861663818</text:p>
          </table:table-cell>
          <table:table-cell office:value-type="float" office:value="-68.9498337860107" calcext:value-type="float">
            <text:p>-68.9498337860107</text:p>
          </table:table-cell>
          <table:table-cell office:value-type="float" office:value="-69.2028741226196" calcext:value-type="float">
            <text:p>-69.2028741226196</text:p>
          </table:table-cell>
          <table:table-cell office:value-type="float" office:value="-68.947067276001" calcext:value-type="float">
            <text:p>-68.947067276001</text:p>
          </table:table-cell>
          <table:table-cell office:value-type="float" office:value="-69.1991034622192" calcext:value-type="float">
            <text:p>-69.1991034622192</text:p>
          </table:table-cell>
          <table:table-cell office:value-type="float" office:value="-68.9480221939087" calcext:value-type="float">
            <text:p>-68.9480221939087</text:p>
          </table:table-cell>
          <table:table-cell office:value-type="float" office:value="-69.1949502182007" calcext:value-type="float">
            <text:p>-69.194950218200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8.9359318695068" calcext:value-type="float">
            <text:p>-68.9359318695068</text:p>
          </table:table-cell>
          <table:table-cell office:value-type="float" office:value="-69.2126086120606" calcext:value-type="float">
            <text:p>-69.2126086120606</text:p>
          </table:table-cell>
          <table:table-cell office:value-type="float" office:value="-68.9642026443482" calcext:value-type="float">
            <text:p>-68.9642026443482</text:p>
          </table:table-cell>
          <table:table-cell office:value-type="float" office:value="-69.2117631454468" calcext:value-type="float">
            <text:p>-69.2117631454468</text:p>
          </table:table-cell>
          <table:table-cell office:value-type="float" office:value="-68.9468159561157" calcext:value-type="float">
            <text:p>-68.9468159561157</text:p>
          </table:table-cell>
          <table:table-cell office:value-type="float" office:value="-69.2136042785645" calcext:value-type="float">
            <text:p>-69.2136042785645</text:p>
          </table:table-cell>
          <table:table-cell office:value-type="float" office:value="-68.9537093048096" calcext:value-type="float">
            <text:p>-68.9537093048096</text:p>
          </table:table-cell>
          <table:table-cell office:value-type="float" office:value="-69.1981590881348" calcext:value-type="float">
            <text:p>-69.1981590881348</text:p>
          </table:table-cell>
          <table:table-cell office:value-type="float" office:value="-68.9522749328613" calcext:value-type="float">
            <text:p>-68.9522749328613</text:p>
          </table:table-cell>
          <table:table-cell office:value-type="float" office:value="-69.2036118240357" calcext:value-type="float">
            <text:p>-69.2036118240357</text:p>
          </table:table-cell>
          <table:table-cell office:value-type="float" office:value="-68.95146043396" calcext:value-type="float">
            <text:p>-68.95146043396</text:p>
          </table:table-cell>
          <table:table-cell office:value-type="float" office:value="-69.1958192977905" calcext:value-type="float">
            <text:p>-69.1958192977905</text:p>
          </table:table-cell>
          <table:table-cell office:value-type="float" office:value="-68.9557555618286" calcext:value-type="float">
            <text:p>-68.9557555618286</text:p>
          </table:table-cell>
          <table:table-cell office:value-type="float" office:value="-69.2046087341309" calcext:value-type="float">
            <text:p>-69.2046087341309</text:p>
          </table:table-cell>
          <table:table-cell office:value-type="float" office:value="-68.9480705871582" calcext:value-type="float">
            <text:p>-68.9480705871582</text:p>
          </table:table-cell>
          <table:table-cell office:value-type="float" office:value="-69.2025603637695" calcext:value-type="float">
            <text:p>-69.2025603637695</text:p>
          </table:table-cell>
          <table:table-cell office:value-type="float" office:value="-68.9557813949585" calcext:value-type="float">
            <text:p>-68.9557813949585</text:p>
          </table:table-cell>
          <table:table-cell office:value-type="float" office:value="-69.2075767745972" calcext:value-type="float">
            <text:p>-69.2075767745972</text:p>
          </table:table-cell>
          <table:table-cell office:value-type="float" office:value="-68.9526197967529" calcext:value-type="float">
            <text:p>-68.9526197967529</text:p>
          </table:table-cell>
          <table:table-cell office:value-type="float" office:value="-69.1983487091064" calcext:value-type="float">
            <text:p>-69.198348709106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.9709772033692" calcext:value-type="float">
            <text:p>-68.9709772033692</text:p>
          </table:table-cell>
          <table:table-cell office:value-type="float" office:value="-69.2081730194092" calcext:value-type="float">
            <text:p>-69.2081730194092</text:p>
          </table:table-cell>
          <table:table-cell office:value-type="float" office:value="-68.9494508743286" calcext:value-type="float">
            <text:p>-68.9494508743286</text:p>
          </table:table-cell>
          <table:table-cell office:value-type="float" office:value="-69.1887758560181" calcext:value-type="float">
            <text:p>-69.1887758560181</text:p>
          </table:table-cell>
          <table:table-cell office:value-type="float" office:value="-68.9462959899902" calcext:value-type="float">
            <text:p>-68.9462959899902</text:p>
          </table:table-cell>
          <table:table-cell office:value-type="float" office:value="-69.2269609527588" calcext:value-type="float">
            <text:p>-69.2269609527588</text:p>
          </table:table-cell>
          <table:table-cell office:value-type="float" office:value="-68.9528839950562" calcext:value-type="float">
            <text:p>-68.9528839950562</text:p>
          </table:table-cell>
          <table:table-cell office:value-type="float" office:value="-69.1940648345947" calcext:value-type="float">
            <text:p>-69.1940648345947</text:p>
          </table:table-cell>
          <table:table-cell office:value-type="float" office:value="-68.9445811004639" calcext:value-type="float">
            <text:p>-68.9445811004639</text:p>
          </table:table-cell>
          <table:table-cell office:value-type="float" office:value="-69.1958520965576" calcext:value-type="float">
            <text:p>-69.1958520965576</text:p>
          </table:table-cell>
          <table:table-cell office:value-type="float" office:value="-68.9527090682983" calcext:value-type="float">
            <text:p>-68.9527090682983</text:p>
          </table:table-cell>
          <table:table-cell office:value-type="float" office:value="-69.2025019760132" calcext:value-type="float">
            <text:p>-69.2025019760132</text:p>
          </table:table-cell>
          <table:table-cell office:value-type="float" office:value="-68.953065864563" calcext:value-type="float">
            <text:p>-68.953065864563</text:p>
          </table:table-cell>
          <table:table-cell office:value-type="float" office:value="-69.2011792602539" calcext:value-type="float">
            <text:p>-69.2011792602539</text:p>
          </table:table-cell>
          <table:table-cell office:value-type="float" office:value="-68.9517053375244" calcext:value-type="float">
            <text:p>-68.9517053375244</text:p>
          </table:table-cell>
          <table:table-cell office:value-type="float" office:value="-69.2012720489502" calcext:value-type="float">
            <text:p>-69.2012720489502</text:p>
          </table:table-cell>
          <table:table-cell office:value-type="float" office:value="-68.9525851593018" calcext:value-type="float">
            <text:p>-68.9525851593018</text:p>
          </table:table-cell>
          <table:table-cell office:value-type="float" office:value="-69.2024890823364" calcext:value-type="float">
            <text:p>-69.2024890823364</text:p>
          </table:table-cell>
          <table:table-cell office:value-type="float" office:value="-68.9505075683594" calcext:value-type="float">
            <text:p>-68.9505075683594</text:p>
          </table:table-cell>
          <table:table-cell office:value-type="float" office:value="-69.1979777755737" calcext:value-type="float">
            <text:p>-69.197977775573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8.976664642334" calcext:value-type="float">
            <text:p>-68.976664642334</text:p>
          </table:table-cell>
          <table:table-cell office:value-type="float" office:value="-69.2039840621948" calcext:value-type="float">
            <text:p>-69.2039840621948</text:p>
          </table:table-cell>
          <table:table-cell office:value-type="float" office:value="-68.9483926544189" calcext:value-type="float">
            <text:p>-68.9483926544189</text:p>
          </table:table-cell>
          <table:table-cell office:value-type="float" office:value="-69.2097886810303" calcext:value-type="float">
            <text:p>-69.2097886810303</text:p>
          </table:table-cell>
          <table:table-cell office:value-type="float" office:value="-68.9654948806763" calcext:value-type="float">
            <text:p>-68.9654948806763</text:p>
          </table:table-cell>
          <table:table-cell office:value-type="float" office:value="-69.1963619918823" calcext:value-type="float">
            <text:p>-69.1963619918823</text:p>
          </table:table-cell>
          <table:table-cell office:value-type="float" office:value="-68.9501945037842" calcext:value-type="float">
            <text:p>-68.9501945037842</text:p>
          </table:table-cell>
          <table:table-cell office:value-type="float" office:value="-69.1991117019653" calcext:value-type="float">
            <text:p>-69.1991117019653</text:p>
          </table:table-cell>
          <table:table-cell office:value-type="float" office:value="-68.9439337844849" calcext:value-type="float">
            <text:p>-68.9439337844849</text:p>
          </table:table-cell>
          <table:table-cell office:value-type="float" office:value="-69.200792388916" calcext:value-type="float">
            <text:p>-69.200792388916</text:p>
          </table:table-cell>
          <table:table-cell office:value-type="float" office:value="-68.9426851882935" calcext:value-type="float">
            <text:p>-68.9426851882935</text:p>
          </table:table-cell>
          <table:table-cell office:value-type="float" office:value="-69.1964676055908" calcext:value-type="float">
            <text:p>-69.1964676055908</text:p>
          </table:table-cell>
          <table:table-cell office:value-type="float" office:value="-68.9458633346558" calcext:value-type="float">
            <text:p>-68.9458633346558</text:p>
          </table:table-cell>
          <table:table-cell office:value-type="float" office:value="-69.1985652160645" calcext:value-type="float">
            <text:p>-69.1985652160645</text:p>
          </table:table-cell>
          <table:table-cell office:value-type="float" office:value="-68.9421831893921" calcext:value-type="float">
            <text:p>-68.9421831893921</text:p>
          </table:table-cell>
          <table:table-cell office:value-type="float" office:value="-69.1946914138794" calcext:value-type="float">
            <text:p>-69.1946914138794</text:p>
          </table:table-cell>
          <table:table-cell office:value-type="float" office:value="-68.9514784240723" calcext:value-type="float">
            <text:p>-68.9514784240723</text:p>
          </table:table-cell>
          <table:table-cell office:value-type="float" office:value="-69.1967775497437" calcext:value-type="float">
            <text:p>-69.1967775497437</text:p>
          </table:table-cell>
          <table:table-cell office:value-type="float" office:value="-68.9475942230225" calcext:value-type="float">
            <text:p>-68.9475942230225</text:p>
          </table:table-cell>
          <table:table-cell office:value-type="float" office:value="-69.1995111236572" calcext:value-type="float">
            <text:p>-69.199511123657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8.9607565307617" calcext:value-type="float">
            <text:p>-68.9607565307617</text:p>
          </table:table-cell>
          <table:table-cell office:value-type="float" office:value="-69.1861235046387" calcext:value-type="float">
            <text:p>-69.1861235046387</text:p>
          </table:table-cell>
          <table:table-cell office:value-type="float" office:value="-68.9341931610107" calcext:value-type="float">
            <text:p>-68.9341931610107</text:p>
          </table:table-cell>
          <table:table-cell office:value-type="float" office:value="-69.20313205719" calcext:value-type="float">
            <text:p>-69.20313205719</text:p>
          </table:table-cell>
          <table:table-cell office:value-type="float" office:value="-68.9528029251099" calcext:value-type="float">
            <text:p>-68.9528029251099</text:p>
          </table:table-cell>
          <table:table-cell office:value-type="float" office:value="-69.2048989868164" calcext:value-type="float">
            <text:p>-69.2048989868164</text:p>
          </table:table-cell>
          <table:table-cell office:value-type="float" office:value="-68.9406238708496" calcext:value-type="float">
            <text:p>-68.9406238708496</text:p>
          </table:table-cell>
          <table:table-cell office:value-type="float" office:value="-69.1804644622803" calcext:value-type="float">
            <text:p>-69.1804644622803</text:p>
          </table:table-cell>
          <table:table-cell office:value-type="float" office:value="-68.9370202941895" calcext:value-type="float">
            <text:p>-68.9370202941895</text:p>
          </table:table-cell>
          <table:table-cell office:value-type="float" office:value="-69.1962224960327" calcext:value-type="float">
            <text:p>-69.1962224960327</text:p>
          </table:table-cell>
          <table:table-cell office:value-type="float" office:value="-68.9504112472534" calcext:value-type="float">
            <text:p>-68.9504112472534</text:p>
          </table:table-cell>
          <table:table-cell office:value-type="float" office:value="-69.2002752838135" calcext:value-type="float">
            <text:p>-69.2002752838135</text:p>
          </table:table-cell>
          <table:table-cell office:value-type="float" office:value="-68.9482544326782" calcext:value-type="float">
            <text:p>-68.9482544326782</text:p>
          </table:table-cell>
          <table:table-cell office:value-type="float" office:value="-69.1984063644409" calcext:value-type="float">
            <text:p>-69.1984063644409</text:p>
          </table:table-cell>
          <table:table-cell office:value-type="float" office:value="-68.9462243728638" calcext:value-type="float">
            <text:p>-68.9462243728638</text:p>
          </table:table-cell>
          <table:table-cell office:value-type="float" office:value="-69.1956756134033" calcext:value-type="float">
            <text:p>-69.1956756134033</text:p>
          </table:table-cell>
          <table:table-cell office:value-type="float" office:value="-68.9521369552612" calcext:value-type="float">
            <text:p>-68.9521369552612</text:p>
          </table:table-cell>
          <table:table-cell office:value-type="float" office:value="-69.1993280105591" calcext:value-type="float">
            <text:p>-69.1993280105591</text:p>
          </table:table-cell>
          <table:table-cell office:value-type="float" office:value="-68.9435601730347" calcext:value-type="float">
            <text:p>-68.9435601730347</text:p>
          </table:table-cell>
          <table:table-cell office:value-type="float" office:value="-69.1975144195557" calcext:value-type="float">
            <text:p>-69.197514419555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8.9700354537964" calcext:value-type="float">
            <text:p>-68.9700354537964</text:p>
          </table:table-cell>
          <table:table-cell office:value-type="float" office:value="-69.2002683029175" calcext:value-type="float">
            <text:p>-69.2002683029175</text:p>
          </table:table-cell>
          <table:table-cell office:value-type="float" office:value="-68.9468527908325" calcext:value-type="float">
            <text:p>-68.9468527908325</text:p>
          </table:table-cell>
          <table:table-cell office:value-type="float" office:value="-69.2063019943237" calcext:value-type="float">
            <text:p>-69.2063019943237</text:p>
          </table:table-cell>
          <table:table-cell office:value-type="float" office:value="-68.947126953125" calcext:value-type="float">
            <text:p>-68.947126953125</text:p>
          </table:table-cell>
          <table:table-cell office:value-type="float" office:value="-69.1923182144165" calcext:value-type="float">
            <text:p>-69.1923182144165</text:p>
          </table:table-cell>
          <table:table-cell office:value-type="float" office:value="-68.9543902893066" calcext:value-type="float">
            <text:p>-68.9543902893066</text:p>
          </table:table-cell>
          <table:table-cell office:value-type="float" office:value="-69.2006053924561" calcext:value-type="float">
            <text:p>-69.2006053924561</text:p>
          </table:table-cell>
          <table:table-cell office:value-type="float" office:value="-68.9513769683838" calcext:value-type="float">
            <text:p>-68.9513769683838</text:p>
          </table:table-cell>
          <table:table-cell office:value-type="float" office:value="-69.2000373458862" calcext:value-type="float">
            <text:p>-69.2000373458862</text:p>
          </table:table-cell>
          <table:table-cell office:value-type="float" office:value="-68.9483347396851" calcext:value-type="float">
            <text:p>-68.9483347396851</text:p>
          </table:table-cell>
          <table:table-cell office:value-type="float" office:value="-69.1977860565186" calcext:value-type="float">
            <text:p>-69.1977860565186</text:p>
          </table:table-cell>
          <table:table-cell office:value-type="float" office:value="-68.949046585083" calcext:value-type="float">
            <text:p>-68.949046585083</text:p>
          </table:table-cell>
          <table:table-cell office:value-type="float" office:value="-69.2047943191528" calcext:value-type="float">
            <text:p>-69.2047943191528</text:p>
          </table:table-cell>
          <table:table-cell office:value-type="float" office:value="-68.9501550750732" calcext:value-type="float">
            <text:p>-68.9501550750732</text:p>
          </table:table-cell>
          <table:table-cell office:value-type="float" office:value="-69.1993846969605" calcext:value-type="float">
            <text:p>-69.1993846969605</text:p>
          </table:table-cell>
          <table:table-cell office:value-type="float" office:value="-68.951009552002" calcext:value-type="float">
            <text:p>-68.951009552002</text:p>
          </table:table-cell>
          <table:table-cell office:value-type="float" office:value="-69.2004639892578" calcext:value-type="float">
            <text:p>-69.2004639892578</text:p>
          </table:table-cell>
          <table:table-cell office:value-type="float" office:value="-68.9521510772705" calcext:value-type="float">
            <text:p>-68.9521510772705</text:p>
          </table:table-cell>
          <table:table-cell office:value-type="float" office:value="-69.2070687408447" calcext:value-type="float">
            <text:p>-69.207068740844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8.9351289825439" calcext:value-type="float">
            <text:p>-68.9351289825439</text:p>
          </table:table-cell>
          <table:table-cell office:value-type="float" office:value="-69.1847649765015" calcext:value-type="float">
            <text:p>-69.1847649765015</text:p>
          </table:table-cell>
          <table:table-cell office:value-type="float" office:value="-68.9299500656128" calcext:value-type="float">
            <text:p>-68.9299500656128</text:p>
          </table:table-cell>
          <table:table-cell office:value-type="float" office:value="-69.1676485214234" calcext:value-type="float">
            <text:p>-69.1676485214234</text:p>
          </table:table-cell>
          <table:table-cell office:value-type="float" office:value="-68.9385958938599" calcext:value-type="float">
            <text:p>-68.9385958938599</text:p>
          </table:table-cell>
          <table:table-cell office:value-type="float" office:value="-69.1971791763306" calcext:value-type="float">
            <text:p>-69.1971791763306</text:p>
          </table:table-cell>
          <table:table-cell office:value-type="float" office:value="-68.9429674530029" calcext:value-type="float">
            <text:p>-68.9429674530029</text:p>
          </table:table-cell>
          <table:table-cell office:value-type="float" office:value="-69.190396522522" calcext:value-type="float">
            <text:p>-69.190396522522</text:p>
          </table:table-cell>
          <table:table-cell office:value-type="float" office:value="-68.9484745407105" calcext:value-type="float">
            <text:p>-68.9484745407105</text:p>
          </table:table-cell>
          <table:table-cell office:value-type="float" office:value="-69.1999759292603" calcext:value-type="float">
            <text:p>-69.1999759292603</text:p>
          </table:table-cell>
          <table:table-cell office:value-type="float" office:value="-68.9487063751221" calcext:value-type="float">
            <text:p>-68.9487063751221</text:p>
          </table:table-cell>
          <table:table-cell office:value-type="float" office:value="-69.1962297897339" calcext:value-type="float">
            <text:p>-69.1962297897339</text:p>
          </table:table-cell>
          <table:table-cell office:value-type="float" office:value="-68.9537387390137" calcext:value-type="float">
            <text:p>-68.9537387390137</text:p>
          </table:table-cell>
          <table:table-cell office:value-type="float" office:value="-69.2019366226196" calcext:value-type="float">
            <text:p>-69.2019366226196</text:p>
          </table:table-cell>
          <table:table-cell office:value-type="float" office:value="-68.9522249679565" calcext:value-type="float">
            <text:p>-68.9522249679565</text:p>
          </table:table-cell>
          <table:table-cell office:value-type="float" office:value="-69.2062459869385" calcext:value-type="float">
            <text:p>-69.2062459869385</text:p>
          </table:table-cell>
          <table:table-cell office:value-type="float" office:value="-68.9521594161987" calcext:value-type="float">
            <text:p>-68.9521594161987</text:p>
          </table:table-cell>
          <table:table-cell office:value-type="float" office:value="-69.2039329605103" calcext:value-type="float">
            <text:p>-69.2039329605103</text:p>
          </table:table-cell>
          <table:table-cell office:value-type="float" office:value="-68.9536140823364" calcext:value-type="float">
            <text:p>-68.9536140823364</text:p>
          </table:table-cell>
          <table:table-cell office:value-type="float" office:value="-69.2023826446533" calcext:value-type="float">
            <text:p>-69.20238264465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8.954016746521" calcext:value-type="float">
            <text:p>-68.954016746521</text:p>
          </table:table-cell>
          <table:table-cell office:value-type="float" office:value="-69.2282166442871" calcext:value-type="float">
            <text:p>-69.2282166442871</text:p>
          </table:table-cell>
          <table:table-cell office:value-type="float" office:value="-68.9404045028687" calcext:value-type="float">
            <text:p>-68.9404045028687</text:p>
          </table:table-cell>
          <table:table-cell office:value-type="float" office:value="-69.2147774734497" calcext:value-type="float">
            <text:p>-69.2147774734497</text:p>
          </table:table-cell>
          <table:table-cell office:value-type="float" office:value="-68.949454460144" calcext:value-type="float">
            <text:p>-68.949454460144</text:p>
          </table:table-cell>
          <table:table-cell office:value-type="float" office:value="-69.2100682601929" calcext:value-type="float">
            <text:p>-69.2100682601929</text:p>
          </table:table-cell>
          <table:table-cell office:value-type="float" office:value="-68.9487533187866" calcext:value-type="float">
            <text:p>-68.9487533187866</text:p>
          </table:table-cell>
          <table:table-cell office:value-type="float" office:value="-69.2166297607422" calcext:value-type="float">
            <text:p>-69.2166297607422</text:p>
          </table:table-cell>
          <table:table-cell office:value-type="float" office:value="-68.9525312347412" calcext:value-type="float">
            <text:p>-68.9525312347412</text:p>
          </table:table-cell>
          <table:table-cell office:value-type="float" office:value="-69.2107211990357" calcext:value-type="float">
            <text:p>-69.2107211990357</text:p>
          </table:table-cell>
          <table:table-cell office:value-type="float" office:value="-68.954812789917" calcext:value-type="float">
            <text:p>-68.954812789917</text:p>
          </table:table-cell>
          <table:table-cell office:value-type="float" office:value="-69.208868095398" calcext:value-type="float">
            <text:p>-69.208868095398</text:p>
          </table:table-cell>
          <table:table-cell office:value-type="float" office:value="-68.9590383605957" calcext:value-type="float">
            <text:p>-68.9590383605957</text:p>
          </table:table-cell>
          <table:table-cell office:value-type="float" office:value="-69.2100238952637" calcext:value-type="float">
            <text:p>-69.2100238952637</text:p>
          </table:table-cell>
          <table:table-cell office:value-type="float" office:value="-68.9529661560059" calcext:value-type="float">
            <text:p>-68.9529661560059</text:p>
          </table:table-cell>
          <table:table-cell office:value-type="float" office:value="-69.2031927185059" calcext:value-type="float">
            <text:p>-69.2031927185059</text:p>
          </table:table-cell>
          <table:table-cell office:value-type="float" office:value="-68.9686889953613" calcext:value-type="float">
            <text:p>-68.9686889953613</text:p>
          </table:table-cell>
          <table:table-cell office:value-type="float" office:value="-69.2143666915894" calcext:value-type="float">
            <text:p>-69.2143666915894</text:p>
          </table:table-cell>
          <table:table-cell office:value-type="float" office:value="-68.9723806991577" calcext:value-type="float">
            <text:p>-68.9723806991577</text:p>
          </table:table-cell>
          <table:table-cell office:value-type="float" office:value="-69.2246089782715" calcext:value-type="float">
            <text:p>-69.224608978271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8.9676427230835" calcext:value-type="float">
            <text:p>-68.9676427230835</text:p>
          </table:table-cell>
          <table:table-cell office:value-type="float" office:value="-69.2039873809815" calcext:value-type="float">
            <text:p>-69.2039873809815</text:p>
          </table:table-cell>
          <table:table-cell office:value-type="float" office:value="-68.9385728683472" calcext:value-type="float">
            <text:p>-68.9385728683472</text:p>
          </table:table-cell>
          <table:table-cell office:value-type="float" office:value="-69.2094559555054" calcext:value-type="float">
            <text:p>-69.2094559555054</text:p>
          </table:table-cell>
          <table:table-cell office:value-type="float" office:value="-68.969243812561" calcext:value-type="float">
            <text:p>-68.969243812561</text:p>
          </table:table-cell>
          <table:table-cell office:value-type="float" office:value="-69.2018320007324" calcext:value-type="float">
            <text:p>-69.2018320007324</text:p>
          </table:table-cell>
          <table:table-cell office:value-type="float" office:value="-68.9642088317871" calcext:value-type="float">
            <text:p>-68.9642088317871</text:p>
          </table:table-cell>
          <table:table-cell office:value-type="float" office:value="-69.2116348190308" calcext:value-type="float">
            <text:p>-69.2116348190308</text:p>
          </table:table-cell>
          <table:table-cell office:value-type="float" office:value="-68.9589733657837" calcext:value-type="float">
            <text:p>-68.9589733657837</text:p>
          </table:table-cell>
          <table:table-cell office:value-type="float" office:value="-69.2018733444214" calcext:value-type="float">
            <text:p>-69.2018733444214</text:p>
          </table:table-cell>
          <table:table-cell office:value-type="float" office:value="-68.9565400924683" calcext:value-type="float">
            <text:p>-68.9565400924683</text:p>
          </table:table-cell>
          <table:table-cell office:value-type="float" office:value="-69.2142902679443" calcext:value-type="float">
            <text:p>-69.2142902679443</text:p>
          </table:table-cell>
          <table:table-cell office:value-type="float" office:value="-68.9558264694214" calcext:value-type="float">
            <text:p>-68.9558264694214</text:p>
          </table:table-cell>
          <table:table-cell office:value-type="float" office:value="-69.2058320541382" calcext:value-type="float">
            <text:p>-69.2058320541382</text:p>
          </table:table-cell>
          <table:table-cell office:value-type="float" office:value="-68.9533720245361" calcext:value-type="float">
            <text:p>-68.9533720245361</text:p>
          </table:table-cell>
          <table:table-cell office:value-type="float" office:value="-69.2076007995606" calcext:value-type="float">
            <text:p>-69.2076007995606</text:p>
          </table:table-cell>
          <table:table-cell office:value-type="float" office:value="-68.9796573791504" calcext:value-type="float">
            <text:p>-68.9796573791504</text:p>
          </table:table-cell>
          <table:table-cell office:value-type="float" office:value="-69.2374084625244" calcext:value-type="float">
            <text:p>-69.2374084625244</text:p>
          </table:table-cell>
          <table:table-cell office:value-type="float" office:value="-68.9650566482544" calcext:value-type="float">
            <text:p>-68.9650566482544</text:p>
          </table:table-cell>
          <table:table-cell office:value-type="float" office:value="-69.2302459869385" calcext:value-type="float">
            <text:p>-69.23024598693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8.9571156616211" calcext:value-type="float">
            <text:p>-68.9571156616211</text:p>
          </table:table-cell>
          <table:table-cell office:value-type="float" office:value="-69.2194212341309" calcext:value-type="float">
            <text:p>-69.2194212341309</text:p>
          </table:table-cell>
          <table:table-cell office:value-type="float" office:value="-68.9627030639648" calcext:value-type="float">
            <text:p>-68.9627030639648</text:p>
          </table:table-cell>
          <table:table-cell office:value-type="float" office:value="-69.2194654922485" calcext:value-type="float">
            <text:p>-69.2194654922485</text:p>
          </table:table-cell>
          <table:table-cell office:value-type="float" office:value="-68.9312509613037" calcext:value-type="float">
            <text:p>-68.9312509613037</text:p>
          </table:table-cell>
          <table:table-cell office:value-type="float" office:value="-69.2096982345581" calcext:value-type="float">
            <text:p>-69.2096982345581</text:p>
          </table:table-cell>
          <table:table-cell office:value-type="float" office:value="-69.0072163543701" calcext:value-type="float">
            <text:p>-69.0072163543701</text:p>
          </table:table-cell>
          <table:table-cell office:value-type="float" office:value="-69.2557164230347" calcext:value-type="float">
            <text:p>-69.2557164230347</text:p>
          </table:table-cell>
          <table:table-cell office:value-type="float" office:value="-68.9792493896484" calcext:value-type="float">
            <text:p>-68.9792493896484</text:p>
          </table:table-cell>
          <table:table-cell office:value-type="float" office:value="-69.2260183105469" calcext:value-type="float">
            <text:p>-69.2260183105469</text:p>
          </table:table-cell>
          <table:table-cell office:value-type="float" office:value="-68.9857798614502" calcext:value-type="float">
            <text:p>-68.9857798614502</text:p>
          </table:table-cell>
          <table:table-cell office:value-type="float" office:value="-69.234713218689" calcext:value-type="float">
            <text:p>-69.234713218689</text:p>
          </table:table-cell>
          <table:table-cell office:value-type="float" office:value="-68.9560271835327" calcext:value-type="float">
            <text:p>-68.9560271835327</text:p>
          </table:table-cell>
          <table:table-cell office:value-type="float" office:value="-69.2181885452271" calcext:value-type="float">
            <text:p>-69.2181885452271</text:p>
          </table:table-cell>
          <table:table-cell office:value-type="float" office:value="-68.9724420471192" calcext:value-type="float">
            <text:p>-68.9724420471192</text:p>
          </table:table-cell>
          <table:table-cell office:value-type="float" office:value="-69.221812461853" calcext:value-type="float">
            <text:p>-69.221812461853</text:p>
          </table:table-cell>
          <table:table-cell office:value-type="float" office:value="-68.9850004119873" calcext:value-type="float">
            <text:p>-68.9850004119873</text:p>
          </table:table-cell>
          <table:table-cell office:value-type="float" office:value="-69.2340731277466" calcext:value-type="float">
            <text:p>-69.2340731277466</text:p>
          </table:table-cell>
          <table:table-cell office:value-type="float" office:value="-68.9805975341797" calcext:value-type="float">
            <text:p>-68.9805975341797</text:p>
          </table:table-cell>
          <table:table-cell office:value-type="float" office:value="-69.2301828689575" calcext:value-type="float">
            <text:p>-69.230182868957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8.9877212677002" calcext:value-type="float">
            <text:p>-68.9877212677002</text:p>
          </table:table-cell>
          <table:table-cell office:value-type="float" office:value="-69.2206360473633" calcext:value-type="float">
            <text:p>-69.2206360473633</text:p>
          </table:table-cell>
          <table:table-cell office:value-type="float" office:value="-68.9830997085571" calcext:value-type="float">
            <text:p>-68.9830997085571</text:p>
          </table:table-cell>
          <table:table-cell office:value-type="float" office:value="-69.2295353775024" calcext:value-type="float">
            <text:p>-69.2295353775024</text:p>
          </table:table-cell>
          <table:table-cell office:value-type="float" office:value="-68.9753115844727" calcext:value-type="float">
            <text:p>-68.9753115844727</text:p>
          </table:table-cell>
          <table:table-cell office:value-type="float" office:value="-69.2187536087036" calcext:value-type="float">
            <text:p>-69.2187536087036</text:p>
          </table:table-cell>
          <table:table-cell office:value-type="float" office:value="-68.9833207778931" calcext:value-type="float">
            <text:p>-68.9833207778931</text:p>
          </table:table-cell>
          <table:table-cell office:value-type="float" office:value="-69.2362408447266" calcext:value-type="float">
            <text:p>-69.2362408447266</text:p>
          </table:table-cell>
          <table:table-cell office:value-type="float" office:value="-68.979663192749" calcext:value-type="float">
            <text:p>-68.979663192749</text:p>
          </table:table-cell>
          <table:table-cell office:value-type="float" office:value="-69.2349024429321" calcext:value-type="float">
            <text:p>-69.2349024429321</text:p>
          </table:table-cell>
          <table:table-cell office:value-type="float" office:value="-68.9774373474121" calcext:value-type="float">
            <text:p>-68.9774373474121</text:p>
          </table:table-cell>
          <table:table-cell office:value-type="float" office:value="-69.2225495758057" calcext:value-type="float">
            <text:p>-69.2225495758057</text:p>
          </table:table-cell>
          <table:table-cell office:value-type="float" office:value="-68.9786201934815" calcext:value-type="float">
            <text:p>-68.9786201934815</text:p>
          </table:table-cell>
          <table:table-cell office:value-type="float" office:value="-69.2295009155273" calcext:value-type="float">
            <text:p>-69.2295009155273</text:p>
          </table:table-cell>
          <table:table-cell office:value-type="float" office:value="-68.9780159835815" calcext:value-type="float">
            <text:p>-68.9780159835815</text:p>
          </table:table-cell>
          <table:table-cell office:value-type="float" office:value="-69.2284363250733" calcext:value-type="float">
            <text:p>-69.2284363250733</text:p>
          </table:table-cell>
          <table:table-cell office:value-type="float" office:value="-68.9749952468872" calcext:value-type="float">
            <text:p>-68.9749952468872</text:p>
          </table:table-cell>
          <table:table-cell office:value-type="float" office:value="-69.2268008880615" calcext:value-type="float">
            <text:p>-69.2268008880615</text:p>
          </table:table-cell>
          <table:table-cell office:value-type="float" office:value="-68.9825321884155" calcext:value-type="float">
            <text:p>-68.9825321884155</text:p>
          </table:table-cell>
          <table:table-cell office:value-type="float" office:value="-69.2160065917969" calcext:value-type="float">
            <text:p>-69.216006591796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8.9893277435303" calcext:value-type="float">
            <text:p>-68.9893277435303</text:p>
          </table:table-cell>
          <table:table-cell office:value-type="float" office:value="-69.2293959503174" calcext:value-type="float">
            <text:p>-69.2293959503174</text:p>
          </table:table-cell>
          <table:table-cell office:value-type="float" office:value="-68.9819074707031" calcext:value-type="float">
            <text:p>-68.9819074707031</text:p>
          </table:table-cell>
          <table:table-cell office:value-type="float" office:value="-69.2300051116943" calcext:value-type="float">
            <text:p>-69.2300051116943</text:p>
          </table:table-cell>
          <table:table-cell office:value-type="float" office:value="-68.9840621185303" calcext:value-type="float">
            <text:p>-68.9840621185303</text:p>
          </table:table-cell>
          <table:table-cell office:value-type="float" office:value="-69.2439015274048" calcext:value-type="float">
            <text:p>-69.2439015274048</text:p>
          </table:table-cell>
          <table:table-cell office:value-type="float" office:value="-69.0067375335693" calcext:value-type="float">
            <text:p>-69.0067375335693</text:p>
          </table:table-cell>
          <table:table-cell office:value-type="float" office:value="-69.2478582305908" calcext:value-type="float">
            <text:p>-69.2478582305908</text:p>
          </table:table-cell>
          <table:table-cell office:value-type="float" office:value="-68.9676676177979" calcext:value-type="float">
            <text:p>-68.9676676177979</text:p>
          </table:table-cell>
          <table:table-cell office:value-type="float" office:value="-69.2182193222046" calcext:value-type="float">
            <text:p>-69.2182193222046</text:p>
          </table:table-cell>
          <table:table-cell office:value-type="float" office:value="-68.9702964706421" calcext:value-type="float">
            <text:p>-68.9702964706421</text:p>
          </table:table-cell>
          <table:table-cell office:value-type="float" office:value="-69.2262190093994" calcext:value-type="float">
            <text:p>-69.2262190093994</text:p>
          </table:table-cell>
          <table:table-cell office:value-type="float" office:value="-68.9573689041138" calcext:value-type="float">
            <text:p>-68.9573689041138</text:p>
          </table:table-cell>
          <table:table-cell office:value-type="float" office:value="-69.2070595550537" calcext:value-type="float">
            <text:p>-69.2070595550537</text:p>
          </table:table-cell>
          <table:table-cell office:value-type="float" office:value="-68.974958114624" calcext:value-type="float">
            <text:p>-68.974958114624</text:p>
          </table:table-cell>
          <table:table-cell office:value-type="float" office:value="-69.2203864822388" calcext:value-type="float">
            <text:p>-69.2203864822388</text:p>
          </table:table-cell>
          <table:table-cell office:value-type="float" office:value="-68.9797177124024" calcext:value-type="float">
            <text:p>-68.9797177124024</text:p>
          </table:table-cell>
          <table:table-cell office:value-type="float" office:value="-69.2303032150269" calcext:value-type="float">
            <text:p>-69.2303032150269</text:p>
          </table:table-cell>
          <table:table-cell office:value-type="float" office:value="-68.974723991394" calcext:value-type="float">
            <text:p>-68.974723991394</text:p>
          </table:table-cell>
          <table:table-cell office:value-type="float" office:value="-69.232700088501" calcext:value-type="float">
            <text:p>-69.2327000885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8.9717082672119" calcext:value-type="float">
            <text:p>-68.9717082672119</text:p>
          </table:table-cell>
          <table:table-cell office:value-type="float" office:value="-69.2240280075073" calcext:value-type="float">
            <text:p>-69.2240280075073</text:p>
          </table:table-cell>
          <table:table-cell office:value-type="float" office:value="-68.9670987167358" calcext:value-type="float">
            <text:p>-68.9670987167358</text:p>
          </table:table-cell>
          <table:table-cell office:value-type="float" office:value="-69.2273983001709" calcext:value-type="float">
            <text:p>-69.2273983001709</text:p>
          </table:table-cell>
          <table:table-cell office:value-type="float" office:value="-68.9611884307861" calcext:value-type="float">
            <text:p>-68.9611884307861</text:p>
          </table:table-cell>
          <table:table-cell office:value-type="float" office:value="-69.2290369796753" calcext:value-type="float">
            <text:p>-69.2290369796753</text:p>
          </table:table-cell>
          <table:table-cell office:value-type="float" office:value="-68.9911533050537" calcext:value-type="float">
            <text:p>-68.9911533050537</text:p>
          </table:table-cell>
          <table:table-cell office:value-type="float" office:value="-69.2246739807129" calcext:value-type="float">
            <text:p>-69.2246739807129</text:p>
          </table:table-cell>
          <table:table-cell office:value-type="float" office:value="-68.9800410308838" calcext:value-type="float">
            <text:p>-68.9800410308838</text:p>
          </table:table-cell>
          <table:table-cell office:value-type="float" office:value="-69.2328327789307" calcext:value-type="float">
            <text:p>-69.2328327789307</text:p>
          </table:table-cell>
          <table:table-cell office:value-type="float" office:value="-69.0040470046997" calcext:value-type="float">
            <text:p>-69.0040470046997</text:p>
          </table:table-cell>
          <table:table-cell office:value-type="float" office:value="-69.2211884765625" calcext:value-type="float">
            <text:p>-69.2211884765625</text:p>
          </table:table-cell>
          <table:table-cell office:value-type="float" office:value="-68.9793046646118" calcext:value-type="float">
            <text:p>-68.9793046646118</text:p>
          </table:table-cell>
          <table:table-cell office:value-type="float" office:value="-69.2264160232544" calcext:value-type="float">
            <text:p>-69.2264160232544</text:p>
          </table:table-cell>
          <table:table-cell office:value-type="float" office:value="-68.9834422302246" calcext:value-type="float">
            <text:p>-68.9834422302246</text:p>
          </table:table-cell>
          <table:table-cell office:value-type="float" office:value="-69.2328348770142" calcext:value-type="float">
            <text:p>-69.2328348770142</text:p>
          </table:table-cell>
          <table:table-cell office:value-type="float" office:value="-68.98789868927" calcext:value-type="float">
            <text:p>-68.98789868927</text:p>
          </table:table-cell>
          <table:table-cell office:value-type="float" office:value="-69.2287725143433" calcext:value-type="float">
            <text:p>-69.2287725143433</text:p>
          </table:table-cell>
          <table:table-cell office:value-type="float" office:value="-68.9905246734619" calcext:value-type="float">
            <text:p>-68.9905246734619</text:p>
          </table:table-cell>
          <table:table-cell office:value-type="float" office:value="-69.2617587280274" calcext:value-type="float">
            <text:p>-69.261758728027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8.9681594009399" calcext:value-type="float">
            <text:p>-68.9681594009399</text:p>
          </table:table-cell>
          <table:table-cell office:value-type="float" office:value="-69.2301982040405" calcext:value-type="float">
            <text:p>-69.2301982040405</text:p>
          </table:table-cell>
          <table:table-cell office:value-type="float" office:value="-68.9415766983032" calcext:value-type="float">
            <text:p>-68.9415766983032</text:p>
          </table:table-cell>
          <table:table-cell office:value-type="float" office:value="-69.2239289855957" calcext:value-type="float">
            <text:p>-69.2239289855957</text:p>
          </table:table-cell>
          <table:table-cell office:value-type="float" office:value="-68.9912136383057" calcext:value-type="float">
            <text:p>-68.9912136383057</text:p>
          </table:table-cell>
          <table:table-cell office:value-type="float" office:value="-69.2411267242432" calcext:value-type="float">
            <text:p>-69.2411267242432</text:p>
          </table:table-cell>
          <table:table-cell office:value-type="float" office:value="-68.9680389862061" calcext:value-type="float">
            <text:p>-68.9680389862061</text:p>
          </table:table-cell>
          <table:table-cell office:value-type="float" office:value="-69.2227219085693" calcext:value-type="float">
            <text:p>-69.2227219085693</text:p>
          </table:table-cell>
          <table:table-cell office:value-type="float" office:value="-68.967169090271" calcext:value-type="float">
            <text:p>-68.967169090271</text:p>
          </table:table-cell>
          <table:table-cell office:value-type="float" office:value="-69.219316116333" calcext:value-type="float">
            <text:p>-69.219316116333</text:p>
          </table:table-cell>
          <table:table-cell office:value-type="float" office:value="-68.9993519363403" calcext:value-type="float">
            <text:p>-68.9993519363403</text:p>
          </table:table-cell>
          <table:table-cell office:value-type="float" office:value="-69.2441309204102" calcext:value-type="float">
            <text:p>-69.2441309204102</text:p>
          </table:table-cell>
          <table:table-cell office:value-type="float" office:value="-69.0002032394409" calcext:value-type="float">
            <text:p>-69.0002032394409</text:p>
          </table:table-cell>
          <table:table-cell office:value-type="float" office:value="-69.2535474090576" calcext:value-type="float">
            <text:p>-69.2535474090576</text:p>
          </table:table-cell>
          <table:table-cell office:value-type="float" office:value="-68.9723024749756" calcext:value-type="float">
            <text:p>-68.9723024749756</text:p>
          </table:table-cell>
          <table:table-cell office:value-type="float" office:value="-69.2363625488281" calcext:value-type="float">
            <text:p>-69.2363625488281</text:p>
          </table:table-cell>
          <table:table-cell office:value-type="float" office:value="-68.9862544631958" calcext:value-type="float">
            <text:p>-68.9862544631958</text:p>
          </table:table-cell>
          <table:table-cell office:value-type="float" office:value="-69.2317174377441" calcext:value-type="float">
            <text:p>-69.2317174377441</text:p>
          </table:table-cell>
          <table:table-cell office:value-type="float" office:value="-68.9788400802612" calcext:value-type="float">
            <text:p>-68.9788400802612</text:p>
          </table:table-cell>
          <table:table-cell office:value-type="float" office:value="-69.2295531768799" calcext:value-type="float">
            <text:p>-69.229553176879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68.9638097610474" calcext:value-type="float">
            <text:p>-68.9638097610474</text:p>
          </table:table-cell>
          <table:table-cell office:value-type="float" office:value="-69.2390207595825" calcext:value-type="float">
            <text:p>-69.2390207595825</text:p>
          </table:table-cell>
          <table:table-cell office:value-type="float" office:value="-68.9863712310791" calcext:value-type="float">
            <text:p>-68.9863712310791</text:p>
          </table:table-cell>
          <table:table-cell office:value-type="float" office:value="-69.2438432312012" calcext:value-type="float">
            <text:p>-69.2438432312012</text:p>
          </table:table-cell>
          <table:table-cell office:value-type="float" office:value="-68.9808065261841" calcext:value-type="float">
            <text:p>-68.9808065261841</text:p>
          </table:table-cell>
          <table:table-cell office:value-type="float" office:value="-69.22703099823" calcext:value-type="float">
            <text:p>-69.22703099823</text:p>
          </table:table-cell>
          <table:table-cell office:value-type="float" office:value="-68.9836594543457" calcext:value-type="float">
            <text:p>-68.9836594543457</text:p>
          </table:table-cell>
          <table:table-cell office:value-type="float" office:value="-69.2343219299316" calcext:value-type="float">
            <text:p>-69.2343219299316</text:p>
          </table:table-cell>
          <table:table-cell office:value-type="float" office:value="-68.9927954711914" calcext:value-type="float">
            <text:p>-68.9927954711914</text:p>
          </table:table-cell>
          <table:table-cell office:value-type="float" office:value="-69.235314491272" calcext:value-type="float">
            <text:p>-69.235314491272</text:p>
          </table:table-cell>
          <table:table-cell office:value-type="float" office:value="-68.9833936920166" calcext:value-type="float">
            <text:p>-68.9833936920166</text:p>
          </table:table-cell>
          <table:table-cell office:value-type="float" office:value="-69.2421419143677" calcext:value-type="float">
            <text:p>-69.2421419143677</text:p>
          </table:table-cell>
          <table:table-cell office:value-type="float" office:value="-68.9700669937134" calcext:value-type="float">
            <text:p>-68.9700669937134</text:p>
          </table:table-cell>
          <table:table-cell office:value-type="float" office:value="-69.2251147155762" calcext:value-type="float">
            <text:p>-69.2251147155762</text:p>
          </table:table-cell>
          <table:table-cell office:value-type="float" office:value="-68.9795013198853" calcext:value-type="float">
            <text:p>-68.9795013198853</text:p>
          </table:table-cell>
          <table:table-cell office:value-type="float" office:value="-69.2240458068848" calcext:value-type="float">
            <text:p>-69.2240458068848</text:p>
          </table:table-cell>
          <table:table-cell office:value-type="float" office:value="-68.9684513320923" calcext:value-type="float">
            <text:p>-68.9684513320923</text:p>
          </table:table-cell>
          <table:table-cell office:value-type="float" office:value="-69.2265066604614" calcext:value-type="float">
            <text:p>-69.2265066604614</text:p>
          </table:table-cell>
          <table:table-cell office:value-type="float" office:value="-68.9689605102539" calcext:value-type="float">
            <text:p>-68.9689605102539</text:p>
          </table:table-cell>
          <table:table-cell office:value-type="float" office:value="-69.2205814437866" calcext:value-type="float">
            <text:p>-69.220581443786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68.9702550735474" calcext:value-type="float">
            <text:p>-68.9702550735474</text:p>
          </table:table-cell>
          <table:table-cell office:value-type="float" office:value="-69.2251045227051" calcext:value-type="float">
            <text:p>-69.2251045227051</text:p>
          </table:table-cell>
          <table:table-cell office:value-type="float" office:value="-68.9733651351929" calcext:value-type="float">
            <text:p>-68.9733651351929</text:p>
          </table:table-cell>
          <table:table-cell office:value-type="float" office:value="-69.2434203491211" calcext:value-type="float">
            <text:p>-69.2434203491211</text:p>
          </table:table-cell>
          <table:table-cell office:value-type="float" office:value="-68.980785484314" calcext:value-type="float">
            <text:p>-68.980785484314</text:p>
          </table:table-cell>
          <table:table-cell office:value-type="float" office:value="-69.2215076828003" calcext:value-type="float">
            <text:p>-69.2215076828003</text:p>
          </table:table-cell>
          <table:table-cell office:value-type="float" office:value="-68.9807836303711" calcext:value-type="float">
            <text:p>-68.9807836303711</text:p>
          </table:table-cell>
          <table:table-cell office:value-type="float" office:value="-69.2197887039185" calcext:value-type="float">
            <text:p>-69.2197887039185</text:p>
          </table:table-cell>
          <table:table-cell office:value-type="float" office:value="-68.9780085220337" calcext:value-type="float">
            <text:p>-68.9780085220337</text:p>
          </table:table-cell>
          <table:table-cell office:value-type="float" office:value="-69.2251803894043" calcext:value-type="float">
            <text:p>-69.2251803894043</text:p>
          </table:table-cell>
          <table:table-cell office:value-type="float" office:value="-68.9748330688477" calcext:value-type="float">
            <text:p>-68.9748330688477</text:p>
          </table:table-cell>
          <table:table-cell office:value-type="float" office:value="-69.2298811416626" calcext:value-type="float">
            <text:p>-69.2298811416626</text:p>
          </table:table-cell>
          <table:table-cell office:value-type="float" office:value="-68.9745449066162" calcext:value-type="float">
            <text:p>-68.9745449066162</text:p>
          </table:table-cell>
          <table:table-cell office:value-type="float" office:value="-69.2305550079346" calcext:value-type="float">
            <text:p>-69.2305550079346</text:p>
          </table:table-cell>
          <table:table-cell office:value-type="float" office:value="-68.9750231399536" calcext:value-type="float">
            <text:p>-68.9750231399536</text:p>
          </table:table-cell>
          <table:table-cell office:value-type="float" office:value="-69.2286072692871" calcext:value-type="float">
            <text:p>-69.2286072692871</text:p>
          </table:table-cell>
          <table:table-cell office:value-type="float" office:value="-68.9764094238281" calcext:value-type="float">
            <text:p>-68.9764094238281</text:p>
          </table:table-cell>
          <table:table-cell office:value-type="float" office:value="-69.2306204528809" calcext:value-type="float">
            <text:p>-69.2306204528809</text:p>
          </table:table-cell>
          <table:table-cell office:value-type="float" office:value="-68.9669584503174" calcext:value-type="float">
            <text:p>-68.9669584503174</text:p>
          </table:table-cell>
          <table:table-cell office:value-type="float" office:value="-69.2241615371704" calcext:value-type="float">
            <text:p>-69.224161537170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68.9745277328491" calcext:value-type="float">
            <text:p>-68.9745277328491</text:p>
          </table:table-cell>
          <table:table-cell office:value-type="float" office:value="-69.2180684051514" calcext:value-type="float">
            <text:p>-69.2180684051514</text:p>
          </table:table-cell>
          <table:table-cell office:value-type="float" office:value="-68.987563079834" calcext:value-type="float">
            <text:p>-68.987563079834</text:p>
          </table:table-cell>
          <table:table-cell office:value-type="float" office:value="-69.2184926376343" calcext:value-type="float">
            <text:p>-69.2184926376343</text:p>
          </table:table-cell>
          <table:table-cell office:value-type="float" office:value="-68.9651659927368" calcext:value-type="float">
            <text:p>-68.9651659927368</text:p>
          </table:table-cell>
          <table:table-cell office:value-type="float" office:value="-69.2242840805054" calcext:value-type="float">
            <text:p>-69.2242840805054</text:p>
          </table:table-cell>
          <table:table-cell office:value-type="float" office:value="-68.9690519180298" calcext:value-type="float">
            <text:p>-68.9690519180298</text:p>
          </table:table-cell>
          <table:table-cell office:value-type="float" office:value="-69.2282144470215" calcext:value-type="float">
            <text:p>-69.2282144470215</text:p>
          </table:table-cell>
          <table:table-cell office:value-type="float" office:value="-68.9736418151855" calcext:value-type="float">
            <text:p>-68.9736418151855</text:p>
          </table:table-cell>
          <table:table-cell office:value-type="float" office:value="-69.2231611022949" calcext:value-type="float">
            <text:p>-69.2231611022949</text:p>
          </table:table-cell>
          <table:table-cell office:value-type="float" office:value="-68.9724335174561" calcext:value-type="float">
            <text:p>-68.9724335174561</text:p>
          </table:table-cell>
          <table:table-cell office:value-type="float" office:value="-69.2292503128052" calcext:value-type="float">
            <text:p>-69.2292503128052</text:p>
          </table:table-cell>
          <table:table-cell office:value-type="float" office:value="-68.9662085952759" calcext:value-type="float">
            <text:p>-68.9662085952759</text:p>
          </table:table-cell>
          <table:table-cell office:value-type="float" office:value="-69.2216668395996" calcext:value-type="float">
            <text:p>-69.2216668395996</text:p>
          </table:table-cell>
          <table:table-cell office:value-type="float" office:value="-68.9751334991455" calcext:value-type="float">
            <text:p>-68.9751334991455</text:p>
          </table:table-cell>
          <table:table-cell office:value-type="float" office:value="-69.2280385131836" calcext:value-type="float">
            <text:p>-69.2280385131836</text:p>
          </table:table-cell>
          <table:table-cell office:value-type="float" office:value="-68.973484413147" calcext:value-type="float">
            <text:p>-68.973484413147</text:p>
          </table:table-cell>
          <table:table-cell office:value-type="float" office:value="-69.2270127868652" calcext:value-type="float">
            <text:p>-69.2270127868652</text:p>
          </table:table-cell>
          <table:table-cell office:value-type="float" office:value="-68.9664692077637" calcext:value-type="float">
            <text:p>-68.9664692077637</text:p>
          </table:table-cell>
          <table:table-cell office:value-type="float" office:value="-69.2177877349854" calcext:value-type="float">
            <text:p>-69.217787734985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8.9806714706421" calcext:value-type="float">
            <text:p>-68.9806714706421</text:p>
          </table:table-cell>
          <table:table-cell office:value-type="float" office:value="-69.2094462738037" calcext:value-type="float">
            <text:p>-69.2094462738037</text:p>
          </table:table-cell>
          <table:table-cell office:value-type="float" office:value="-68.9713403396606" calcext:value-type="float">
            <text:p>-68.9713403396606</text:p>
          </table:table-cell>
          <table:table-cell office:value-type="float" office:value="-69.222084526062" calcext:value-type="float">
            <text:p>-69.222084526062</text:p>
          </table:table-cell>
          <table:table-cell office:value-type="float" office:value="-68.9858363571167" calcext:value-type="float">
            <text:p>-68.9858363571167</text:p>
          </table:table-cell>
          <table:table-cell office:value-type="float" office:value="-69.2100840530396" calcext:value-type="float">
            <text:p>-69.2100840530396</text:p>
          </table:table-cell>
          <table:table-cell office:value-type="float" office:value="-68.9623988037109" calcext:value-type="float">
            <text:p>-68.9623988037109</text:p>
          </table:table-cell>
          <table:table-cell office:value-type="float" office:value="-69.2158918457031" calcext:value-type="float">
            <text:p>-69.2158918457031</text:p>
          </table:table-cell>
          <table:table-cell office:value-type="float" office:value="-68.967720451355" calcext:value-type="float">
            <text:p>-68.967720451355</text:p>
          </table:table-cell>
          <table:table-cell office:value-type="float" office:value="-69.222263092041" calcext:value-type="float">
            <text:p>-69.222263092041</text:p>
          </table:table-cell>
          <table:table-cell office:value-type="float" office:value="-68.9733266830444" calcext:value-type="float">
            <text:p>-68.9733266830444</text:p>
          </table:table-cell>
          <table:table-cell office:value-type="float" office:value="-69.2185694198608" calcext:value-type="float">
            <text:p>-69.2185694198608</text:p>
          </table:table-cell>
          <table:table-cell office:value-type="float" office:value="-68.9696568603516" calcext:value-type="float">
            <text:p>-68.9696568603516</text:p>
          </table:table-cell>
          <table:table-cell office:value-type="float" office:value="-69.2250804519653" calcext:value-type="float">
            <text:p>-69.2250804519653</text:p>
          </table:table-cell>
          <table:table-cell office:value-type="float" office:value="-68.9733383102417" calcext:value-type="float">
            <text:p>-68.9733383102417</text:p>
          </table:table-cell>
          <table:table-cell office:value-type="float" office:value="-69.2238632125854" calcext:value-type="float">
            <text:p>-69.2238632125854</text:p>
          </table:table-cell>
          <table:table-cell office:value-type="float" office:value="-68.9702589797974" calcext:value-type="float">
            <text:p>-68.9702589797974</text:p>
          </table:table-cell>
          <table:table-cell office:value-type="float" office:value="-69.2217946014404" calcext:value-type="float">
            <text:p>-69.2217946014404</text:p>
          </table:table-cell>
          <table:table-cell office:value-type="float" office:value="-68.969707901001" calcext:value-type="float">
            <text:p>-68.969707901001</text:p>
          </table:table-cell>
          <table:table-cell office:value-type="float" office:value="-69.2184878845215" calcext:value-type="float">
            <text:p>-69.21848788452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2:28:56.327933083</dc:date>
    <meta:editing-duration>PT2M18S</meta:editing-duration>
    <meta:editing-cycles>1</meta:editing-cycles>
    <meta:document-statistic meta:table-count="1" meta:cell-count="2129" meta:object-count="0"/>
    <meta:generator>LibreOffice/7.6.7.2$Linux_X86_64 LibreOffice_project/dd47e4b30cb7dab30588d6c79c651f218165e3c5</meta:generator>
  </office:meta>
</office:document-meta>
</file>